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1.64mm"/>
    </style:style>
    <style:style style:name="co3" style:family="table-column">
      <style:table-column-properties fo:break-before="auto" style:column-width="8.36mm"/>
    </style:style>
    <style:style style:name="co4" style:family="table-column">
      <style:table-column-properties fo:break-before="auto" style:column-width="6.6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7.87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58.14mm"/>
    </style:style>
    <style:style style:name="co9" style:family="table-column">
      <style:table-column-properties fo:break-before="auto" style:column-width="10.58mm"/>
    </style:style>
    <style:style style:name="co10" style:family="table-column">
      <style:table-column-properties fo:break-before="auto" style:column-width="13.67mm"/>
    </style:style>
    <style:style style:name="co11" style:family="table-column">
      <style:table-column-properties fo:break-before="auto" style:column-width="7.23mm"/>
    </style:style>
    <style:style style:name="co12" style:family="table-column">
      <style:table-column-properties fo:break-before="auto" style:column-width="7.8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8.98mm"/>
    </style:style>
    <style:style style:name="co15" style:family="table-column">
      <style:table-column-properties fo:break-before="auto" style:column-width="11.15mm"/>
    </style:style>
    <style:style style:name="co16" style:family="table-column">
      <style:table-column-properties fo:break-before="auto" style:column-width="18.42mm"/>
    </style:style>
    <style:style style:name="co17" style:family="table-column">
      <style:table-column-properties fo:break-before="auto" style:column-width="29.6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17.97mm"/>
    </style:style>
    <style:style style:name="co20" style:family="table-column">
      <style:table-column-properties fo:break-before="auto" style:column-width="28.49mm"/>
    </style:style>
    <style:style style:name="co21" style:family="table-column">
      <style:table-column-properties fo:break-before="auto" style:column-width="74.08mm"/>
    </style:style>
    <style:style style:name="co22" style:family="table-column">
      <style:table-column-properties fo:break-before="auto" style:column-width="32.68mm"/>
    </style:style>
    <style:style style:name="co23" style:family="table-column">
      <style:table-column-properties fo:break-before="auto" style:column-width="24.85mm"/>
    </style:style>
    <style:style style:name="co24" style:family="table-column">
      <style:table-column-properties fo:break-before="auto" style:column-width="16.19mm"/>
    </style:style>
    <style:style style:name="co25" style:family="table-column">
      <style:table-column-properties fo:break-before="auto" style:column-width="20.94mm"/>
    </style:style>
    <style:style style:name="co26" style:family="table-column">
      <style:table-column-properties fo:break-before="auto" style:column-width="4.45mm"/>
    </style:style>
    <style:style style:name="co27" style:family="table-column">
      <style:table-column-properties fo:break-before="auto" style:column-width="9.75mm"/>
    </style:style>
    <style:style style:name="co28" style:family="table-column">
      <style:table-column-properties fo:break-before="auto" style:column-width="9.19mm"/>
    </style:style>
    <style:style style:name="co29" style:family="table-column">
      <style:table-column-properties fo:break-before="auto" style:column-width="13.11mm"/>
    </style:style>
    <style:style style:name="co30" style:family="table-column">
      <style:table-column-properties fo:break-before="auto" style:column-width="19.26mm"/>
    </style:style>
    <style:style style:name="co31" style:family="table-column">
      <style:table-column-properties fo:break-before="auto" style:column-width="18.7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17.7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PageStyle_5f_PFs_20_por_20_Sprin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8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9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4c4c4c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1" style:family="table-cell" style:parent-style-name="Default" style:data-style-name="N4">
      <style:table-cell-properties fo:border-bottom="0.74pt solid #000000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5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7" style:family="table-cell" style:parent-style-name="Excel_5f_BuiltIn_5f_Percen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8" style:family="table-cell" style:parent-style-name="Excel_5f_BuiltIn_5f_Percent" style:data-style-name="N123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9" style:family="table-cell" style:parent-style-name="Excel_5f_BuiltIn_5f_Percent" style:data-style-name="N123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0" style:family="table-cell" style:parent-style-name="Excel_5f_BuiltIn_5f_Percent" style:data-style-name="N123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1" style:family="table-cell" style:parent-style-name="Excel_5f_BuiltIn_5f_Percent" style:data-style-name="N123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2" style:family="table-cell" style:parent-style-name="Excel_5f_BuiltIn_5f_Percent" style:data-style-name="N123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6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9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padding="0.71mm"/>
    </style:style>
    <style:style style:name="ce1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37.88mm" fo:min-width="113.8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5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7.62mm" fo:min-width="54.4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6mm" fo:min-width="47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34mm" fo:min-width="24.7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0.1mm" fo:min-width="72.8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89mm" fo:min-width="27.1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61mm" fo:min-width="30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52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9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0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101.1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marker-start="Arrowhead_20_1" draw:marker-start-width="2mm" draw:marker-start-center="false" draw:fill="solid" draw:fill-color="#ffffc0" draw:auto-grow-height="true" draw:auto-grow-width="false" fo:min-height="39.01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Arrowhead_20_1" draw:marker-start-width="2mm" draw:marker-start-center="false" draw:fill="solid" draw:fill-color="#ffffc0" draw:auto-grow-height="true" draw:auto-grow-width="false" fo:min-height="3.91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marker-start="Arrowhead_20_1" draw:marker-start-width="2mm" draw:marker-start-center="false" draw:fill="solid" draw:fill-color="#ffffc0" draw:auto-grow-height="true" draw:auto-grow-width="false" fo:min-height="23.41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marker-start="Arrowhead_20_1" draw:marker-start-width="2mm" draw:marker-start-center="false" draw:fill="solid" draw:fill-color="#ffffc0" draw:auto-grow-height="true" draw:auto-grow-width="false" fo:min-height="31.21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marker-start="Arrowhead_20_1" draw:marker-start-width="2mm" draw:marker-start-center="false" draw:fill="solid" draw:fill-color="#ffffc0" draw:auto-grow-height="true" draw:auto-grow-width="false" fo:min-height="27.31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marker-start="Arrowhead_20_1" draw:marker-start-width="2mm" draw:marker-start-center="false" draw:fill="solid" draw:fill-color="#ffffc0" draw:auto-grow-height="true" draw:auto-grow-width="false" fo:min-height="66.31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marker-start="Arrowhead_20_1" draw:marker-start-width="2mm" draw:marker-start-center="false" draw:fill="solid" draw:fill-color="#ffffc0" draw:auto-grow-height="true" draw:auto-grow-width="false" fo:min-height="70.21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marker-start="Arrowhead_20_1" draw:marker-start-width="2mm" draw:marker-start-center="false" draw:fill="solid" draw:fill-color="#ffffc0" draw:auto-grow-height="true" draw:auto-grow-width="false" fo:min-height="78.01mm" fo:padding-top="1mm" fo:padding-bottom="1mm" fo:padding-left="1mm" fo:padding-right="1mm" draw:shadow="hidden" draw:shadow-offset-x="1mm" draw:shadow-offset-y="1mm" draw:caption-escape-direction="auto"/>
    </style:style>
    <style:style style:name="gr21" style:family="graphic">
      <style:graphic-properties draw:marker-start="Arrowhead_20_1" draw:marker-start-width="2mm" draw:marker-start-center="false" draw:fill="solid" draw:fill-color="#ffffc0" draw:auto-grow-height="true" draw:auto-grow-width="false" fo:min-height="11.71mm" fo:padding-top="1mm" fo:padding-bottom="1mm" fo:padding-left="1mm" fo:padding-right="1mm" draw:shadow="hidden" draw:shadow-offset-x="1mm" draw:shadow-offset-y="1mm" draw:caption-escape-direction="auto"/>
    </style:style>
    <style:style style:name="gr22" style:family="graphic">
      <style:graphic-properties draw:marker-start="Arrowhead_20_1" draw:marker-start-width="2mm" draw:marker-start-center="false" draw:fill="solid" draw:fill-color="#ffffc0" draw:auto-grow-height="true" draw:auto-grow-width="false" fo:min-height="35.11mm" fo:padding-top="1mm" fo:padding-bottom="1mm" fo:padding-left="1mm" fo:padding-right="1mm" draw:shadow="hidden" draw:shadow-offset-x="1mm" draw:shadow-offset-y="1mm" draw:caption-escape-direction="auto"/>
    </style:style>
    <style:style style:name="gr23" style:family="graphic">
      <style:graphic-properties draw:marker-start="Arrowhead_20_1" draw:marker-start-width="2mm" draw:marker-start-center="false" draw:fill="solid" draw:fill-color="#ffffc0" draw:auto-grow-height="true" draw:auto-grow-width="false" fo:min-height="7.81mm" fo:padding-top="1mm" fo:padding-bottom="1mm" fo:padding-left="1mm" fo:padding-right="1mm" draw:shadow="hidden" draw:shadow-offset-x="1mm" draw:shadow-offset-y="1mm" draw:caption-escape-direction="auto"/>
    </style:style>
    <style:style style:name="gr24" style:family="graphic">
      <style:graphic-properties draw:marker-start="Arrowhead_20_1" draw:marker-start-width="2mm" draw:marker-start-center="false" draw:fill="solid" draw:fill-color="#ffffc0" draw:auto-grow-height="true" draw:auto-grow-width="false" fo:min-height="101.41mm" fo:padding-top="1mm" fo:padding-bottom="1mm" fo:padding-left="1mm" fo:padding-right="1mm" draw:shadow="hidden" draw:shadow-offset-x="1mm" draw:shadow-offset-y="1mm" draw:caption-escape-direction="auto"/>
    </style:style>
    <style:style style:name="gr25" style:family="graphic">
      <style:graphic-properties draw:marker-start="Arrowhead_20_1" draw:marker-start-width="2mm" draw:marker-start-center="false" draw:fill="solid" draw:fill-color="#ffffc0" draw:auto-grow-height="true" draw:auto-grow-width="false" fo:min-height="42.91mm" fo:padding-top="1mm" fo:padding-bottom="1mm" fo:padding-left="1mm" fo:padding-right="1mm" draw:shadow="hidden" draw:shadow-offset-x="1mm" draw:shadow-offset-y="1mm" draw:caption-escape-direction="auto"/>
    </style:style>
    <style:style style:name="gr26" style:family="graphic">
      <style:graphic-properties draw:marker-start="Arrowhead_20_1" draw:marker-start-width="2mm" draw:marker-start-center="false" draw:fill="solid" draw:fill-color="#ffffc0" draw:auto-grow-height="true" draw:auto-grow-width="false" fo:min-height="117.01mm" fo:padding-top="1mm" fo:padding-bottom="1mm" fo:padding-left="1mm" fo:padding-right="1mm" draw:shadow="hidden" draw:shadow-offset-x="1mm" draw:shadow-offset-y="1mm" draw:caption-escape-direction="auto"/>
    </style:style>
    <style:style style:name="gr27" style:family="graphic">
      <style:graphic-properties draw:marker-start="Arrowhead_20_1" draw:marker-start-width="2mm" draw:marker-start-center="false" draw:fill="solid" draw:fill-color="#ffffc0" draw:auto-grow-height="true" draw:auto-grow-width="false" fo:min-height="81.91mm" fo:padding-top="1mm" fo:padding-bottom="1mm" fo:padding-left="1mm" fo:padding-right="1mm" draw:shadow="hidden" draw:shadow-offset-x="1mm" draw:shadow-offset-y="1mm" draw:caption-escape-direction="auto"/>
    </style:style>
    <style:style style:name="gr28" style:family="graphic">
      <style:graphic-properties draw:marker-start="Arrowhead_20_1" draw:marker-start-width="2mm" draw:marker-start-center="false" draw:fill="solid" draw:fill-color="#ffffc0" draw:auto-grow-height="true" draw:auto-grow-width="false" fo:min-height="15.61mm" fo:padding-top="1mm" fo:padding-bottom="1mm" fo:padding-left="1mm" fo:padding-right="1mm" draw:shadow="hidden" draw:shadow-offset-x="1mm" draw:shadow-offset-y="1mm" draw:caption-escape-direction="auto"/>
    </style:style>
    <style:style style:name="gr29" style:family="graphic">
      <style:graphic-properties draw:marker-start="Arrowhead_20_1" draw:marker-start-width="2mm" draw:marker-start-center="false" draw:fill="solid" draw:fill-color="#ffffc0" draw:auto-grow-height="true" draw:auto-grow-width="false" fo:min-height="117.55mm" fo:padding-top="1mm" fo:padding-bottom="1mm" fo:padding-left="1mm" fo:padding-right="1mm" draw:shadow="hidden" draw:shadow-offset-x="1mm" draw:shadow-offset-y="1mm" draw:caption-escape-direction="auto"/>
    </style:style>
    <style:style style:name="gr30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9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6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3mm" fo:min-width="20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27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4mm" fo:min-width="36.0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7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family-complex="'Times New Roman'" style:font-family-generic-complex="roman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family-generic-asian="swis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8" office:value-type="string" calcext:value-type="string" table:number-columns-spanned="12" table:number-rows-spanned="1">
            <text:p>Eits</text:p>
          </table:table-cell>
          <table:covered-table-cell table:number-columns-repeated="11" table:style-name="ce18"/>
          <table:table-cell table:style-name="ce31" office:value-type="string" calcext:value-type="string" table:number-columns-spanned="2" table:number-rows-spanned="1">
            <text:p>R$/PF</text:p>
          </table:table-cell>
          <table:covered-table-cell table:style-name="ce31"/>
          <table:table-cell table:style-name="ce22" office:value-type="float" office:value="0" calcext:value-type="float">
            <text:p>0,00</text:p>
          </table:table-cell>
          <table:table-cell table:style-name="ce31" office:value-type="string" calcext:value-type="string" table:number-columns-spanned="2" table:number-rows-spanned="1">
            <text:p>Custo</text:p>
          </table:table-cell>
          <table:covered-table-cell table:style-name="ce31"/>
          <table:table-cell table:style-name="ce24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4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9" office:value-type="string" calcext:value-type="string" table:number-columns-spanned="15" table:number-rows-spanned="1">
            <text:p>Ordem de Serviço</text:p>
          </table:table-cell>
          <table:covered-table-cell table:number-columns-repeated="14" table:style-name="ce19"/>
          <table:table-cell table:style-name="ce31" office:value-type="string" calcext:value-type="string" table:number-columns-spanned="2" table:number-rows-spanned="1">
            <text:p>PF</text:p>
          </table:table-cell>
          <table:covered-table-cell table:style-name="ce31"/>
          <table:table-cell table:style-name="ce46" table:formula="of:=[$Funções.U6]" office:value-type="float" office:value="73" calcext:value-type="float" table:number-columns-spanned="6" table:number-rows-spanned="1">
            <text:p><text:s/>73,00 </text:p>
          </table:table-cell>
          <table:covered-table-cell table:number-columns-repeated="5" table:style-name="ce2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9" office:value-type="string" calcext:value-type="string" table:number-columns-spanned="23" table:number-rows-spanned="1">
            <text:p>Sistema de Controle de Ordens de Serviço</text:p>
          </table:table-cell>
          <table:covered-table-cell table:number-columns-repeated="14" table:style-name="ce19"/>
          <table:covered-table-cell table:style-name="ce19" office:value-type="string" calcext:value-type="string">
            <text:p>X</text:p>
          </table:covered-table-cell>
          <table:covered-table-cell table:number-columns-repeated="7" table:style-name="ce19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9" office:value-type="string" calcext:value-type="string" table:number-columns-spanned="15" table:number-rows-spanned="1">
            <text:p>Sérgio Moura</text:p>
          </table:table-cell>
          <table:covered-table-cell table:number-columns-repeated="14" table:style-name="ce19"/>
          <table:table-cell table:style-name="ce3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6"/>
          <table:table-cell table:style-name="ce25" office:value-type="date" office:date-value="2018-01-28" calcext:value-type="date" table:number-columns-spanned="5" table:number-rows-spanned="1">
            <text:p>28/01/2018</text:p>
          </table:table-cell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9" table:number-columns-spanned="15" table:number-rows-spanned="1"/>
          <table:covered-table-cell table:number-columns-repeated="14" table:style-name="ce19"/>
          <table:table-cell table:style-name="ce3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6"/>
          <table:table-cell table:style-name="ce25" table:number-columns-spanned="5" table:number-rows-spanned="1"/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2" table:number-rows-spanned="5">
            <text:p>Tipo de contagem</text:p>
          </table:table-cell>
          <table:covered-table-cell table:style-name="ce7"/>
          <table:table-cell table:style-name="ce17" table:number-columns-spanned="9" table:number-rows-spanned="1"/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30" office:value-type="string" calcext:value-type="string" table:number-columns-spanned="2" table:number-rows-spanned="5">
            <text:p>Sumário</text:p>
          </table:table-cell>
          <table:covered-table-cell table:style-name="ce30"/>
          <table:table-cell table:style-name="ce31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1"/>
          <table:table-cell table:style-name="ce26" table:number-columns-repeated="2"/>
          <table:table-cell table:number-columns-repeated="994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7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30"/>
          <table:table-cell table:style-name="ce36" office:value-type="string" calcext:value-type="string" table:number-columns-spanned="2" table:number-rows-spanned="1">
            <text:p>ADD</text:p>
          </table:table-cell>
          <table:covered-table-cell table:style-name="ce36"/>
          <table:table-cell table:style-name="ce46" table:formula="of:=[$Sumário.E55]" office:value-type="float" office:value="73" calcext:value-type="float" table:number-columns-spanned="2" table:number-rows-spanned="1">
            <text:p><text:s/>73,00 </text:p>
          </table:table-cell>
          <table:covered-table-cell table:style-name="ce21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46" table:formula="of:=[.S11]*[.U11]" office:value-type="float" office:value="73" calcext:value-type="float" table:number-columns-spanned="4" table:number-rows-spanned="1">
            <text:p><text:s/>73,00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covered-table-cell table:number-columns-repeated="2" table:style-name="ce30"/>
          <table:table-cell table:style-name="ce37" office:value-type="string" calcext:value-type="string" table:number-columns-spanned="2" table:number-rows-spanned="1">
            <text:p>CHG</text:p>
          </table:table-cell>
          <table:covered-table-cell table:style-name="ce37"/>
          <table:table-cell table:style-name="ce46" table:formula="of:=[$Sumário.E56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office:value-type="float" office:value="0.5" calcext:value-type="float" table:number-columns-spanned="4" table:number-rows-spanned="1">
            <office:annotation draw:style-name="gr1" draw:text-style-name="P2" svg:width="118.81mm" svg:height="40.48mm" svg:x="140.55mm" svg:y="48.16mm" draw:caption-point-x="-4.27mm" draw:caption-point-y="2.74mm">
              <dc:date>2018-01-30T00:00:00</dc:date>
              <text:p text:style-name="P1"><text:span text:style-name="T1">Marcy Langer:</text:span></text:p>
              <text:p text:style-name="P1"><text:span text:style-name="T2">Segundo </text:span><text:span text:style-name="T2">SISP2.0: </text:span></text:p>
              <text:p text:style-name="P1"><text:span text:style-name="T2">- 50% para </text:span><text:span text:style-name="T2">melhorias em </text:span><text:span text:style-name="T2">funções </text:span><text:span text:style-name="T2">alteradas e </text:span><text:span text:style-name="T2">anteriormente </text:span><text:span text:style-name="T2">desenvolvidas </text:span><text:span text:style-name="T2">ou mantidas </text:span><text:span text:style-name="T2">pela contratada;</text:span></text:p>
              <text:p text:style-name="P1"><text:span text:style-name="T2">- 75% melhorias </text:span><text:span text:style-name="T2">em funções </text:span><text:span text:style-name="T2">alteradas e </text:span><text:span text:style-name="T2">anteriormente </text:span><text:span text:style-name="T2">desenvolvidas </text:span><text:span text:style-name="T2">ou mantidas por </text:span><text:span text:style-name="T2">outra contrada </text:span><text:span text:style-name="T2">(SEM </text:span><text:span text:style-name="T2">necessidade de </text:span><text:span text:style-name="T2">redocumentação</text:span><text:span text:style-name="T2">);</text:span></text:p>
              <text:p text:style-name="P1"><text:span text:style-name="T2">- 90% melhorias </text:span><text:span text:style-name="T2">em funções </text:span><text:span text:style-name="T2">alteradas e </text:span><text:span text:style-name="T2">anteriormente </text:span><text:span text:style-name="T2">desenvolvidas </text:span><text:span text:style-name="T2">ou mantidas por </text:span><text:span text:style-name="T2">outra contrada </text:span><text:span text:style-name="T2">(COM </text:span><text:span text:style-name="T2">necessidade de </text:span><text:span text:style-name="T2">redocumentação</text:span><text:span text:style-name="T2">);</text:span></text:p>
              <text:p text:style-name="P1"><text:span text:style-name="T2"/></text:p>
            </office:annotation>
            <text:p>0,50</text:p>
          </table:table-cell>
          <table:covered-table-cell table:number-columns-repeated="3" table:style-name="ce23"/>
          <table:table-cell table:style-name="ce46" table:formula="of:=[.S12]*[.U12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covered-table-cell table:number-columns-repeated="2" table:style-name="ce30"/>
          <table:table-cell table:style-name="ce37" office:value-type="string" calcext:value-type="string" table:number-columns-spanned="2" table:number-rows-spanned="1">
            <text:p>DEL</text:p>
          </table:table-cell>
          <table:covered-table-cell table:style-name="ce37"/>
          <table:table-cell table:style-name="ce46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office:value-type="float" office:value="0.4" calcext:value-type="float" table:number-columns-spanned="4" table:number-rows-spanned="1">
            <office:annotation draw:style-name="gr2" draw:text-style-name="P2" svg:width="35.53mm" svg:height="22.75mm" svg:x="140.55mm" svg:y="52.92mm" draw:caption-point-x="-4.27mm" draw:caption-point-y="2.74mm">
              <dc:date>2018-01-30T00:00:00</dc:date>
              <text:p text:style-name="P1"><text:span text:style-name="T1">Marcy Langer:</text:span></text:p>
              <text:p text:style-name="P1"><text:span text:style-name="T2">Segundo </text:span><text:span text:style-name="T2">SISP2.0: 40% </text:span><text:span text:style-name="T2">para funções </text:span><text:span text:style-name="T2">excluídas.</text:span></text:p>
            </office:annotation>
            <text:p>0,40</text:p>
          </table:table-cell>
          <table:covered-table-cell table:number-columns-repeated="3" table:style-name="ce23"/>
          <table:table-cell table:style-name="ce46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7"/>
          <table:table-cell table:number-columns-repeated="10"/>
          <table:table-cell table:style-name="ce15" table:number-columns-repeated="2"/>
          <table:covered-table-cell table:number-columns-repeated="2" table:style-name="ce30"/>
          <table:table-cell table:style-name="ce37" table:number-columns-spanned="2" table:number-rows-spanned="1"/>
          <table:covered-table-cell table:style-name="ce37"/>
          <table:table-cell table:style-name="ce46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1"/>
          <table:table-cell table:style-name="ce23" table:number-columns-spanned="4" table:number-rows-spanned="1"/>
          <table:covered-table-cell table:number-columns-repeated="3" table:style-name="ce23"/>
          <table:table-cell table:style-name="ce46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1"/>
          <table:table-cell table:number-columns-repeated="996"/>
        </table:table-row>
        <table:table-row table:style-name="ro2" table:number-rows-repeated="2">
          <table:table-cell table:style-name="ce5" table:number-columns-repeated="2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3">
          <table:table-cell table:style-name="ce7" office:value-type="string" calcext:value-type="string" table:number-columns-spanned="2" table:number-rows-spanned="5">
            <text:p>Nível de Detalhes</text:p>
          </table:table-cell>
          <table:covered-table-cell table:style-name="ce7"/>
          <table:table-cell table:style-name="ce17" office:value-type="string" calcext:value-type="string" table:number-columns-spanned="9" table:number-rows-spanned="1">
            <text:p>Indicativ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office:value-type="string" calcext:value-type="string" table:number-columns-spanned="9" table:number-rows-spanned="1">
            <text:p>Detalhada</text:p>
          </table:table-cell>
          <table:covered-table-cell table:number-columns-repeated="8" table:style-name="ce17"/>
          <table:table-cell table:style-name="ce14" office:value-type="string" calcext:value-type="string">
            <text:p>x</text:p>
          </table:table-cell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style-name="ce17" table:number-columns-spanned="9" table:number-rows-spanned="1"/>
          <table:covered-table-cell table:number-columns-repeated="8" table:style-name="ce17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7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0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27" office:value-type="string" calcext:value-type="string" table:number-columns-spanned="9" table:number-rows-spanned="1">
            <office:annotation draw:style-name="gr3" draw:text-style-name="P3" svg:width="59.49mm" svg:height="40.22mm" svg:x="100.77mm" svg:y="129.38mm" draw:caption-point-x="0.18mm" draw:caption-point-y="-26.63mm">
              <dc:date>2018-01-30T00:00:00</dc:date>
              <text:p text:style-name="P1"><text:span text:style-name="T3">O propósito de uma </text:span><text:span text:style-name="T3">contagem de pontos </text:span><text:span text:style-name="T3">de função, é fornecer </text:span><text:span text:style-name="T3">uma resposta a um </text:span><text:span text:style-name="T3">problema de </text:span><text:span text:style-name="T3">negócios.</text:span></text:p>
              <text:p text:style-name="P1"><text:span text:style-name="T3">Este propósito : <text:s/></text:span></text:p>
              <text:p text:style-name="P1"><text:span text:style-name="T3">- Determina o tipo de </text:span><text:span text:style-name="T3">contagem de pontos </text:span><text:span text:style-name="T3">de função e o escopo </text:span><text:span text:style-name="T3">da contagem </text:span><text:span text:style-name="T3">necessária à obtenção </text:span><text:span text:style-name="T3">da resposta da </text:span><text:span text:style-name="T3">questão em análise;</text:span></text:p>
              <text:p text:style-name="P1"><text:span text:style-name="T3">- Influencia o </text:span><text:span text:style-name="T3">posicionamento da </text:span><text:span text:style-name="T3">fronteira entre o </text:span><text:span text:style-name="T3">sistema em análise e </text:span><text:span text:style-name="T3">seu ambiente.</text:span></text:p>
            </office:annotation>
            <text:p>Propósito da Contagem</text:p>
          </table:table-cell>
          <table:covered-table-cell table:number-columns-repeated="8" table:style-name="ce27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28" table:number-rows-spanned="22">
            <text:p>É uma análise que determina qual é o tamanho do projeto, considerando suas funcionalidades funcionais inseridas dentro do sistema, sempre avaliando pelo lado do usuário.</text:p>
          </table:table-cell>
          <table:covered-table-cell table:number-columns-repeated="27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27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7"/>
          <table:table-cell table:number-columns-repeated="1005"/>
        </table:table-row>
        <table:table-row table:style-name="ro1">
          <table:table-cell table:style-name="ce12" office:value-type="string" calcext:value-type="string" table:number-columns-spanned="28" table:number-rows-spanned="20">
            <text:p>Manter contratos, com possibilidade de suspensão e reabertura se necessário e quando o mesmo estiver finalizado realizar o encerramento. Gerenciar as Ordens de Serviços prestadas dentro dos contratos abertos, permitindo a exclusão quando o memso estiver aberto, cancelamento, evolução da ordem de serviço na seguinte sequência aprovação, homologação, solicitação de pagamento e conclusão.</text:p>
          </table:table-cell>
          <table:covered-table-cell table:number-columns-repeated="27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>
          <table:covered-table-cell table:number-columns-repeated="28" table:style-name="ce12"/>
          <table:table-cell table:number-columns-repeated="996"/>
        </table:table-row>
        <table:table-row table:style-name="ro1" table:number-rows-repeated="168">
          <table:table-cell table:number-columns-repeated="1024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V113">
        <office:forms form:automatic-focus="false" form:apply-design-mode="false"/>
        <table:table-column table:style-name="co7" table:number-columns-repeated="5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9" table:default-cell-style-name="ce34"/>
        <table:table-column table:style-name="co12" table:visibility="collapse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visibility="collapse" table:number-columns-repeated="2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visibility="collapse" table:default-cell-style-name="ce34"/>
        <table:table-column table:style-name="co23" table:default-cell-style-name="ce34"/>
        <table:table-column table:style-name="co6" table:number-columns-repeated="234" table:default-cell-style-name="ce34"/>
        <table:table-column table:style-name="co6" table:number-columns-repeated="767" table:default-cell-style-name="Default"/>
        <table:table-header-rows>
          <table:table-row table:style-name="ro4">
            <table:table-cell table:style-name="ce83" office:value-type="string" calcext:value-type="string" table:number-columns-spanned="21" table:number-rows-spanned="3">
              <text:p><text:s/>Planilha de contagem de ponto de função</text:p>
            </table:table-cell>
            <table:covered-table-cell table:number-columns-repeated="20" table:style-name="ce83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83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83"/>
            <table:table-cell table:style-name="ce63"/>
            <table:table-cell table:style-name="ce6" table:number-columns-repeated="1002"/>
          </table:table-row>
          <table:table-row table:style-name="ro4">
            <table:table-cell table:style-name="ce85" table:formula="of:=[$Contagem.A5]&amp;&quot; : &quot;&amp;[$Contagem.F5]" office:value-type="string" office:string-value="Aplicação : Ordem de Serviço" calcext:value-type="string" table:number-columns-spanned="6" table:number-rows-spanned="1">
              <text:p>Aplicação : Ordem de Serviço</text:p>
            </table:table-cell>
            <table:covered-table-cell table:number-columns-repeated="5" table:style-name="ce85"/>
            <table:table-cell table:style-name="ce132" table:formula="of:=[$Contagem.A6]&amp;&quot; : &quot;&amp;[$Contagem.F6]" office:value-type="string" office:string-value="Projeto : Sistema de Controle de Ordens de Serviço" calcext:value-type="string" table:number-columns-spanned="16" table:number-rows-spanned="1">
              <text:p>Projeto : Sistema de Controle de Ordens de Serviço</text:p>
            </table:table-cell>
            <table:covered-table-cell table:number-columns-repeated="15" table:style-name="ce132"/>
            <table:table-cell table:style-name="ce6" table:number-columns-repeated="1002"/>
          </table:table-row>
          <table:table-row table:style-name="ro4">
            <table:table-cell table:style-name="ce98" table:formula="of:=[$Contagem.A7]&amp;&quot; : &quot;&amp;[$Contagem.F7]" office:value-type="string" office:string-value="Responsável : Sérgio Moura" calcext:value-type="string" table:number-columns-spanned="6" table:number-rows-spanned="1">
              <text:p>Responsável : Sérgio Moura</text:p>
            </table:table-cell>
            <table:covered-table-cell table:number-columns-repeated="5" table:style-name="ce98"/>
            <table:table-cell table:style-name="ce132" table:formula="of:=[$Contagem.A8]&amp;&quot; : &quot;&amp;[$Contagem.F8]" office:value-type="string" office:string-value="Revisor : " calcext:value-type="string" table:number-columns-spanned="16" table:number-rows-spanned="1">
              <text:p>Revisor : </text:p>
            </table:table-cell>
            <table:covered-table-cell table:number-columns-repeated="15" table:style-name="ce132"/>
            <table:table-cell table:style-name="ce53" table:number-columns-repeated="1002"/>
          </table:table-row>
          <table:table-row table:style-name="ro4">
            <table:table-cell table:style-name="ce99" table:formula="of:=[$Contagem.A4]&amp;&quot; : &quot;&amp;[$Contagem.F4]" office:value-type="string" office:string-value="Empresa : Eits" calcext:value-type="string" table:number-columns-spanned="5" table:number-rows-spanned="1">
              <text:p>Empresa : Eits</text:p>
            </table:table-cell>
            <table:covered-table-cell table:number-columns-repeated="4" table:style-name="ce99"/>
            <table:table-cell table:style-name="ce132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132"/>
            <table:table-cell table:style-name="ce13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37"/>
            <table:table-cell table:style-name="ce144" table:formula="of:=&quot;PF  = &quot;&amp;VALUE([$Contagem.W5])" office:value-type="string" office:string-value="PF  = 73" calcext:value-type="string" table:number-columns-spanned="2" table:number-rows-spanned="1">
              <text:p>PF <text:s/>= 73</text:p>
            </table:table-cell>
            <table:covered-table-cell table:style-name="ce144"/>
            <table:table-cell table:style-name="ce51"/>
            <table:table-cell table:style-name="ce53"/>
            <table:table-cell table:style-name="ce57" table:number-columns-repeated="2"/>
            <table:table-cell table:style-name="ce60" table:formula="of:=&quot; Total PF LOCAL= &quot;" office:value-type="string" office:string-value=" Total PF LOCAL= " calcext:value-type="string">
              <text:p><text:s/>Total PF LOCAL= </text:p>
            </table:table-cell>
            <table:table-cell table:style-name="ce62" table:formula="of:=IF([$Contagem.L17]=&quot;x&quot;;[$Sumário.G51];IF([$Contagem.L18]=&quot;x&quot;;[$Sumário.G50];IF([$Contagem.L19]=&quot;x&quot;;[$Sumário.G49];0)))" office:value-type="float" office:value="73" calcext:value-type="float">
              <text:p>73</text:p>
            </table:table-cell>
            <table:table-cell table:style-name="ce64"/>
            <table:table-cell table:style-name="ce53" table:number-columns-repeated="1002"/>
          </table:table-row>
          <table:table-row table:style-name="ro4">
            <table:table-cell table:style-name="ce100" office:value-type="string" calcext:value-type="string" table:number-columns-spanned="6" table:number-rows-spanned="1">
              <office:annotation draw:style-name="gr4" draw:text-style-name="P3" svg:width="52.08mm" svg:height="19.56mm" svg:x="72.8mm" svg:y="26.73mm" draw:caption-point-x="60.55mm" draw:caption-point-y="5.12mm">
                <dc:date>2018-01-30T00:00:00</dc:date>
                <text:p text:style-name="P1"><text:span text:style-name="T3">O processo é a menor </text:span><text:span text:style-name="T3">unidade de atividade </text:span><text:span text:style-name="T3">significativa para o </text:span><text:span text:style-name="T3">usuário?</text:span></text:p>
                <text:p text:style-name="P1"><text:span text:style-name="T3"/></text:p>
                <text:p text:style-name="P1"><text:span text:style-name="T3">É auto-contido e </text:span><text:span text:style-name="T3">deixa o negócio da </text:span><text:span text:style-name="T3">aplicação em um </text:span><text:span text:style-name="T3">estado consistente?</text:span></text:p>
              </office:annotation>
              <text:p>Função</text:p>
            </table:table-cell>
            <table:covered-table-cell table:number-columns-repeated="5" table:style-name="ce100"/>
            <table:table-cell table:style-name="ce38" office:value-type="string" calcext:value-type="string">
              <office:annotation draw:style-name="gr5" draw:text-style-name="P3" svg:width="29.76mm" svg:height="7.94mm" svg:x="274.91mm" svg:y="28.32mm" draw:caption-point-x="-130.98mm" draw:caption-point-y="3.53mm">
                <dc:date>2018-01-30T00:00:00</dc:date>
                <text:p text:style-name="P1"><text:span text:style-name="T3">Tipo de Função:</text:span></text:p>
                <text:p text:style-name="P1"><text:span text:style-name="T3">ALI, AIE, EE, SE, CE</text:span></text:p>
              </office:annotation>
              <text:p>Tipo</text:p>
            </table:table-cell>
            <table:table-cell table:style-name="ce41" office:value-type="string" calcext:value-type="string">
              <office:annotation draw:style-name="gr6" draw:text-style-name="P3" svg:width="77.86mm" svg:height="12.7mm" svg:x="152.69mm" svg:y="33.07mm" draw:caption-point-x="4.91mm" draw:caption-point-y="-1.22mm">
                <dc:date>2018-01-30T00:00:00</dc:date>
                <text:p text:style-name="P1"><text:span text:style-name="T4">Tipo de </text:span><text:span text:style-name="T4">Manutenção na </text:span><text:span text:style-name="T4">função:</text:span></text:p>
                <text:p text:style-name="P1"><text:span text:style-name="T4"/></text:p>
                <text:p text:style-name="P1"><text:span text:style-name="T4">I</text:span><text:span text:style-name="T5"> -Inclusão <text:s/></text:span><text:span text:style-name="T4">A</text:span><text:span text:style-name="T5"> - </text:span><text:span text:style-name="T5">Alteração <text:s/></text:span><text:span text:style-name="T4">E</text:span><text:span text:style-name="T5"> - </text:span><text:span text:style-name="T5">Exclusão</text:span></text:p>
              </office:annotation>
              <text:p>(I/A/E)</text:p>
            </table:table-cell>
            <table:table-cell table:style-name="ce43" office:value-type="string" calcext:value-type="string">
              <office:annotation draw:style-name="gr7" draw:text-style-name="P3" svg:width="32.13mm" svg:height="4.49mm" svg:x="442.82mm" svg:y="34.66mm" draw:caption-point-x="-277.98mm" draw:caption-point-y="-2.81mm">
                <dc:date>2018-01-30T00:00:00</dc:date>
                <text:p text:style-name="P1"><text:span text:style-name="T3">Tipos de Dados </text:span><text:span text:style-name="T3">(DETs)</text:span></text:p>
              </office:annotation>
              <text:p>TD</text:p>
            </table:table-cell>
            <table:table-cell table:style-name="ce43" office:value-type="string" calcext:value-type="string">
              <office:annotation draw:style-name="gr8" draw:text-style-name="P3" svg:width="35.48mm" svg:height="8.21mm" svg:x="442.82mm" svg:y="34.66mm" draw:caption-point-x="-267.4mm" draw:caption-point-y="-2.81mm">
                <dc:date>2018-01-30T00:00:00</dc:date>
                <text:p text:style-name="P1"><text:span text:style-name="T3">Arquivos </text:span><text:span text:style-name="T3">Referenciados/ Tipos </text:span><text:span text:style-name="T3">de Registro</text:span></text:p>
              </office:annotation>
              <text:p>AR/TR</text:p>
            </table:table-cell>
            <table:table-cell table:style-name="ce43" office:value-type="string" calcext:value-type="string">
              <text:p>ctl</text:p>
            </table:table-cell>
            <table:table-cell table:style-name="ce43" office:value-type="string" calcext:value-type="string">
              <text:p>C</text:p>
            </table:table-cell>
            <table:table-cell table:style-name="ce43" office:value-type="string" calcext:value-type="string">
              <text:p>Complex.</text:p>
            </table:table-cell>
            <table:table-cell table:style-name="ce43" office:value-type="string" calcext:value-type="string">
              <text:p>PF</text:p>
            </table:table-cell>
            <table:table-cell table:style-name="ce49" office:value-type="string" calcext:value-type="string">
              <text:p>PF Local</text:p>
            </table:table-cell>
            <table:table-cell table:style-name="ce52" office:value-type="string" calcext:value-type="string">
              <office:annotation draw:style-name="gr9" draw:text-style-name="P2" svg:width="57.43mm" svg:height="22.75mm" svg:x="269.17mm" svg:y="29.1mm" draw:caption-point-x="0.19mm" draw:caption-point-y="2.75mm">
                <dc:date>2018-01-30T00:00:00</dc:date>
                <text:p text:style-name="P1"><text:span text:style-name="T1">Marcy Langer:</text:span></text:p>
                <text:p text:style-name="P1"><text:span text:style-name="T2">Número da </text:span><text:span text:style-name="T2">sprint</text:span></text:p>
                <text:p text:style-name="P1"><text:span text:style-name="T2"/></text:p>
              </office:annotation>
              <text:p>Origem (Sprint)</text:p>
            </table:table-cell>
            <table:table-cell table:style-name="ce54">
              <office:annotation draw:style-name="gr10" draw:text-style-name="P2" svg:width="35.92mm" svg:height="22.75mm" svg:x="294.3mm" svg:y="29.1mm" draw:caption-point-x="-24.94mm" draw:caption-point-y="2.75mm">
                <dc:date>2018-01-30T00:00:00</dc:date>
                <text:p text:style-name="P1"><text:span text:style-name="T1">Marcy Langer:</text:span></text:p>
                <text:p text:style-name="P1"><text:span text:style-name="T1">deflator</text:span></text:p>
                <text:p text:style-name="P1"><text:span text:style-name="T1"/></text:p>
              </office:annotation>
            </table:table-cell>
            <table:table-cell table:style-name="ce54">
              <office:annotation draw:style-name="gr11" draw:text-style-name="P2" svg:width="3.77mm" svg:height="22.75mm" svg:x="326.45mm" svg:y="29.1mm" draw:caption-point-x="-57.09mm" draw:caption-point-y="2.75mm">
                <dc:date>2018-01-30T00:00:00</dc:date>
                <text:p text:style-name="P1"><text:span text:style-name="T1">Marcy Langer:</text:span></text:p>
                <text:p text:style-name="P1"><text:span text:style-name="T2">indicativa local</text:span></text:p>
                <text:p text:style-name="P1"><text:span text:style-name="T2"/></text:p>
              </office:annotation>
            </table:table-cell>
            <table:table-cell table:style-name="ce54">
              <office:annotation draw:style-name="gr12" draw:text-style-name="P2" svg:width="106.11mm" svg:height="22.75mm" svg:x="418.5mm" svg:y="29.1mm" draw:caption-point-x="-131.16mm" draw:caption-point-y="2.75mm">
                <dc:date>2018-01-30T00:00:00</dc:date>
                <text:p text:style-name="P1"><text:span text:style-name="T1">Marcy Langer:</text:span></text:p>
                <text:p text:style-name="P1"><text:span text:style-name="T2">estimativa local</text:span></text:p>
                <text:p text:style-name="P1"><text:span text:style-name="T2"/></text:p>
              </office:annotation>
            </table:table-cell>
            <table:table-cell table:style-name="ce159" office:value-type="string" calcext:value-type="string" table:number-columns-spanned="2" table:number-rows-spanned="1">
              <text:p>Observações</text:p>
            </table:table-cell>
            <table:covered-table-cell table:style-name="ce159"/>
            <table:table-cell table:style-name="ce52"/>
            <table:table-cell table:style-name="ce53" table:number-columns-repeated="1002"/>
          </table:table-row>
        </table:table-header-rows>
        <table:table-row table:style-name="ro5">
          <table:table-cell table:style-name="ce32" office:value-type="string" calcext:value-type="string" table:number-columns-spanned="6" table:number-rows-spanned="1">
            <text:p>Manter Contrato</text:p>
          </table:table-cell>
          <table:covered-table-cell table:number-columns-repeated="4" table:style-name="ce129"/>
          <table:covered-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50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9"/>
          <table:table-cell table:style-name="ce55" table:formula="of:=IF([.H8]=&quot;I&quot;;[$Sumário.$F$55];IF([.H8]=&quot;A&quot;;[$Sumário.$F$56];[$Sumário.$F$57]))" office:value-type="float" office:value="0.4" calcext:value-type="float">
            <text:p>0,4</text:p>
          </table:table-cell>
          <table:table-cell table:style-name="ce55" table:formula="of:=IF([.G8]=&quot;ALI&quot;;35*[.Q8];IF([.G8]=&quot;AIE&quot;;15*[.Q8]))" office:value-type="float" office:value="0" calcext:value-type="float">
            <text:p>0</text:p>
          </table:table-cell>
          <table:table-cell table:style-name="ce35" table:formula="of:=IF(OR([.G8]=&quot;EE&quot;;[.G8]=&quot;CE&quot;);IF([.H8]=&quot;I&quot;;4;(4*[.Q8]));IF([.G8]=&quot;SE&quot;;IF([.H8]=&quot;I&quot;;5;5*[.Q8]);IF([.G8]=&quot;ALI&quot;;IF([.H8]=&quot;I&quot;;7;7*[.Q8]);IF([.G8]=&quot;AIE&quot;;IF([.H8]=&quot;I&quot;;5;5*[.Q8])))))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RFA000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7" calcext:value-type="float">
            <office:annotation draw:style-name="gr13" draw:text-style-name="P5" svg:width="28.99mm" svg:height="41.01mm" svg:x="170.94mm" svg:y="28.39mm" draw:caption-point-x="-6.1mm" draw:caption-point-y="15.1mm">
              <dc:date>2018-02-01T00:00:00</dc:date>
              <text:p text:style-name="P4"><text:span text:style-name="T6">1. Nº Contrato;</text:span></text:p>
              <text:p text:style-name="P4"><text:span text:style-name="T6">2. Cliente;</text:span></text:p>
              <text:p text:style-name="P4"><text:span text:style-name="T6">3. Data do </text:span><text:span text:style-name="T6">Contrato;</text:span></text:p>
              <text:p text:style-name="P4"><text:span text:style-name="T6">4. Data de </text:span><text:span text:style-name="T6">Previsão do </text:span><text:span text:style-name="T6">Encerramento;</text:span></text:p>
              <text:p text:style-name="P4"><text:span text:style-name="T6">5. Descrição;</text:span></text:p>
              <text:p text:style-name="P4"><text:span text:style-name="T6">6. Ação</text:span></text:p>
              <text:p text:style-name="P4"><text:span text:style-name="T6">7. Mensagem;</text:span></text:p>
            </office:annotation>
            <text:p>7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28.39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9];[.L9])" office:value-type="string" office:string-value="EEL" calcext:value-type="string">
            <text:p>EEL</text:p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45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3" calcext:value-type="float">
            <text:p>3</text:p>
          </table:table-cell>
          <table:table-cell table:style-name="ce50" table:formula="of:=IF([.H9]=&quot;I&quot;;[.N9]*[$Contagem.$U$11];IF([.H9]=&quot;E&quot;;[.N9]*[$Contagem.$U$13];IF([.H9]=&quot;A&quot;;[.N9]*[$Contagem.$U$12];IF([.H9]=&quot;T&quot;;[.N9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9]=&quot;I&quot;;[$Sumário.$F$55];IF([.H9]=&quot;A&quot;;[$Sumário.$F$56];[$Sumário.$F$57]))" office:value-type="float" office:value="1" calcext:value-type="float">
            <text:p>1</text:p>
          </table:table-cell>
          <table:table-cell table:style-name="ce55" table:formula="of:=IF([.G9]=&quot;ALI&quot;;35*[.Q9];IF([.G9]=&quot;AIE&quot;;15*[.Q9]))" office:value-type="float" office:value="0" calcext:value-type="float">
            <text:p>0</text:p>
          </table:table-cell>
          <table:table-cell table:style-name="ce35" table:formula="of:=IF(OR([.G9]=&quot;EE&quot;;[.G9]=&quot;CE&quot;);IF([.H9]=&quot;I&quot;;4;(4*[.Q9]));IF([.G9]=&quot;SE&quot;;IF([.H9]=&quot;I&quot;;5;5*[.Q9]);IF([.G9]=&quot;ALI&quot;;IF([.H9]=&quot;I&quot;;7;7*[.Q9]);IF([.G9]=&quot;AIE&quot;;IF([.H9]=&quot;I&quot;;5;5*[.Q9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7" calcext:value-type="float">
            <office:annotation draw:style-name="gr13" draw:text-style-name="P5" svg:width="28.99mm" svg:height="41.01mm" svg:x="170.94mm" svg:y="34.74mm" draw:caption-point-x="-6.1mm" draw:caption-point-y="15.1mm">
              <dc:date>2018-02-01T00:00:00</dc:date>
              <text:p text:style-name="P4"><text:span text:style-name="T6">1. Nº Contrato;</text:span></text:p>
              <text:p text:style-name="P4"><text:span text:style-name="T6">2. Cliente;</text:span></text:p>
              <text:p text:style-name="P4"><text:span text:style-name="T6">3. Data do </text:span><text:span text:style-name="T6">Contrato;</text:span></text:p>
              <text:p text:style-name="P4"><text:span text:style-name="T6">4. Data de </text:span><text:span text:style-name="T6">Previsão do </text:span><text:span text:style-name="T6">Encerramento;</text:span></text:p>
              <text:p text:style-name="P4"><text:span text:style-name="T6">5. Descrição;</text:span></text:p>
              <text:p text:style-name="P4"><text:span text:style-name="T6">6. Ação</text:span></text:p>
              <text:p text:style-name="P4"><text:span text:style-name="T6">7. Mensagem;</text:span></text:p>
            </office:annotation>
            <text:p>7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34.74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0];[.L10])" office:value-type="string" office:string-value="EEL" calcext:value-type="string">
            <text:p>EEL</text:p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4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50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0]=&quot;I&quot;;[$Sumário.$F$55];IF([.H10]=&quot;A&quot;;[$Sumário.$F$56];[$Sumário.$F$57]))" office:value-type="float" office:value="1" calcext:value-type="float">
            <text:p>1</text:p>
          </table:table-cell>
          <table:table-cell table:style-name="ce55" table:formula="of:=IF([.G10]=&quot;ALI&quot;;35*[.Q10];IF([.G10]=&quot;AIE&quot;;15*[.Q10]))" office:value-type="float" office:value="0" calcext:value-type="float">
            <text:p>0</text:p>
          </table:table-cell>
          <table:table-cell table:style-name="ce35" table:formula="of:=IF(OR([.G10]=&quot;EE&quot;;[.G10]=&quot;CE&quot;);IF([.H10]=&quot;I&quot;;4;(4*[.Q10]));IF([.G10]=&quot;SE&quot;;IF([.H10]=&quot;I&quot;;5;5*[.Q10]);IF([.G10]=&quot;ALI&quot;;IF([.H10]=&quot;I&quot;;7;7*[.Q10]);IF([.G10]=&quot;AIE&quot;;IF([.H10]=&quot;I&quot;;5;5*[.Q10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5" draw:text-style-name="P5" svg:width="28.99mm" svg:height="25.41mm" svg:x="170.94mm" svg:y="41.09mm" draw:caption-point-x="-6.1mm" draw:caption-point-y="15.1mm">
              <dc:date>2018-02-01T00:00:00</dc:date>
              <text:p text:style-name="P4"><text:span text:style-name="T6">1. Selecionar </text:span><text:span text:style-name="T6">Contrato a ser </text:span><text:span text:style-name="T6">Excluído;</text:span></text:p>
              <text:p text:style-name="P4"><text:span text:style-name="T6">2. Mensagem </text:span><text:span text:style-name="T6">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41.09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1];[.L11])" office:value-type="string" office:string-value="EEL" calcext:value-type="string">
            <text:p>EEL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5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1]=&quot;I&quot;;[$Sumário.$F$55];IF([.H11]=&quot;A&quot;;[$Sumário.$F$56];[$Sumário.$F$57]))" office:value-type="float" office:value="1" calcext:value-type="float">
            <text:p>1</text:p>
          </table:table-cell>
          <table:table-cell table:style-name="ce55" table:formula="of:=IF([.G11]=&quot;ALI&quot;;35*[.Q11];IF([.G11]=&quot;AIE&quot;;15*[.Q11]))" office:value-type="float" office:value="0" calcext:value-type="float">
            <text:p>0</text:p>
          </table:table-cell>
          <table:table-cell table:style-name="ce35" table:formula="of:=IF(OR([.G11]=&quot;EE&quot;;[.G11]=&quot;CE&quot;);IF([.H11]=&quot;I&quot;;4;(4*[.Q11]));IF([.G11]=&quot;SE&quot;;IF([.H11]=&quot;I&quot;;5;5*[.Q11]);IF([.G11]=&quot;ALI&quot;;IF([.H11]=&quot;I&quot;;7;7*[.Q11]);IF([.G11]=&quot;AIE&quot;;IF([.H11]=&quot;I&quot;;5;5*[.Q11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48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Suspende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6" draw:text-style-name="P5" svg:width="28.99mm" svg:height="33.21mm" svg:x="170.94mm" svg:y="47.44mm" draw:caption-point-x="-6.1mm" draw:caption-point-y="15.1mm">
              <dc:date>2018-02-01T00:00:00</dc:date>
              <text:p text:style-name="P4"><text:span text:style-name="T6">1. Selecionar </text:span><text:span text:style-name="T6">Contrato a ser </text:span><text:span text:style-name="T6">Suspenso;</text:span></text:p>
              <text:p text:style-name="P4"><text:span text:style-name="T6">2. Mensagem </text:span><text:span text:style-name="T6">Confirmação;</text:span></text:p>
              <text:p text:style-name="P4"><text:span text:style-name="T6">3. Motico da </text:span><text:span text:style-name="T6">Suspensão;</text:span></text:p>
              <text:p text:style-name="P4"><text:span text:style-name="T6">4. Ação;</text:span></text:p>
            </office:annotation>
            <text:p>4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47.44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2];[.L12])" office:value-type="string" office:string-value="EEL" calcext:value-type="string">
            <text:p>EEL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5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2]=&quot;I&quot;;[$Sumário.$F$55];IF([.H12]=&quot;A&quot;;[$Sumário.$F$56];[$Sumário.$F$57]))" office:value-type="float" office:value="1" calcext:value-type="float">
            <text:p>1</text:p>
          </table:table-cell>
          <table:table-cell table:style-name="ce55" table:formula="of:=IF([.G12]=&quot;ALI&quot;;35*[.Q12];IF([.G12]=&quot;AIE&quot;;15*[.Q12]))" office:value-type="float" office:value="0" calcext:value-type="float">
            <text:p>0</text:p>
          </table:table-cell>
          <table:table-cell table:style-name="ce35" table:formula="of:=IF(OR([.G12]=&quot;EE&quot;;[.G12]=&quot;CE&quot;);IF([.H12]=&quot;I&quot;;4;(4*[.Q12]));IF([.G12]=&quot;SE&quot;;IF([.H12]=&quot;I&quot;;5;5*[.Q12]);IF([.G12]=&quot;ALI&quot;;IF([.H12]=&quot;I&quot;;7;7*[.Q12]);IF([.G12]=&quot;AIE&quot;;IF([.H12]=&quot;I&quot;;5;5*[.Q12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3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ncerra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5" draw:text-style-name="P5" svg:width="28.99mm" svg:height="25.41mm" svg:x="170.94mm" svg:y="53.79mm" draw:caption-point-x="-6.1mm" draw:caption-point-y="15.1mm">
              <dc:date>2018-02-01T00:00:00</dc:date>
              <text:p text:style-name="P4"><text:span text:style-name="T6">1. Selecionar </text:span><text:span text:style-name="T6">Contrato a ser </text:span><text:span text:style-name="T6">Encerrado;</text:span></text:p>
              <text:p text:style-name="P4"><text:span text:style-name="T6">2. Mensagem </text:span><text:span text:style-name="T6">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53.79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3];[.L13])" office:value-type="string" office:string-value="EEL" calcext:value-type="string">
            <text:p>EEL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5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3]=&quot;I&quot;;[$Sumário.$F$55];IF([.H13]=&quot;A&quot;;[$Sumário.$F$56];[$Sumário.$F$57]))" office:value-type="float" office:value="1" calcext:value-type="float">
            <text:p>1</text:p>
          </table:table-cell>
          <table:table-cell table:style-name="ce55" table:formula="of:=IF([.G13]=&quot;ALI&quot;;35*[.Q13];IF([.G13]=&quot;AIE&quot;;15*[.Q13]))" office:value-type="float" office:value="0" calcext:value-type="float">
            <text:p>0</text:p>
          </table:table-cell>
          <table:table-cell table:style-name="ce35" table:formula="of:=IF(OR([.G13]=&quot;EE&quot;;[.G13]=&quot;CE&quot;);IF([.H13]=&quot;I&quot;;4;(4*[.Q13]));IF([.G13]=&quot;SE&quot;;IF([.H13]=&quot;I&quot;;5;5*[.Q13]);IF([.G13]=&quot;ALI&quot;;IF([.H13]=&quot;I&quot;;7;7*[.Q13]);IF([.G13]=&quot;AIE&quot;;IF([.H13]=&quot;I&quot;;5;5*[.Q13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6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Reabri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7" draw:text-style-name="P5" svg:width="28.99mm" svg:height="29.31mm" svg:x="170.94mm" svg:y="60.14mm" draw:caption-point-x="-6.1mm" draw:caption-point-y="15.1mm">
              <dc:date>2018-02-01T00:00:00</dc:date>
              <text:p text:style-name="P4"><text:span text:style-name="T6">1. Selecionar </text:span><text:span text:style-name="T6">Contrato a ser </text:span><text:span text:style-name="T6">Reaberto</text:span></text:p>
              <text:p text:style-name="P4"><text:span text:style-name="T6">;</text:span></text:p>
              <text:p text:style-name="P4"><text:span text:style-name="T6">2. Mensagem </text:span><text:span text:style-name="T6">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60.14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4];[.L14])" office:value-type="string" office:string-value="EEL" calcext:value-type="string">
            <text:p>EEL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50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4]=&quot;I&quot;;[$Sumário.$F$55];IF([.H14]=&quot;A&quot;;[$Sumário.$F$56];[$Sumário.$F$57]))" office:value-type="float" office:value="1" calcext:value-type="float">
            <text:p>1</text:p>
          </table:table-cell>
          <table:table-cell table:style-name="ce55" table:formula="of:=IF([.G14]=&quot;ALI&quot;;35*[.Q14];IF([.G14]=&quot;AIE&quot;;15*[.Q14]))" office:value-type="float" office:value="0" calcext:value-type="float">
            <text:p>0</text:p>
          </table:table-cell>
          <table:table-cell table:style-name="ce35" table:formula="of:=IF(OR([.G14]=&quot;EE&quot;;[.G14]=&quot;CE&quot;);IF([.H14]=&quot;I&quot;;4;(4*[.Q14]));IF([.G14]=&quot;SE&quot;;IF([.H14]=&quot;I&quot;;5;5*[.Q14]);IF([.G14]=&quot;ALI&quot;;IF([.H14]=&quot;I&quot;;7;7*[.Q14]);IF([.G14]=&quot;AIE&quot;;IF([.H14]=&quot;I&quot;;5;5*[.Q14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40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8" calcext:value-type="float">
            <office:annotation draw:style-name="gr18" draw:text-style-name="P5" svg:width="28.99mm" svg:height="68.31mm" svg:x="170.94mm" svg:y="66.49mm" draw:caption-point-x="-6.1mm" draw:caption-point-y="15.1mm">
              <dc:date>2018-02-01T00:00:00</dc:date>
              <text:p text:style-name="P4"><text:span text:style-name="T7">Filtros:</text:span></text:p>
              <text:p text:style-name="P4"><text:span text:style-name="T6">1. Nº Contrato;</text:span></text:p>
              <text:p text:style-name="P4"><text:span text:style-name="T6">2. Cliente;</text:span></text:p>
              <text:p text:style-name="P4"><text:span text:style-name="T6">3. Periodo Data </text:span><text:span text:style-name="T6">do Contrato;</text:span></text:p>
              <text:p text:style-name="P4"><text:span text:style-name="T6">4. Periodo Data </text:span><text:span text:style-name="T6">de </text:span><text:span text:style-name="T6">Encerramento;</text:span></text:p>
              <text:p text:style-name="P4"><text:span text:style-name="T6"/></text:p>
              <text:p text:style-name="P4"><text:span text:style-name="T6">5. Ação;</text:span></text:p>
              <text:p text:style-name="P4"><text:span text:style-name="T6"/></text:p>
              <text:p text:style-name="P4"><text:span text:style-name="T7">Campos de </text:span><text:span text:style-name="T7">Saída</text:span></text:p>
              <text:p text:style-name="P4"><text:span text:style-name="T6">6. Nº Contrato;</text:span></text:p>
              <text:p text:style-name="P4"><text:span text:style-name="T6">7. Cliente;</text:span></text:p>
              <text:p text:style-name="P4"><text:span text:style-name="T6">8. Data do </text:span><text:span text:style-name="T6">Contrato;</text:span></text:p>
            </office:annotation>
            <text:p>8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66.49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5];[.L15])" office:value-type="string" office:string-value="CEL" calcext:value-type="string">
            <text:p>CEL</text:p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45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50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5]=&quot;I&quot;;[$Sumário.$F$55];IF([.H15]=&quot;A&quot;;[$Sumário.$F$56];[$Sumário.$F$57]))" office:value-type="float" office:value="1" calcext:value-type="float">
            <text:p>1</text:p>
          </table:table-cell>
          <table:table-cell table:style-name="ce55" table:formula="of:=IF([.G15]=&quot;ALI&quot;;35*[.Q15];IF([.G15]=&quot;AIE&quot;;15*[.Q15]))" office:value-type="float" office:value="0" calcext:value-type="float">
            <text:p>0</text:p>
          </table:table-cell>
          <table:table-cell table:style-name="ce35" table:formula="of:=IF(OR([.G15]=&quot;EE&quot;;[.G15]=&quot;CE&quot;);IF([.H15]=&quot;I&quot;;4;(4*[.Q15]));IF([.G15]=&quot;SE&quot;;IF([.H15]=&quot;I&quot;;5;5*[.Q15]);IF([.G15]=&quot;ALI&quot;;IF([.H15]=&quot;I&quot;;7;7*[.Q15]);IF([.G15]=&quot;AIE&quot;;IF([.H15]=&quot;I&quot;;5;5*[.Q15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4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Visualizar Detalhes Contrato 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office:annotation draw:style-name="gr19" draw:text-style-name="P5" svg:width="28.99mm" svg:height="72.21mm" svg:x="170.94mm" svg:y="72.84mm" draw:caption-point-x="-6.1mm" draw:caption-point-y="15.1mm">
              <dc:date>2018-02-01T00:00:00</dc:date>
              <text:p text:style-name="P4"><text:span text:style-name="T6">1. Selecionar </text:span><text:span text:style-name="T6">Contrato a ser </text:span><text:span text:style-name="T6">visualizado;</text:span></text:p>
              <text:p text:style-name="P4"><text:span text:style-name="T6">2. Nº Contrato;</text:span></text:p>
              <text:p text:style-name="P4"><text:span text:style-name="T6">3. Cliente;</text:span></text:p>
              <text:p text:style-name="P4"><text:span text:style-name="T6">4. Data do </text:span><text:span text:style-name="T6">Contrato;</text:span></text:p>
              <text:p text:style-name="P4"><text:span text:style-name="T6">5. Data de </text:span><text:span text:style-name="T6">Previsão do </text:span><text:span text:style-name="T6">Encerramento;</text:span></text:p>
              <text:p text:style-name="P4"><text:span text:style-name="T6">6. Descrição;</text:span></text:p>
              <text:p text:style-name="P4"><text:span text:style-name="T6"/></text:p>
              <text:p text:style-name="P4"><text:span text:style-name="T7">Histórico do </text:span><text:span text:style-name="T7">Contrato;</text:span></text:p>
              <text:p text:style-name="P4"><text:span text:style-name="T6">7. Data;</text:span></text:p>
              <text:p text:style-name="P4"><text:span text:style-name="T6">8. Ação;</text:span></text:p>
              <text:p text:style-name="P4"><text:span text:style-name="T6">9. Responsável;</text:span></text:p>
              <text:p text:style-name="P4"><text:span text:style-name="T6">10. Observação;</text:span></text:p>
            </office:annotation>
            <text:p>10</text:p>
          </table:table-cell>
          <table:table-cell table:style-name="ce39" office:value-type="float" office:value="1" calcext:value-type="float">
            <office:annotation draw:style-name="gr14" draw:text-style-name="P5" svg:width="28.99mm" svg:height="5.91mm" svg:x="181.52mm" svg:y="72.84mm" draw:caption-point-x="-6.1mm" draw:caption-point-y="15.1mm">
              <dc:date>2018-02-01T00:00:00</dc:date>
              <text:p text:style-name="P4"><text:span text:style-name="T6">1. Contrato;</text:span></text:p>
            </office:annotation>
            <text:p>1</text:p>
          </table:table-cell>
          <table:table-cell table:style-name="ce39" table:formula="of:=CONCATENATE([.G16];[.L16])" office:value-type="string" office:string-value="CEL" calcext:value-type="string">
            <text:p>CEL</text:p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4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50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16]=&quot;I&quot;;[$Sumário.$F$55];IF([.H16]=&quot;A&quot;;[$Sumário.$F$56];[$Sumário.$F$57]))" office:value-type="float" office:value="1" calcext:value-type="float">
            <text:p>1,00</text:p>
          </table:table-cell>
          <table:table-cell table:style-name="ce58" table:formula="of:=IF([.G16]=&quot;ALI&quot;;35*[.Q16];IF([.G16]=&quot;AIE&quot;;15*[.Q16]))" office:value-type="boolean" office:boolean-value="false" calcext:value-type="boolean">
            <text:p>FALSO</text:p>
          </table:table-cell>
          <table:table-cell table:style-name="ce35" table:formula="of:=IF(OR([.G16]=&quot;EE&quot;;[.G16]=&quot;CE&quot;);IF([.H16]=&quot;I&quot;;4;(4*[.Q16]));IF([.G16]=&quot;SE&quot;;IF([.H16]=&quot;I&quot;;5;5*[.Q16]);IF([.G16]=&quot;ALI&quot;;IF([.H16]=&quot;I&quot;;7;7*[.Q16]);IF([.G16]=&quot;AIE&quot;;IF([.H16]=&quot;I&quot;;5;5*[.Q16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Gerenciar Ordens de Serviço</text:p>
          </table:table-cell>
          <table:covered-table-cell table:number-columns-repeated="4" table:style-name="ce129"/>
          <table:covered-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7];[.L17])">
            <text:p/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45" table:formula="of:=IF([.L17]=&quot;L&quot;;&quot;Baixa&quot;;IF([.L17]=&quot;A&quot;;&quot;Média&quot;;IF([.L17]=&quot;&quot;;&quot;&quot;;&quot;Alta&quot;)))">
            <text:p/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50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39"/>
          <table:table-cell table:style-name="ce56" table:formula="of:=IF([.H17]=&quot;I&quot;;[$Sumário.$F$55];IF([.H17]=&quot;A&quot;;[$Sumário.$F$56];[$Sumário.$F$57]))" office:value-type="float" office:value="0.4" calcext:value-type="float">
            <text:p>0,40</text:p>
          </table:table-cell>
          <table:table-cell table:style-name="ce58" table:formula="of:=IF([.G17]=&quot;ALI&quot;;35*[.Q17];IF([.G17]=&quot;AIE&quot;;15*[.Q17]))" office:value-type="boolean" office:boolean-value="false" calcext:value-type="boolean">
            <text:p>FALSO</text:p>
          </table:table-cell>
          <table:table-cell table:style-name="ce59" table:formula="of:=IF(OR([.G17]=&quot;EE&quot;;[.G17]=&quot;CE&quot;);IF([.H17]=&quot;I&quot;;4;(4*[.Q17]));IF([.G17]=&quot;SE&quot;;IF([.H17]=&quot;I&quot;;5;5*[.Q17]);IF([.G17]=&quot;ALI&quot;;IF([.H17]=&quot;I&quot;;7;7*[.Q17]);IF([.G17]=&quot;AIE&quot;;IF([.H17]=&quot;I&quot;;5;5*[.Q17])))))" office:value-type="boolean" office:boolean-value="false" calcext:value-type="boolean">
            <text:p>FALSO</text:p>
          </table:table-cell>
          <table:table-cell table:style-name="ce35"/>
          <table:table-cell table:style-name="ce35" office:value-type="string" calcext:value-type="string">
            <text:p>RFA000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20" draw:text-style-name="P5" svg:width="28.99mm" svg:height="80.01mm" svg:x="170.94mm" svg:y="85.54mm" draw:caption-point-x="-6.1mm" draw:caption-point-y="15.1mm">
              <dc:date>2018-02-01T00:00:00</dc:date>
              <text:p text:style-name="P4"><text:span text:style-name="T6">1. Nº Ordem de </text:span><text:span text:style-name="T6">Serviço;</text:span></text:p>
              <text:p text:style-name="P4"><text:span text:style-name="T6">2. Nº Contrato;</text:span></text:p>
              <text:p text:style-name="P4"><text:span text:style-name="T6">3. Data de </text:span><text:span text:style-name="T6">Abertura;</text:span></text:p>
              <text:p text:style-name="P4"><text:span text:style-name="T6">4. Data de </text:span><text:span text:style-name="T6">Abertura;</text:span></text:p>
              <text:p text:style-name="P4"><text:span text:style-name="T6">5. Data de </text:span><text:span text:style-name="T6">Previsão de </text:span><text:span text:style-name="T6">Conclusão;</text:span></text:p>
              <text:p text:style-name="P4"><text:span text:style-name="T6">6. Gestor;</text:span></text:p>
              <text:p text:style-name="P4"><text:span text:style-name="T6">7. Descrição do </text:span><text:span text:style-name="T6">Problema;</text:span></text:p>
              <text:p text:style-name="P4"><text:span text:style-name="T6">8. Descrição da </text:span><text:span text:style-name="T6">Solução;</text:span></text:p>
              <text:p text:style-name="P4"><text:span text:style-name="T6">9. Valor da </text:span><text:span text:style-name="T6">Ordem de </text:span><text:span text:style-name="T6">Serviço;</text:span></text:p>
              <text:p text:style-name="P4"><text:span text:style-name="T6">10. Ação;</text:span></text:p>
              <text:p text:style-name="P4"><text:span text:style-name="T6">11. Mensagem;</text:span></text:p>
            </office:annotation>
            <text:p>11</text:p>
          </table:table-cell>
          <table:table-cell table:style-name="ce39" office:value-type="float" office:value="1" calcext:value-type="float">
            <office:annotation draw:style-name="gr21" draw:text-style-name="P5" svg:width="28.99mm" svg:height="13.71mm" svg:x="181.52mm" svg:y="85.54mm" draw:caption-point-x="-6.1mm" draw:caption-point-y="15.1mm">
              <dc:date>2018-02-01T00:00:00</dc:date>
              <text:p text:style-name="P4"><text:span text:style-name="T6">1. Ordem de </text:span><text:span text:style-name="T6">Serviço;</text:span></text:p>
              <text:p text:style-name="P4"><text:span text:style-name="T6">2. Contrato;</text:span></text:p>
            </office:annotation>
            <text:p>1</text:p>
          </table:table-cell>
          <table:table-cell table:style-name="ce39" table:formula="of:=CONCATENATE([.G18];[.L18])" office:value-type="string" office:string-value="EEL" calcext:value-type="string">
            <text:p>EEL</text:p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4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5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18]=&quot;I&quot;;[$Sumário.$F$55];IF([.H18]=&quot;A&quot;;[$Sumário.$F$56];[$Sumário.$F$57]))" office:value-type="float" office:value="1" calcext:value-type="float">
            <text:p>1,00</text:p>
          </table:table-cell>
          <table:table-cell table:style-name="ce58" table:formula="of:=IF([.G18]=&quot;ALI&quot;;35*[.Q18];IF([.G18]=&quot;AIE&quot;;15*[.Q18]))" office:value-type="boolean" office:boolean-value="false" calcext:value-type="boolean">
            <text:p>FALSO</text:p>
          </table:table-cell>
          <table:table-cell table:style-name="ce35" table:formula="of:=IF(OR([.G18]=&quot;EE&quot;;[.G18]=&quot;CE&quot;);IF([.H18]=&quot;I&quot;;4;(4*[.Q18]));IF([.G18]=&quot;SE&quot;;IF([.H18]=&quot;I&quot;;5;5*[.Q18]);IF([.G18]=&quot;ALI&quot;;IF([.H18]=&quot;I&quot;;7;7*[.Q18]);IF([.G18]=&quot;AIE&quot;;IF([.H18]=&quot;I&quot;;5;5*[.Q18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7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20" draw:text-style-name="P5" svg:width="28.99mm" svg:height="80.01mm" svg:x="170.94mm" svg:y="91.89mm" draw:caption-point-x="-6.1mm" draw:caption-point-y="15.1mm">
              <dc:date>2018-02-01T00:00:00</dc:date>
              <text:p text:style-name="P4"><text:span text:style-name="T6">1. Nº Ordem de Serviço;</text:span></text:p>
              <text:p text:style-name="P4"><text:span text:style-name="T6">2. Nº Contrato;</text:span></text:p>
              <text:p text:style-name="P4"><text:span text:style-name="T6">3. Data de Abertura;</text:span></text:p>
              <text:p text:style-name="P4"><text:span text:style-name="T6">4. Data de Abertura;</text:span></text:p>
              <text:p text:style-name="P4"><text:span text:style-name="T6">5. Data de Previsão de Conclusão;</text:span></text:p>
              <text:p text:style-name="P4"><text:span text:style-name="T6">6. Gestor;</text:span></text:p>
              <text:p text:style-name="P4"><text:span text:style-name="T6">7. Descrição do Problema;</text:span></text:p>
              <text:p text:style-name="P4"><text:span text:style-name="T6">8. Descrição da Solução;</text:span></text:p>
              <text:p text:style-name="P4"><text:span text:style-name="T6">9. Valor da Ordem de Serviço;</text:span></text:p>
              <text:p text:style-name="P4"><text:span text:style-name="T6">10. Ação;</text:span></text:p>
              <text:p text:style-name="P4"><text:span text:style-name="T6">11. Mensagem;</text:span></text:p>
            </office:annotation>
            <text:p>11</text:p>
          </table:table-cell>
          <table:table-cell table:style-name="ce39" office:value-type="float" office:value="1" calcext:value-type="float">
            <office:annotation draw:style-name="gr21" draw:text-style-name="P5" svg:width="28.99mm" svg:height="13.71mm" svg:x="181.52mm" svg:y="91.89mm" draw:caption-point-x="-6.1mm" draw:caption-point-y="15.1mm">
              <dc:date>2018-02-01T00:00:00</dc:date>
              <text:p text:style-name="P4"><text:span text:style-name="T6">1. Ordem de Serviço;</text:span></text:p>
              <text:p text:style-name="P4"><text:span text:style-name="T6">2. Contrato;</text:span></text:p>
            </office:annotation>
            <text:p>1</text:p>
          </table:table-cell>
          <table:table-cell table:style-name="ce39" table:formula="of:=CONCATENATE([.G19];[.L19])" office:value-type="string" office:string-value="EEL" calcext:value-type="string">
            <text:p>EEL</text:p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45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50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19]=&quot;I&quot;;[$Sumário.$F$55];IF([.H19]=&quot;A&quot;;[$Sumário.$F$56];[$Sumário.$F$57]))" office:value-type="float" office:value="1" calcext:value-type="float">
            <text:p>1,00</text:p>
          </table:table-cell>
          <table:table-cell table:style-name="ce58" table:formula="of:=IF([.G19]=&quot;ALI&quot;;35*[.Q19];IF([.G19]=&quot;AIE&quot;;15*[.Q19]))" office:value-type="boolean" office:boolean-value="false" calcext:value-type="boolean">
            <text:p>FALSO</text:p>
          </table:table-cell>
          <table:table-cell table:style-name="ce35" table:formula="of:=IF(OR([.G19]=&quot;EE&quot;;[.G19]=&quot;CE&quot;);IF([.H19]=&quot;I&quot;;4;(4*[.Q19]));IF([.G19]=&quot;SE&quot;;IF([.H19]=&quot;I&quot;;5;5*[.Q19]);IF([.G19]=&quot;ALI&quot;;IF([.H19]=&quot;I&quot;;7;7*[.Q19]);IF([.G19]=&quot;AIE&quot;;IF([.H19]=&quot;I&quot;;5;5*[.Q19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8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ancel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22" draw:text-style-name="P5" svg:width="28.99mm" svg:height="37.11mm" svg:x="170.94mm" svg:y="98.24mm" draw:caption-point-x="-6.1mm" draw:caption-point-y="15.1mm">
              <dc:date>2018-02-01T00:00:00</dc:date>
              <text:p text:style-name="P4"><text:span text:style-name="T6">1. Selecionar Ordem de Serviço a ser Cancelada;</text:span></text:p>
              <text:p text:style-name="P4"><text:span text:style-name="T6">2. Mensagem Confirmação;</text:span></text:p>
              <text:p text:style-name="P4"><text:span text:style-name="T6">3. Motico do Cancelamento;</text:span></text:p>
              <text:p text:style-name="P4"><text:span text:style-name="T6">4. Ação;</text:span></text:p>
            </office:annotation>
            <text:p>4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98.24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0];[.L20])" office:value-type="string" office:string-value="EEL" calcext:value-type="string">
            <text:p>EEL</text:p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45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50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0]=&quot;I&quot;;[$Sumário.$F$55];IF([.H20]=&quot;A&quot;;[$Sumário.$F$56];[$Sumário.$F$57]))" office:value-type="float" office:value="1" calcext:value-type="float">
            <text:p>1,00</text:p>
          </table:table-cell>
          <table:table-cell table:style-name="ce58" table:formula="of:=IF([.G20]=&quot;ALI&quot;;35*[.Q20];IF([.G20]=&quot;AIE&quot;;15*[.Q20]))" office:value-type="boolean" office:boolean-value="false" calcext:value-type="boolean">
            <text:p>FALSO</text:p>
          </table:table-cell>
          <table:table-cell table:style-name="ce35" table:formula="of:=IF(OR([.G20]=&quot;EE&quot;;[.G20]=&quot;CE&quot;);IF([.H20]=&quot;I&quot;;4;(4*[.Q20]));IF([.G20]=&quot;SE&quot;;IF([.H20]=&quot;I&quot;;5;5*[.Q20]);IF([.G20]=&quot;ALI&quot;;IF([.H20]=&quot;I&quot;;7;7*[.Q20]);IF([.G20]=&quot;AIE&quot;;IF([.H20]=&quot;I&quot;;5;5*[.Q20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09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Aprov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7" draw:text-style-name="P5" svg:width="28.99mm" svg:height="29.31mm" svg:x="170.94mm" svg:y="104.59mm" draw:caption-point-x="-6.1mm" draw:caption-point-y="15.1mm">
              <dc:date>2018-02-01T00:00:00</dc:date>
              <text:p text:style-name="P4"><text:span text:style-name="T6">1. Selecionar Ordem de Serviço a ser Aprovada;</text:span></text:p>
              <text:p text:style-name="P4"><text:span text:style-name="T6">2. Mensagem 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04.59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1];[.L21])" office:value-type="string" office:string-value="EEL" calcext:value-type="string">
            <text:p>EEL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50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1]=&quot;I&quot;;[$Sumário.$F$55];IF([.H21]=&quot;A&quot;;[$Sumário.$F$56];[$Sumário.$F$57]))" office:value-type="float" office:value="1" calcext:value-type="float">
            <text:p>1,00</text:p>
          </table:table-cell>
          <table:table-cell table:style-name="ce58" table:formula="of:=IF([.G21]=&quot;ALI&quot;;35*[.Q21];IF([.G21]=&quot;AIE&quot;;15*[.Q21]))" office:value-type="boolean" office:boolean-value="false" calcext:value-type="boolean">
            <text:p>FALSO</text:p>
          </table:table-cell>
          <table:table-cell table:style-name="ce35" table:formula="of:=IF(OR([.G21]=&quot;EE&quot;;[.G21]=&quot;CE&quot;);IF([.H21]=&quot;I&quot;;4;(4*[.Q21]));IF([.G21]=&quot;SE&quot;;IF([.H21]=&quot;I&quot;;5;5*[.Q21]);IF([.G21]=&quot;ALI&quot;;IF([.H21]=&quot;I&quot;;7;7*[.Q21]);IF([.G21]=&quot;AIE&quot;;IF([.H21]=&quot;I&quot;;5;5*[.Q21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0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7" draw:text-style-name="P5" svg:width="28.99mm" svg:height="29.31mm" svg:x="170.94mm" svg:y="110.94mm" draw:caption-point-x="-6.1mm" draw:caption-point-y="15.1mm">
              <dc:date>2018-02-01T00:00:00</dc:date>
              <text:p text:style-name="P4"><text:span text:style-name="T6">1. Selecionar Ordem de Serviço a ser Excluída;</text:span></text:p>
              <text:p text:style-name="P4"><text:span text:style-name="T6">2. Mensagem 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10.94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2];[.L22])" office:value-type="string" office:string-value="EEL" calcext:value-type="string">
            <text:p>EEL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50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2]=&quot;I&quot;;[$Sumário.$F$55];IF([.H22]=&quot;A&quot;;[$Sumário.$F$56];[$Sumário.$F$57]))" office:value-type="float" office:value="1" calcext:value-type="float">
            <text:p>1,00</text:p>
          </table:table-cell>
          <table:table-cell table:style-name="ce58" table:formula="of:=IF([.G22]=&quot;ALI&quot;;35*[.Q22];IF([.G22]=&quot;AIE&quot;;15*[.Q22]))" office:value-type="boolean" office:boolean-value="false" calcext:value-type="boolean">
            <text:p>FALSO</text:p>
          </table:table-cell>
          <table:table-cell table:style-name="ce35" table:formula="of:=IF(OR([.G22]=&quot;EE&quot;;[.G22]=&quot;CE&quot;);IF([.H22]=&quot;I&quot;;4;(4*[.Q22]));IF([.G22]=&quot;SE&quot;;IF([.H22]=&quot;I&quot;;5;5*[.Q22]);IF([.G22]=&quot;ALI&quot;;IF([.H22]=&quot;I&quot;;7;7*[.Q22]);IF([.G22]=&quot;AIE&quot;;IF([.H22]=&quot;I&quot;;5;5*[.Q22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1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clui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7" draw:text-style-name="P5" svg:width="28.99mm" svg:height="29.31mm" svg:x="170.94mm" svg:y="117.29mm" draw:caption-point-x="-6.1mm" draw:caption-point-y="15.1mm">
              <dc:date>2018-02-01T00:00:00</dc:date>
              <text:p text:style-name="P4"><text:span text:style-name="T6">1. Selecionar Ordem de Serviço a ser Concluída;</text:span></text:p>
              <text:p text:style-name="P4"><text:span text:style-name="T6">2. Mensagem 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17.29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3];[.L23])" office:value-type="string" office:string-value="EEL" calcext:value-type="string">
            <text:p>EEL</text:p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4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50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3]=&quot;I&quot;;[$Sumário.$F$55];IF([.H23]=&quot;A&quot;;[$Sumário.$F$56];[$Sumário.$F$57]))" office:value-type="float" office:value="1" calcext:value-type="float">
            <text:p>1,00</text:p>
          </table:table-cell>
          <table:table-cell table:style-name="ce58" table:formula="of:=IF([.G23]=&quot;ALI&quot;;35*[.Q23];IF([.G23]=&quot;AIE&quot;;15*[.Q23]))" office:value-type="boolean" office:boolean-value="false" calcext:value-type="boolean">
            <text:p>FALSO</text:p>
          </table:table-cell>
          <table:table-cell table:style-name="ce35" table:formula="of:=IF(OR([.G23]=&quot;EE&quot;;[.G23]=&quot;CE&quot;);IF([.H23]=&quot;I&quot;;4;(4*[.Q23]));IF([.G23]=&quot;SE&quot;;IF([.H23]=&quot;I&quot;;5;5*[.Q23]);IF([.G23]=&quot;ALI&quot;;IF([.H23]=&quot;I&quot;;7;7*[.Q23]);IF([.G23]=&quot;AIE&quot;;IF([.H23]=&quot;I&quot;;5;5*[.Q23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4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Homolog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office:annotation draw:style-name="gr17" draw:text-style-name="P5" svg:width="28.99mm" svg:height="29.31mm" svg:x="170.94mm" svg:y="123.64mm" draw:caption-point-x="-6.1mm" draw:caption-point-y="15.1mm">
              <dc:date>2018-02-01T00:00:00</dc:date>
              <text:p text:style-name="P4"><text:span text:style-name="T6">1. Selecionar Ordem de Serviço a ser Homologada;</text:span></text:p>
              <text:p text:style-name="P4"><text:span text:style-name="T6">2. Mensagem Confirmação;</text:span></text:p>
              <text:p text:style-name="P4"><text:span text:style-name="T6">3. Ação;</text:span></text:p>
            </office:annotation>
            <text:p>3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23.64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4];[.L24])" office:value-type="string" office:string-value="EEL" calcext:value-type="string">
            <text:p>EEL</text:p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45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50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4]=&quot;I&quot;;[$Sumário.$F$55];IF([.H24]=&quot;A&quot;;[$Sumário.$F$56];[$Sumário.$F$57]))" office:value-type="float" office:value="1" calcext:value-type="float">
            <text:p>1,00</text:p>
          </table:table-cell>
          <table:table-cell table:style-name="ce58" table:formula="of:=IF([.G24]=&quot;ALI&quot;;35*[.Q24];IF([.G24]=&quot;AIE&quot;;15*[.Q24]))" office:value-type="boolean" office:boolean-value="false" calcext:value-type="boolean">
            <text:p>FALSO</text:p>
          </table:table-cell>
          <table:table-cell table:style-name="ce35" table:formula="of:=IF(OR([.G24]=&quot;EE&quot;;[.G24]=&quot;CE&quot;);IF([.H24]=&quot;I&quot;;4;(4*[.Q24]));IF([.G24]=&quot;SE&quot;;IF([.H24]=&quot;I&quot;;5;5*[.Q24]);IF([.G24]=&quot;ALI&quot;;IF([.H24]=&quot;I&quot;;7;7*[.Q24]);IF([.G24]=&quot;AIE&quot;;IF([.H24]=&quot;I&quot;;5;5*[.Q24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Solicitação de Pagamen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15" draw:text-style-name="P5" svg:width="28.99mm" svg:height="25.41mm" svg:x="170.94mm" svg:y="129.99mm" draw:caption-point-x="-6.1mm" draw:caption-point-y="15.1mm">
              <dc:date>2018-02-01T00:00:00</dc:date>
              <text:p text:style-name="P4"><text:span text:style-name="T6">1. Data de Vencimento;</text:span></text:p>
              <text:p text:style-name="P4"><text:span text:style-name="T6">2. Valor do Pagamento;</text:span></text:p>
              <text:p text:style-name="P4"><text:span text:style-name="T6">3. Ação;</text:span></text:p>
              <text:p text:style-name="P4"><text:span text:style-name="T6">4. Mensagem;</text:span></text:p>
            </office:annotation>
            <text:p>4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29.99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5];[.L25])" office:value-type="string" office:string-value="EEL" calcext:value-type="string">
            <text:p>EEL</text:p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45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5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5]=&quot;I&quot;;[$Sumário.$F$55];IF([.H25]=&quot;A&quot;;[$Sumário.$F$56];[$Sumário.$F$57]))" office:value-type="float" office:value="1" calcext:value-type="float">
            <text:p>1,00</text:p>
          </table:table-cell>
          <table:table-cell table:style-name="ce58" table:formula="of:=IF([.G25]=&quot;ALI&quot;;35*[.Q25];IF([.G25]=&quot;AIE&quot;;15*[.Q25]))" office:value-type="boolean" office:boolean-value="false" calcext:value-type="boolean">
            <text:p>FALSO</text:p>
          </table:table-cell>
          <table:table-cell table:style-name="ce35" table:formula="of:=IF(OR([.G25]=&quot;EE&quot;;[.G25]=&quot;CE&quot;);IF([.H25]=&quot;I&quot;;4;(4*[.Q25]));IF([.G25]=&quot;SE&quot;;IF([.H25]=&quot;I&quot;;5;5*[.Q25]);IF([.G25]=&quot;ALI&quot;;IF([.H25]=&quot;I&quot;;7;7*[.Q25]);IF([.G25]=&quot;AIE&quot;;IF([.H25]=&quot;I&quot;;5;5*[.Q25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6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OS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2" calcext:value-type="float">
            <office:annotation draw:style-name="gr24" draw:text-style-name="P5" svg:width="28.99mm" svg:height="118.41mm" svg:x="170.94mm" svg:y="136.34mm" draw:caption-point-x="-6.1mm" draw:caption-point-y="15.1mm">
              <dc:date>2018-02-05T00:00:00</dc:date>
              <text:p text:style-name="P4"><text:span text:style-name="T7">Filtros:</text:span></text:p>
              <text:p text:style-name="P4"><text:span text:style-name="T6">1. Nº Ordem de Serviço;</text:span></text:p>
              <text:p text:style-name="P4"><text:span text:style-name="T6">2. Nº Contrato;</text:span></text:p>
              <text:p text:style-name="P4"><text:span text:style-name="T6">3. Cliente;</text:span></text:p>
              <text:p text:style-name="P4"><text:span text:style-name="T6">4. Periodo Valor da Ordem de Serviço;</text:span></text:p>
              <text:p text:style-name="P4"><text:span text:style-name="T6">5. Período Data de Abertura;</text:span></text:p>
              <text:p text:style-name="P4"><text:span text:style-name="T6">6. Período Data de Conclusão;</text:span></text:p>
              <text:p text:style-name="P4"><text:span text:style-name="T6"/></text:p>
              <text:p text:style-name="P4"><text:span text:style-name="T6">7. Ação;</text:span></text:p>
              <text:p text:style-name="P4"><text:span text:style-name="T6"/></text:p>
              <text:p text:style-name="P4"><text:span text:style-name="T7">Campos de Saída;</text:span></text:p>
              <text:p text:style-name="P4"><text:span text:style-name="T6"/></text:p>
              <text:p text:style-name="P4"><text:span text:style-name="T6">8. Nº Ordem de Serviço;</text:span></text:p>
              <text:p text:style-name="P4"><text:span text:style-name="T6">9. Nº Contrato;</text:span></text:p>
              <text:p text:style-name="P4"><text:span text:style-name="T6">10. Data de Abertura;</text:span></text:p>
              <text:p text:style-name="P4"><text:span text:style-name="T6">11. Valor da Ordem de Serviço; </text:span></text:p>
              <text:p text:style-name="P4"><text:span text:style-name="T6">12. </text:span><text:span text:style-name="T8">Mensagem de nenhum registro encontrado; </text:span></text:p>
            </office:annotation>
            <text:p>12</text:p>
          </table:table-cell>
          <table:table-cell table:style-name="ce39" office:value-type="float" office:value="2" calcext:value-type="float">
            <office:annotation draw:style-name="gr21" draw:text-style-name="P5" svg:width="28.99mm" svg:height="13.71mm" svg:x="181.52mm" svg:y="136.34mm" draw:caption-point-x="-6.1mm" draw:caption-point-y="15.1mm">
              <dc:date>2018-02-01T00:00:00</dc:date>
              <text:p text:style-name="P4"><text:span text:style-name="T6">1. Ordem de Serviço;</text:span></text:p>
              <text:p text:style-name="P4"><text:span text:style-name="T6">2. Contrato;</text:span></text:p>
            </office:annotation>
            <text:p>2</text:p>
          </table:table-cell>
          <table:table-cell table:style-name="ce39" table:formula="of:=CONCATENATE([.G26];[.L26])" office:value-type="string" office:string-value="CEA" calcext:value-type="string">
            <text:p>CEA</text:p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45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4" calcext:value-type="float">
            <text:p>4</text:p>
          </table:table-cell>
          <table:table-cell table:style-name="ce50" table:formula="of:=IF([.H26]=&quot;I&quot;;[.N26]*[$Contagem.$U$11];IF([.H26]=&quot;E&quot;;[.N26]*[$Contagem.$U$13];IF([.H26]=&quot;A&quot;;[.N26]*[$Contagem.$U$12];IF([.H26]=&quot;T&quot;;[.N26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26]=&quot;I&quot;;[$Sumário.$F$55];IF([.H26]=&quot;A&quot;;[$Sumário.$F$56];[$Sumário.$F$57]))" office:value-type="float" office:value="1" calcext:value-type="float">
            <text:p>1,00</text:p>
          </table:table-cell>
          <table:table-cell table:style-name="ce58" table:formula="of:=IF([.G26]=&quot;ALI&quot;;35*[.Q26];IF([.G26]=&quot;AIE&quot;;15*[.Q26]))" office:value-type="boolean" office:boolean-value="false" calcext:value-type="boolean">
            <text:p>FALSO</text:p>
          </table:table-cell>
          <table:table-cell table:style-name="ce35" table:formula="of:=IF(OR([.G26]=&quot;EE&quot;;[.G26]=&quot;CE&quot;);IF([.H26]=&quot;I&quot;;4;(4*[.Q26]));IF([.G26]=&quot;SE&quot;;IF([.H26]=&quot;I&quot;;5;5*[.Q26]);IF([.G26]=&quot;ALI&quot;;IF([.H26]=&quot;I&quot;;7;7*[.Q26]);IF([.G26]=&quot;AIE&quot;;IF([.H26]=&quot;I&quot;;5;5*[.Q26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2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ontratos para Associação 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office:annotation draw:style-name="gr25" draw:text-style-name="P5" svg:width="28.99mm" svg:height="48.41mm" svg:x="170.94mm" svg:y="142.69mm" draw:caption-point-x="-6.1mm" draw:caption-point-y="15.1mm">
              <dc:date>2018-02-05T00:00:00</dc:date>
              <text:p text:style-name="P4"><text:span text:style-name="T7">Filtros:</text:span></text:p>
              <text:p text:style-name="P4"><text:span text:style-name="T6">1. Nº Contrato;</text:span></text:p>
              <text:p text:style-name="P4"><text:span text:style-name="T6"/></text:p>
              <text:p text:style-name="P4"><text:span text:style-name="T6">2. Ação;</text:span></text:p>
              <text:p text:style-name="P4"><text:span text:style-name="T7"/></text:p>
              <text:p text:style-name="P4"><text:span text:style-name="T7">Campos de Saída:</text:span></text:p>
              <text:p text:style-name="P4"><text:span text:style-name="T6">3. Nº Contrato;</text:span></text:p>
              <text:p text:style-name="P4"><text:span text:style-name="T6">4. </text:span><text:span text:style-name="T8">Mensagem de nenhum registro encontrado; </text:span></text:p>
              <text:p text:style-name="P4"><text:span text:style-name="T6"/></text:p>
            </office:annotation>
            <text:p>4</text:p>
          </table:table-cell>
          <table:table-cell table:style-name="ce39" office:value-type="float" office:value="1" calcext:value-type="float">
            <office:annotation draw:style-name="gr23" draw:text-style-name="P5" svg:width="28.99mm" svg:height="9.81mm" svg:x="181.52mm" svg:y="142.69mm" draw:caption-point-x="-6.1mm" draw:caption-point-y="15.1mm">
              <dc:date>2018-02-01T00:00:00</dc:date>
              <text:p text:style-name="P4"><text:span text:style-name="T6">1. Ordem de Serviço;</text:span></text:p>
            </office:annotation>
            <text:p>1</text:p>
          </table:table-cell>
          <table:table-cell table:style-name="ce39" table:formula="of:=CONCATENATE([.G27];[.L27])" office:value-type="string" office:string-value="CEL" calcext:value-type="string">
            <text:p>CEL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5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7]=&quot;I&quot;;[$Sumário.$F$55];IF([.H27]=&quot;A&quot;;[$Sumário.$F$56];[$Sumário.$F$57]))" office:value-type="float" office:value="1" calcext:value-type="float">
            <text:p>1,00</text:p>
          </table:table-cell>
          <table:table-cell table:style-name="ce58" table:formula="of:=IF([.G27]=&quot;ALI&quot;;35*[.Q27];IF([.G27]=&quot;AIE&quot;;15*[.Q27]))" office:value-type="boolean" office:boolean-value="false" calcext:value-type="boolean">
            <text:p>FALSO</text:p>
          </table:table-cell>
          <table:table-cell table:style-name="ce35" table:formula="of:=IF(OR([.G27]=&quot;EE&quot;;[.G27]=&quot;CE&quot;);IF([.H27]=&quot;I&quot;;4;(4*[.Q27]));IF([.G27]=&quot;SE&quot;;IF([.H27]=&quot;I&quot;;5;5*[.Q27]);IF([.G27]=&quot;ALI&quot;;IF([.H27]=&quot;I&quot;;7;7*[.Q27]);IF([.G27]=&quot;AIE&quot;;IF([.H27]=&quot;I&quot;;5;5*[.Q27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35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3" office:value-type="string" calcext:value-type="string">
            <text:p>Visualizar Detalhes OS 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4" calcext:value-type="float">
            <office:annotation draw:style-name="gr26" draw:text-style-name="P5" svg:width="28.99mm" svg:height="119.01mm" svg:x="170.94mm" svg:y="149.04mm" draw:caption-point-x="-6.1mm" draw:caption-point-y="15.1mm">
              <dc:date>2018-02-01T00:00:00</dc:date>
              <text:p text:style-name="P4"><text:span text:style-name="T6">1. Selecionar Ordem de Serviço a ser visualizada;</text:span></text:p>
              <text:p text:style-name="P4"><text:span text:style-name="T6">2. Nº Ordem de Serviço;</text:span></text:p>
              <text:p text:style-name="P4"><text:span text:style-name="T6">3. Nº Contrato;</text:span></text:p>
              <text:p text:style-name="P4"><text:span text:style-name="T6">4. Data de Abertura;</text:span></text:p>
              <text:p text:style-name="P4"><text:span text:style-name="T6">5. Data de Previsão da Conclusão;</text:span></text:p>
              <text:p text:style-name="P4"><text:span text:style-name="T6">6. Data de Conclusão;</text:span></text:p>
              <text:p text:style-name="P4"><text:span text:style-name="T6">7. Descrição do Problema;</text:span></text:p>
              <text:p text:style-name="P4"><text:span text:style-name="T6">8. Descrição da Solução;</text:span></text:p>
              <text:p text:style-name="P4"><text:span text:style-name="T6">9. Observação;</text:span></text:p>
              <text:p text:style-name="P4"><text:span text:style-name="T6">10. Valor da Ordem de Serviço;</text:span></text:p>
              <text:p text:style-name="P4"><text:span text:style-name="T6"/></text:p>
              <text:p text:style-name="P4"><text:span text:style-name="T7">Histórico da Ordem de Serviço:</text:span></text:p>
              <text:p text:style-name="P4"><text:span text:style-name="T6">11. Data;</text:span></text:p>
              <text:p text:style-name="P4"><text:span text:style-name="T6">12. Ação;</text:span></text:p>
              <text:p text:style-name="P4"><text:span text:style-name="T6">13. Responsável;</text:span></text:p>
              <text:p text:style-name="P4"><text:span text:style-name="T6">14. Observação;</text:span></text:p>
            </office:annotation>
            <text:p>14</text:p>
          </table:table-cell>
          <table:table-cell table:style-name="ce39" office:value-type="float" office:value="2" calcext:value-type="float">
            <office:annotation draw:style-name="gr21" draw:text-style-name="P5" svg:width="28.99mm" svg:height="13.71mm" svg:x="181.52mm" svg:y="149.04mm" draw:caption-point-x="-6.1mm" draw:caption-point-y="15.1mm">
              <dc:date>2018-02-01T00:00:00</dc:date>
              <text:p text:style-name="P4"><text:span text:style-name="T6">1. Ordem de Serviço;</text:span></text:p>
              <text:p text:style-name="P4"><text:span text:style-name="T6">2. Contrato;</text:span></text:p>
            </office:annotation>
            <text:p>2</text:p>
          </table:table-cell>
          <table:table-cell table:style-name="ce39" table:formula="of:=CONCATENATE([.G28];[.L28])" office:value-type="string" office:string-value="CEA" calcext:value-type="string">
            <text:p>CEA</text:p>
          </table:table-cell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50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28]=&quot;I&quot;;[$Sumário.$F$55];IF([.H28]=&quot;A&quot;;[$Sumário.$F$56];[$Sumário.$F$57]))" office:value-type="float" office:value="1" calcext:value-type="float">
            <text:p>1,00</text:p>
          </table:table-cell>
          <table:table-cell table:style-name="ce58" table:formula="of:=IF([.G28]=&quot;ALI&quot;;35*[.Q28];IF([.G28]=&quot;AIE&quot;;15*[.Q28]))" office:value-type="boolean" office:boolean-value="false" calcext:value-type="boolean">
            <text:p>FALSO</text:p>
          </table:table-cell>
          <table:table-cell table:style-name="ce35" table:formula="of:=IF(OR([.G28]=&quot;EE&quot;;[.G28]=&quot;CE&quot;);IF([.H28]=&quot;I&quot;;4;(4*[.Q28]));IF([.G28]=&quot;SE&quot;;IF([.H28]=&quot;I&quot;;5;5*[.Q28]);IF([.G28]=&quot;ALI&quot;;IF([.H28]=&quot;I&quot;;7;7*[.Q28]);IF([.G28]=&quot;AIE&quot;;IF([.H28]=&quot;I&quot;;5;5*[.Q28])))))" office:value-type="float" office:value="4" calcext:value-type="float">
            <text:p>4</text:p>
          </table:table-cell>
          <table:table-cell table:style-name="ce35"/>
          <table:table-cell table:style-name="ce35" office:value-type="string" calcext:value-type="string">
            <text:p>RFU0013</text:p>
          </table:table-cell>
          <table:table-cell table:style-name="ce35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Funções de Dados</text:p>
          </table:table-cell>
          <table:covered-table-cell table:number-columns-repeated="4" table:style-name="ce129"/>
          <table:covered-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29];[.L29])">
            <text:p/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45" table:formula="of:=IF([.L29]=&quot;L&quot;;&quot;Baixa&quot;;IF([.L29]=&quot;A&quot;;&quot;Média&quot;;IF([.L29]=&quot;&quot;;&quot;&quot;;&quot;Alta&quot;)))">
            <text:p/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50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9"/>
          <table:table-cell table:style-name="ce56" table:formula="of:=IF([.H29]=&quot;I&quot;;[$Sumário.$F$55];IF([.H29]=&quot;A&quot;;[$Sumário.$F$56];[$Sumário.$F$57]))" office:value-type="float" office:value="0.4" calcext:value-type="float">
            <text:p>0,40</text:p>
          </table:table-cell>
          <table:table-cell table:style-name="ce58" table:formula="of:=IF([.G29]=&quot;ALI&quot;;35*[.Q29];IF([.G29]=&quot;AIE&quot;;15*[.Q29]))" office:value-type="boolean" office:boolean-value="false" calcext:value-type="boolean">
            <text:p>FALSO</text:p>
          </table:table-cell>
          <table:table-cell table:style-name="ce59" table:formula="of:=IF(OR([.G29]=&quot;EE&quot;;[.G29]=&quot;CE&quot;);IF([.H29]=&quot;I&quot;;4;(4*[.Q29]));IF([.G29]=&quot;SE&quot;;IF([.H29]=&quot;I&quot;;5;5*[.Q29]);IF([.G29]=&quot;ALI&quot;;IF([.H29]=&quot;I&quot;;7;7*[.Q29]);IF([.G29]=&quot;AIE&quot;;IF([.H29]=&quot;I&quot;;5;5*[.Q2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trat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office:annotation draw:style-name="gr27" draw:text-style-name="P5" svg:width="28.99mm" svg:height="83.91mm" svg:x="170.94mm" svg:y="161.74mm" draw:caption-point-x="-6.1mm" draw:caption-point-y="15.1mm">
              <dc:date>2018-02-01T00:00:00</dc:date>
              <text:p text:style-name="P4"><text:span text:style-name="T7">Contrato;</text:span></text:p>
              <text:p text:style-name="P4"><text:span text:style-name="T6">1. Id;</text:span></text:p>
              <text:p text:style-name="P4"><text:span text:style-name="T6">2. Nº Contrato;</text:span></text:p>
              <text:p text:style-name="P4"><text:span text:style-name="T6">3. Descrição;</text:span></text:p>
              <text:p text:style-name="P4"><text:span text:style-name="T6">4. Data do Contrato;</text:span></text:p>
              <text:p text:style-name="P4"><text:span text:style-name="T6">5. Data de Previsão do Encerramento;</text:span></text:p>
              <text:p text:style-name="P4"><text:span text:style-name="T6">6. Status do Contrato</text:span></text:p>
              <text:p text:style-name="P4"><text:span text:style-name="T6"/></text:p>
              <text:p text:style-name="P4"><text:span text:style-name="T7">Cliente:</text:span></text:p>
              <text:p text:style-name="P4"><text:span text:style-name="T6">7. Nome do Cliente;</text:span></text:p>
              <text:p text:style-name="P4"><text:span text:style-name="T6"/></text:p>
              <text:p text:style-name="P4"><text:span text:style-name="T7">Histórico:</text:span></text:p>
              <text:p text:style-name="P4"><text:span text:style-name="T6">8. Data;</text:span></text:p>
              <text:p text:style-name="P4"><text:span text:style-name="T6">9. Ação;</text:span></text:p>
              <text:p text:style-name="P4"><text:span text:style-name="T6">10. Login;</text:span></text:p>
              <text:p text:style-name="P4"><text:span text:style-name="T6">11. Observação;</text:span></text:p>
            </office:annotation>
            <text:p>11</text:p>
          </table:table-cell>
          <table:table-cell table:style-name="ce39" office:value-type="float" office:value="2" calcext:value-type="float">
            <office:annotation draw:style-name="gr28" draw:text-style-name="P5" svg:width="28.99mm" svg:height="17.61mm" svg:x="181.52mm" svg:y="161.74mm" draw:caption-point-x="-6.1mm" draw:caption-point-y="15.1mm">
              <dc:date>2018-02-05T00:00:00</dc:date>
              <text:p text:style-name="P4"><text:span text:style-name="T6">1. Contrato;</text:span></text:p>
              <text:p text:style-name="P4"><text:span text:style-name="T6">2. Historico do Contrato;</text:span></text:p>
            </office:annotation>
            <text:p>2</text:p>
          </table:table-cell>
          <table:table-cell table:style-name="ce39" table:formula="of:=CONCATENATE([.G30];[.L30])" office:value-type="string" office:string-value="ALIL" calcext:value-type="string">
            <text:p>ALIL</text:p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45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50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0]=&quot;I&quot;;[$Sumário.$F$55];IF([.H30]=&quot;A&quot;;[$Sumário.$F$56];[$Sumário.$F$57]))" office:value-type="float" office:value="1" calcext:value-type="float">
            <text:p>1,00</text:p>
          </table:table-cell>
          <table:table-cell table:style-name="ce55" table:formula="of:=IF([.G30]=&quot;ALI&quot;;35*[.Q30];IF([.G30]=&quot;AIE&quot;;15*[.Q30]))" office:value-type="float" office:value="35" calcext:value-type="float">
            <text:p>35</text:p>
          </table:table-cell>
          <table:table-cell table:style-name="ce35" table:formula="of:=IF(OR([.G30]=&quot;EE&quot;;[.G30]=&quot;CE&quot;);IF([.H30]=&quot;I&quot;;4;(4*[.Q30]));IF([.G30]=&quot;SE&quot;;IF([.H30]=&quot;I&quot;;5;5*[.Q30]);IF([.G30]=&quot;ALI&quot;;IF([.H30]=&quot;I&quot;;7;7*[.Q30]);IF([.G30]=&quot;AIE&quot;;IF([.H30]=&quot;I&quot;;5;5*[.Q30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Ordem de Serviço</text:p>
          </table:table-cell>
          <table:table-cell table:style-name="ce35" table:number-columns-repeated="4"/>
          <table:table-cell table:style-name="ce133"/>
          <table:table-cell table:style-name="ce134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7" calcext:value-type="float">
            <office:annotation draw:style-name="gr29" draw:text-style-name="P5" svg:width="28.99mm" svg:height="119.55mm" svg:x="170.94mm" svg:y="168.09mm" draw:caption-point-x="-6.1mm" draw:caption-point-y="15.1mm">
              <dc:date>2018-02-01T00:00:00</dc:date>
              <text:p text:style-name="P4"><text:span text:style-name="T7">Ordem de Serviço:</text:span></text:p>
              <text:p text:style-name="P4"><text:span text:style-name="T9">1. Id;</text:span></text:p>
              <text:p text:style-name="P4"><text:span text:style-name="T9">2. Nº Contrato;</text:span></text:p>
              <text:p text:style-name="P4"><text:span text:style-name="T9">3. Data de Abertura;</text:span></text:p>
              <text:p text:style-name="P4"><text:span text:style-name="T9">4. Data de Previsão de Conclusão;</text:span></text:p>
              <text:p text:style-name="P4"><text:span text:style-name="T9">5. Descrição do Problema;</text:span></text:p>
              <text:p text:style-name="P4"><text:span text:style-name="T9">6. Descrição da Solução;</text:span></text:p>
              <text:p text:style-name="P4"><text:span text:style-name="T9">7. Observação;</text:span></text:p>
              <text:p text:style-name="P4"><text:span text:style-name="T9">8. Valor da Ordem de Serviço;</text:span></text:p>
              <text:p text:style-name="P4"><text:span text:style-name="T9">9. Status da Ordem de Serviço;</text:span></text:p>
              <text:p text:style-name="P4"><text:span text:style-name="T9">10. Prioridade;</text:span></text:p>
              <text:p text:style-name="P4"><text:span text:style-name="T6"/></text:p>
              <text:p text:style-name="P4"><text:span text:style-name="T7">Solicitação de Pagemento:</text:span></text:p>
              <text:p text:style-name="P4"><text:span text:style-name="T9">11. Data de Vencimento;</text:span></text:p>
              <text:p text:style-name="P4"><text:span text:style-name="T9">12. Valor do Pagamento;</text:span></text:p>
              <text:p text:style-name="P4"><text:span text:style-name="T6"/></text:p>
              <text:p text:style-name="P4"><text:span text:style-name="T7">Cliente:</text:span></text:p>
              <text:p text:style-name="P4"><text:span text:style-name="T9">13. Nome do Gestor;</text:span></text:p>
              <text:p text:style-name="P4"><text:span text:style-name="T6"/></text:p>
              <text:p text:style-name="P4"><text:span text:style-name="T7">Histórico da Ordem de Serviço:</text:span></text:p>
              <text:p text:style-name="P4"><text:span text:style-name="T9">14. Data;</text:span></text:p>
              <text:p text:style-name="P4"><text:span text:style-name="T9">15. Ação;</text:span></text:p>
              <text:p text:style-name="P4"><text:span text:style-name="T9">16. Login;</text:span></text:p>
              <text:p text:style-name="P4"><text:span text:style-name="T9">17. Observação;</text:span></text:p>
            </office:annotation>
            <text:p>17</text:p>
          </table:table-cell>
          <table:table-cell table:style-name="ce39" office:value-type="float" office:value="3" calcext:value-type="float">
            <office:annotation draw:style-name="gr16" draw:text-style-name="P5" svg:width="28.99mm" svg:height="33.21mm" svg:x="181.52mm" svg:y="168.09mm" draw:caption-point-x="-6.1mm" draw:caption-point-y="15.1mm">
              <dc:date>2018-02-05T00:00:00</dc:date>
              <text:p text:style-name="P4"><text:span text:style-name="T6">1. Ordem de Serviço;</text:span></text:p>
              <text:p text:style-name="P4"><text:span text:style-name="T6">2. Solicitação de Pagamento;</text:span></text:p>
              <text:p text:style-name="P4"><text:span text:style-name="T6">3. Histórico da Ordem de Serviço;</text:span></text:p>
            </office:annotation>
            <text:p>3</text:p>
          </table:table-cell>
          <table:table-cell table:style-name="ce39" table:formula="of:=CONCATENATE([.G31];[.L31])" office:value-type="string" office:string-value="ALIL" calcext:value-type="string">
            <text:p>ALIL</text:p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45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50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1]=&quot;I&quot;;[$Sumário.$F$55];IF([.H31]=&quot;A&quot;;[$Sumário.$F$56];[$Sumário.$F$57]))" office:value-type="float" office:value="1" calcext:value-type="float">
            <text:p>1,00</text:p>
          </table:table-cell>
          <table:table-cell table:style-name="ce55" table:formula="of:=IF([.G31]=&quot;ALI&quot;;35*[.Q31];IF([.G31]=&quot;AIE&quot;;15*[.Q31]))" office:value-type="float" office:value="35" calcext:value-type="float">
            <text:p>35</text:p>
          </table:table-cell>
          <table:table-cell table:style-name="ce35" table:formula="of:=IF(OR([.G31]=&quot;EE&quot;;[.G31]=&quot;CE&quot;);IF([.H31]=&quot;I&quot;;4;(4*[.Q31]));IF([.G31]=&quot;SE&quot;;IF([.H31]=&quot;I&quot;;5;5*[.Q31]);IF([.G31]=&quot;ALI&quot;;IF([.H31]=&quot;I&quot;;7;7*[.Q31]);IF([.G31]=&quot;AIE&quot;;IF([.H31]=&quot;I&quot;;5;5*[.Q31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2];[.L32])">
            <text:p/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45" table:formula="of:=IF([.L32]=&quot;L&quot;;&quot;Baixa&quot;;IF([.L32]=&quot;A&quot;;&quot;Média&quot;;IF([.L32]=&quot;&quot;;&quot;&quot;;&quot;Alta&quot;)))">
            <text:p/>
          </table:table-cell>
          <table:table-cell table:style-name="ce4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50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39"/>
          <table:table-cell table:style-name="ce56" table:formula="of:=IF([.H32]=&quot;I&quot;;[$Sumário.$F$55];IF([.H32]=&quot;A&quot;;[$Sumário.$F$56];[$Sumário.$F$57]))" office:value-type="float" office:value="0.4" calcext:value-type="float">
            <text:p>0,40</text:p>
          </table:table-cell>
          <table:table-cell table:style-name="ce58" table:formula="of:=IF([.G32]=&quot;ALI&quot;;35*[.Q32];IF([.G32]=&quot;AIE&quot;;15*[.Q32]))" office:value-type="boolean" office:boolean-value="false" calcext:value-type="boolean">
            <text:p>FALSO</text:p>
          </table:table-cell>
          <table:table-cell table:style-name="ce59" table:formula="of:=IF(OR([.G32]=&quot;EE&quot;;[.G32]=&quot;CE&quot;);IF([.H32]=&quot;I&quot;;4;(4*[.Q32]));IF([.G32]=&quot;SE&quot;;IF([.H32]=&quot;I&quot;;5;5*[.Q32]);IF([.G32]=&quot;ALI&quot;;IF([.H32]=&quot;I&quot;;7;7*[.Q32]);IF([.G32]=&quot;AIE&quot;;IF([.H32]=&quot;I&quot;;5;5*[.Q3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3];[.L33])">
            <text:p/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45" table:formula="of:=IF([.L33]=&quot;L&quot;;&quot;Baixa&quot;;IF([.L33]=&quot;A&quot;;&quot;Média&quot;;IF([.L33]=&quot;&quot;;&quot;&quot;;&quot;Alta&quot;)))">
            <text:p/>
          </table:table-cell>
          <table:table-cell table:style-name="ce4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50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9"/>
          <table:table-cell table:style-name="ce56" table:formula="of:=IF([.H33]=&quot;I&quot;;[$Sumário.$F$55];IF([.H33]=&quot;A&quot;;[$Sumário.$F$56];[$Sumário.$F$57]))" office:value-type="float" office:value="0.4" calcext:value-type="float">
            <text:p>0,40</text:p>
          </table:table-cell>
          <table:table-cell table:style-name="ce58" table:formula="of:=IF([.G33]=&quot;ALI&quot;;35*[.Q33];IF([.G33]=&quot;AIE&quot;;15*[.Q33]))" office:value-type="boolean" office:boolean-value="false" calcext:value-type="boolean">
            <text:p>FALSO</text:p>
          </table:table-cell>
          <table:table-cell table:style-name="ce59" table:formula="of:=IF(OR([.G33]=&quot;EE&quot;;[.G33]=&quot;CE&quot;);IF([.H33]=&quot;I&quot;;4;(4*[.Q33]));IF([.G33]=&quot;SE&quot;;IF([.H33]=&quot;I&quot;;5;5*[.Q33]);IF([.G33]=&quot;ALI&quot;;IF([.H33]=&quot;I&quot;;7;7*[.Q33]);IF([.G33]=&quot;AIE&quot;;IF([.H33]=&quot;I&quot;;5;5*[.Q3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4];[.L34])">
            <text:p/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45" table:formula="of:=IF([.L34]=&quot;L&quot;;&quot;Baixa&quot;;IF([.L34]=&quot;A&quot;;&quot;Média&quot;;IF([.L34]=&quot;&quot;;&quot;&quot;;&quot;Alta&quot;)))">
            <text:p/>
          </table:table-cell>
          <table:table-cell table:style-name="ce4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50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39"/>
          <table:table-cell table:style-name="ce56" table:formula="of:=IF([.H34]=&quot;I&quot;;[$Sumário.$F$55];IF([.H34]=&quot;A&quot;;[$Sumário.$F$56];[$Sumário.$F$57]))" office:value-type="float" office:value="0.4" calcext:value-type="float">
            <text:p>0,40</text:p>
          </table:table-cell>
          <table:table-cell table:style-name="ce58" table:formula="of:=IF([.G34]=&quot;ALI&quot;;35*[.Q34];IF([.G34]=&quot;AIE&quot;;15*[.Q34]))" office:value-type="boolean" office:boolean-value="false" calcext:value-type="boolean">
            <text:p>FALSO</text:p>
          </table:table-cell>
          <table:table-cell table:style-name="ce59" table:formula="of:=IF(OR([.G34]=&quot;EE&quot;;[.G34]=&quot;CE&quot;);IF([.H34]=&quot;I&quot;;4;(4*[.Q34]));IF([.G34]=&quot;SE&quot;;IF([.H34]=&quot;I&quot;;5;5*[.Q34]);IF([.G34]=&quot;ALI&quot;;IF([.H34]=&quot;I&quot;;7;7*[.Q34]);IF([.G34]=&quot;AIE&quot;;IF([.H34]=&quot;I&quot;;5;5*[.Q3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5];[.L35])">
            <text:p/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45" table:formula="of:=IF([.L35]=&quot;L&quot;;&quot;Baixa&quot;;IF([.L35]=&quot;A&quot;;&quot;Média&quot;;IF([.L35]=&quot;&quot;;&quot;&quot;;&quot;Alta&quot;)))">
            <text:p/>
          </table:table-cell>
          <table:table-cell table:style-name="ce4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50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9"/>
          <table:table-cell table:style-name="ce56" table:formula="of:=IF([.H35]=&quot;I&quot;;[$Sumário.$F$55];IF([.H35]=&quot;A&quot;;[$Sumário.$F$56];[$Sumário.$F$57]))" office:value-type="float" office:value="0.4" calcext:value-type="float">
            <text:p>0,40</text:p>
          </table:table-cell>
          <table:table-cell table:style-name="ce58" table:formula="of:=IF([.G35]=&quot;ALI&quot;;35*[.Q35];IF([.G35]=&quot;AIE&quot;;15*[.Q35]))" office:value-type="boolean" office:boolean-value="false" calcext:value-type="boolean">
            <text:p>FALSO</text:p>
          </table:table-cell>
          <table:table-cell table:style-name="ce59" table:formula="of:=IF(OR([.G35]=&quot;EE&quot;;[.G35]=&quot;CE&quot;);IF([.H35]=&quot;I&quot;;4;(4*[.Q35]));IF([.G35]=&quot;SE&quot;;IF([.H35]=&quot;I&quot;;5;5*[.Q35]);IF([.G35]=&quot;ALI&quot;;IF([.H35]=&quot;I&quot;;7;7*[.Q35]);IF([.G35]=&quot;AIE&quot;;IF([.H35]=&quot;I&quot;;5;5*[.Q3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6];[.L36])">
            <text:p/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45" table:formula="of:=IF([.L36]=&quot;L&quot;;&quot;Baixa&quot;;IF([.L36]=&quot;A&quot;;&quot;Média&quot;;IF([.L36]=&quot;&quot;;&quot;&quot;;&quot;Alta&quot;)))">
            <text:p/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50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9"/>
          <table:table-cell table:style-name="ce56" table:formula="of:=IF([.H36]=&quot;I&quot;;[$Sumário.$F$55];IF([.H36]=&quot;A&quot;;[$Sumário.$F$56];[$Sumário.$F$57]))" office:value-type="float" office:value="0.4" calcext:value-type="float">
            <text:p>0,40</text:p>
          </table:table-cell>
          <table:table-cell table:style-name="ce58" table:formula="of:=IF([.G36]=&quot;ALI&quot;;35*[.Q36];IF([.G36]=&quot;AIE&quot;;15*[.Q36]))" office:value-type="boolean" office:boolean-value="false" calcext:value-type="boolean">
            <text:p>FALSO</text:p>
          </table:table-cell>
          <table:table-cell table:style-name="ce59" table:formula="of:=IF(OR([.G36]=&quot;EE&quot;;[.G36]=&quot;CE&quot;);IF([.H36]=&quot;I&quot;;4;(4*[.Q36]));IF([.G36]=&quot;SE&quot;;IF([.H36]=&quot;I&quot;;5;5*[.Q36]);IF([.G36]=&quot;ALI&quot;;IF([.H36]=&quot;I&quot;;7;7*[.Q36]);IF([.G36]=&quot;AIE&quot;;IF([.H36]=&quot;I&quot;;5;5*[.Q3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7];[.L37])">
            <text:p/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45" table:formula="of:=IF([.L37]=&quot;L&quot;;&quot;Baixa&quot;;IF([.L37]=&quot;A&quot;;&quot;Média&quot;;IF([.L37]=&quot;&quot;;&quot;&quot;;&quot;Alta&quot;)))">
            <text:p/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50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9"/>
          <table:table-cell table:style-name="ce56" table:formula="of:=IF([.H37]=&quot;I&quot;;[$Sumário.$F$55];IF([.H37]=&quot;A&quot;;[$Sumário.$F$56];[$Sumário.$F$57]))" office:value-type="float" office:value="0.4" calcext:value-type="float">
            <text:p>0,40</text:p>
          </table:table-cell>
          <table:table-cell table:style-name="ce58" table:formula="of:=IF([.G37]=&quot;ALI&quot;;35*[.Q37];IF([.G37]=&quot;AIE&quot;;15*[.Q37]))" office:value-type="boolean" office:boolean-value="false" calcext:value-type="boolean">
            <text:p>FALSO</text:p>
          </table:table-cell>
          <table:table-cell table:style-name="ce59" table:formula="of:=IF(OR([.G37]=&quot;EE&quot;;[.G37]=&quot;CE&quot;);IF([.H37]=&quot;I&quot;;4;(4*[.Q37]));IF([.G37]=&quot;SE&quot;;IF([.H37]=&quot;I&quot;;5;5*[.Q37]);IF([.G37]=&quot;ALI&quot;;IF([.H37]=&quot;I&quot;;7;7*[.Q37]);IF([.G37]=&quot;AIE&quot;;IF([.H37]=&quot;I&quot;;5;5*[.Q3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8];[.L38])">
            <text:p/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45" table:formula="of:=IF([.L38]=&quot;L&quot;;&quot;Baixa&quot;;IF([.L38]=&quot;A&quot;;&quot;Média&quot;;IF([.L38]=&quot;&quot;;&quot;&quot;;&quot;Alta&quot;)))">
            <text:p/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50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9"/>
          <table:table-cell table:style-name="ce56" table:formula="of:=IF([.H38]=&quot;I&quot;;[$Sumário.$F$55];IF([.H38]=&quot;A&quot;;[$Sumário.$F$56];[$Sumário.$F$57]))" office:value-type="float" office:value="0.4" calcext:value-type="float">
            <text:p>0,40</text:p>
          </table:table-cell>
          <table:table-cell table:style-name="ce58" table:formula="of:=IF([.G38]=&quot;ALI&quot;;35*[.Q38];IF([.G38]=&quot;AIE&quot;;15*[.Q38]))" office:value-type="boolean" office:boolean-value="false" calcext:value-type="boolean">
            <text:p>FALSO</text:p>
          </table:table-cell>
          <table:table-cell table:style-name="ce59" table:formula="of:=IF(OR([.G38]=&quot;EE&quot;;[.G38]=&quot;CE&quot;);IF([.H38]=&quot;I&quot;;4;(4*[.Q38]));IF([.G38]=&quot;SE&quot;;IF([.H38]=&quot;I&quot;;5;5*[.Q38]);IF([.G38]=&quot;ALI&quot;;IF([.H38]=&quot;I&quot;;7;7*[.Q38]);IF([.G38]=&quot;AIE&quot;;IF([.H38]=&quot;I&quot;;5;5*[.Q3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9];[.L39])">
            <text:p/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45" table:formula="of:=IF([.L39]=&quot;L&quot;;&quot;Baixa&quot;;IF([.L39]=&quot;A&quot;;&quot;Média&quot;;IF([.L39]=&quot;&quot;;&quot;&quot;;&quot;Alta&quot;)))">
            <text:p/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50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9"/>
          <table:table-cell table:style-name="ce56" table:formula="of:=IF([.H39]=&quot;I&quot;;[$Sumário.$F$55];IF([.H39]=&quot;A&quot;;[$Sumário.$F$56];[$Sumário.$F$57]))" office:value-type="float" office:value="0.4" calcext:value-type="float">
            <text:p>0,40</text:p>
          </table:table-cell>
          <table:table-cell table:style-name="ce58" table:formula="of:=IF([.G39]=&quot;ALI&quot;;35*[.Q39];IF([.G39]=&quot;AIE&quot;;15*[.Q39]))" office:value-type="boolean" office:boolean-value="false" calcext:value-type="boolean">
            <text:p>FALSO</text:p>
          </table:table-cell>
          <table:table-cell table:style-name="ce59" table:formula="of:=IF(OR([.G39]=&quot;EE&quot;;[.G39]=&quot;CE&quot;);IF([.H39]=&quot;I&quot;;4;(4*[.Q39]));IF([.G39]=&quot;SE&quot;;IF([.H39]=&quot;I&quot;;5;5*[.Q39]);IF([.G39]=&quot;ALI&quot;;IF([.H39]=&quot;I&quot;;7;7*[.Q39]);IF([.G39]=&quot;AIE&quot;;IF([.H39]=&quot;I&quot;;5;5*[.Q3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0];[.L40])">
            <text:p/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45" table:formula="of:=IF([.L40]=&quot;L&quot;;&quot;Baixa&quot;;IF([.L40]=&quot;A&quot;;&quot;Média&quot;;IF([.L40]=&quot;&quot;;&quot;&quot;;&quot;Alta&quot;)))">
            <text:p/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50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39"/>
          <table:table-cell table:style-name="ce56" table:formula="of:=IF([.H40]=&quot;I&quot;;[$Sumário.$F$55];IF([.H40]=&quot;A&quot;;[$Sumário.$F$56];[$Sumário.$F$57]))" office:value-type="float" office:value="0.4" calcext:value-type="float">
            <text:p>0,40</text:p>
          </table:table-cell>
          <table:table-cell table:style-name="ce58" table:formula="of:=IF([.G40]=&quot;ALI&quot;;35*[.Q40];IF([.G40]=&quot;AIE&quot;;15*[.Q40]))" office:value-type="boolean" office:boolean-value="false" calcext:value-type="boolean">
            <text:p>FALSO</text:p>
          </table:table-cell>
          <table:table-cell table:style-name="ce59" table:formula="of:=IF(OR([.G40]=&quot;EE&quot;;[.G40]=&quot;CE&quot;);IF([.H40]=&quot;I&quot;;4;(4*[.Q40]));IF([.G40]=&quot;SE&quot;;IF([.H40]=&quot;I&quot;;5;5*[.Q40]);IF([.G40]=&quot;ALI&quot;;IF([.H40]=&quot;I&quot;;7;7*[.Q40]);IF([.G40]=&quot;AIE&quot;;IF([.H40]=&quot;I&quot;;5;5*[.Q4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1];[.L41])">
            <text:p/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45" table:formula="of:=IF([.L41]=&quot;L&quot;;&quot;Baixa&quot;;IF([.L41]=&quot;A&quot;;&quot;Média&quot;;IF([.L41]=&quot;&quot;;&quot;&quot;;&quot;Alta&quot;)))">
            <text:p/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50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9"/>
          <table:table-cell table:style-name="ce56" table:formula="of:=IF([.H41]=&quot;I&quot;;[$Sumário.$F$55];IF([.H41]=&quot;A&quot;;[$Sumário.$F$56];[$Sumário.$F$57]))" office:value-type="float" office:value="0.4" calcext:value-type="float">
            <text:p>0,40</text:p>
          </table:table-cell>
          <table:table-cell table:style-name="ce58" table:formula="of:=IF([.G41]=&quot;ALI&quot;;35*[.Q41];IF([.G41]=&quot;AIE&quot;;15*[.Q41]))" office:value-type="boolean" office:boolean-value="false" calcext:value-type="boolean">
            <text:p>FALSO</text:p>
          </table:table-cell>
          <table:table-cell table:style-name="ce59" table:formula="of:=IF(OR([.G41]=&quot;EE&quot;;[.G41]=&quot;CE&quot;);IF([.H41]=&quot;I&quot;;4;(4*[.Q41]));IF([.G41]=&quot;SE&quot;;IF([.H41]=&quot;I&quot;;5;5*[.Q41]);IF([.G41]=&quot;ALI&quot;;IF([.H41]=&quot;I&quot;;7;7*[.Q41]);IF([.G41]=&quot;AIE&quot;;IF([.H41]=&quot;I&quot;;5;5*[.Q4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2];[.L42])">
            <text:p/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45" table:formula="of:=IF([.L42]=&quot;L&quot;;&quot;Baixa&quot;;IF([.L42]=&quot;A&quot;;&quot;Média&quot;;IF([.L42]=&quot;&quot;;&quot;&quot;;&quot;Alta&quot;)))">
            <text:p/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50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9"/>
          <table:table-cell table:style-name="ce56" table:formula="of:=IF([.H42]=&quot;I&quot;;[$Sumário.$F$55];IF([.H42]=&quot;A&quot;;[$Sumário.$F$56];[$Sumário.$F$57]))" office:value-type="float" office:value="0.4" calcext:value-type="float">
            <text:p>0,40</text:p>
          </table:table-cell>
          <table:table-cell table:style-name="ce58" table:formula="of:=IF([.G42]=&quot;ALI&quot;;35*[.Q42];IF([.G42]=&quot;AIE&quot;;15*[.Q42]))" office:value-type="boolean" office:boolean-value="false" calcext:value-type="boolean">
            <text:p>FALSO</text:p>
          </table:table-cell>
          <table:table-cell table:style-name="ce59" table:formula="of:=IF(OR([.G42]=&quot;EE&quot;;[.G42]=&quot;CE&quot;);IF([.H42]=&quot;I&quot;;4;(4*[.Q42]));IF([.G42]=&quot;SE&quot;;IF([.H42]=&quot;I&quot;;5;5*[.Q42]);IF([.G42]=&quot;ALI&quot;;IF([.H42]=&quot;I&quot;;7;7*[.Q42]);IF([.G42]=&quot;AIE&quot;;IF([.H42]=&quot;I&quot;;5;5*[.Q4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3];[.L43])">
            <text:p/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45" table:formula="of:=IF([.L43]=&quot;L&quot;;&quot;Baixa&quot;;IF([.L43]=&quot;A&quot;;&quot;Média&quot;;IF([.L43]=&quot;&quot;;&quot;&quot;;&quot;Alta&quot;)))">
            <text:p/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50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9"/>
          <table:table-cell table:style-name="ce56" table:formula="of:=IF([.H43]=&quot;I&quot;;[$Sumário.$F$55];IF([.H43]=&quot;A&quot;;[$Sumário.$F$56];[$Sumário.$F$57]))" office:value-type="float" office:value="0.4" calcext:value-type="float">
            <text:p>0,40</text:p>
          </table:table-cell>
          <table:table-cell table:style-name="ce58" table:formula="of:=IF([.G43]=&quot;ALI&quot;;35*[.Q43];IF([.G43]=&quot;AIE&quot;;15*[.Q43]))" office:value-type="boolean" office:boolean-value="false" calcext:value-type="boolean">
            <text:p>FALSO</text:p>
          </table:table-cell>
          <table:table-cell table:style-name="ce59" table:formula="of:=IF(OR([.G43]=&quot;EE&quot;;[.G43]=&quot;CE&quot;);IF([.H43]=&quot;I&quot;;4;(4*[.Q43]));IF([.G43]=&quot;SE&quot;;IF([.H43]=&quot;I&quot;;5;5*[.Q43]);IF([.G43]=&quot;ALI&quot;;IF([.H43]=&quot;I&quot;;7;7*[.Q43]);IF([.G43]=&quot;AIE&quot;;IF([.H43]=&quot;I&quot;;5;5*[.Q4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4];[.L44])">
            <text:p/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45" table:formula="of:=IF([.L44]=&quot;L&quot;;&quot;Baixa&quot;;IF([.L44]=&quot;A&quot;;&quot;Média&quot;;IF([.L44]=&quot;&quot;;&quot;&quot;;&quot;Alta&quot;)))">
            <text:p/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50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9"/>
          <table:table-cell table:style-name="ce56" table:formula="of:=IF([.H44]=&quot;I&quot;;[$Sumário.$F$55];IF([.H44]=&quot;A&quot;;[$Sumário.$F$56];[$Sumário.$F$57]))" office:value-type="float" office:value="0.4" calcext:value-type="float">
            <text:p>0,40</text:p>
          </table:table-cell>
          <table:table-cell table:style-name="ce58" table:formula="of:=IF([.G44]=&quot;ALI&quot;;35*[.Q44];IF([.G44]=&quot;AIE&quot;;15*[.Q44]))" office:value-type="boolean" office:boolean-value="false" calcext:value-type="boolean">
            <text:p>FALSO</text:p>
          </table:table-cell>
          <table:table-cell table:style-name="ce59" table:formula="of:=IF(OR([.G44]=&quot;EE&quot;;[.G44]=&quot;CE&quot;);IF([.H44]=&quot;I&quot;;4;(4*[.Q44]));IF([.G44]=&quot;SE&quot;;IF([.H44]=&quot;I&quot;;5;5*[.Q44]);IF([.G44]=&quot;ALI&quot;;IF([.H44]=&quot;I&quot;;7;7*[.Q44]);IF([.G44]=&quot;AIE&quot;;IF([.H44]=&quot;I&quot;;5;5*[.Q4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5];[.L45])">
            <text:p/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45" table:formula="of:=IF([.L45]=&quot;L&quot;;&quot;Baixa&quot;;IF([.L45]=&quot;A&quot;;&quot;Média&quot;;IF([.L45]=&quot;&quot;;&quot;&quot;;&quot;Alta&quot;)))">
            <text:p/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50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9"/>
          <table:table-cell table:style-name="ce56" table:formula="of:=IF([.H45]=&quot;I&quot;;[$Sumário.$F$55];IF([.H45]=&quot;A&quot;;[$Sumário.$F$56];[$Sumário.$F$57]))" office:value-type="float" office:value="0.4" calcext:value-type="float">
            <text:p>0,40</text:p>
          </table:table-cell>
          <table:table-cell table:style-name="ce58" table:formula="of:=IF([.G45]=&quot;ALI&quot;;35*[.Q45];IF([.G45]=&quot;AIE&quot;;15*[.Q45]))" office:value-type="boolean" office:boolean-value="false" calcext:value-type="boolean">
            <text:p>FALSO</text:p>
          </table:table-cell>
          <table:table-cell table:style-name="ce59" table:formula="of:=IF(OR([.G45]=&quot;EE&quot;;[.G45]=&quot;CE&quot;);IF([.H45]=&quot;I&quot;;4;(4*[.Q45]));IF([.G45]=&quot;SE&quot;;IF([.H45]=&quot;I&quot;;5;5*[.Q45]);IF([.G45]=&quot;ALI&quot;;IF([.H45]=&quot;I&quot;;7;7*[.Q45]);IF([.G45]=&quot;AIE&quot;;IF([.H45]=&quot;I&quot;;5;5*[.Q4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6];[.L46])">
            <text:p/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45" table:formula="of:=IF([.L46]=&quot;L&quot;;&quot;Baixa&quot;;IF([.L46]=&quot;A&quot;;&quot;Média&quot;;IF([.L46]=&quot;&quot;;&quot;&quot;;&quot;Alta&quot;)))">
            <text:p/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50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9"/>
          <table:table-cell table:style-name="ce56" table:formula="of:=IF([.H46]=&quot;I&quot;;[$Sumário.$F$55];IF([.H46]=&quot;A&quot;;[$Sumário.$F$56];[$Sumário.$F$57]))" office:value-type="float" office:value="0.4" calcext:value-type="float">
            <text:p>0,40</text:p>
          </table:table-cell>
          <table:table-cell table:style-name="ce58" table:formula="of:=IF([.G46]=&quot;ALI&quot;;35*[.Q46];IF([.G46]=&quot;AIE&quot;;15*[.Q46]))" office:value-type="boolean" office:boolean-value="false" calcext:value-type="boolean">
            <text:p>FALSO</text:p>
          </table:table-cell>
          <table:table-cell table:style-name="ce59" table:formula="of:=IF(OR([.G46]=&quot;EE&quot;;[.G46]=&quot;CE&quot;);IF([.H46]=&quot;I&quot;;4;(4*[.Q46]));IF([.G46]=&quot;SE&quot;;IF([.H46]=&quot;I&quot;;5;5*[.Q46]);IF([.G46]=&quot;ALI&quot;;IF([.H46]=&quot;I&quot;;7;7*[.Q46]);IF([.G46]=&quot;AIE&quot;;IF([.H46]=&quot;I&quot;;5;5*[.Q4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7];[.L47])">
            <text:p/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45" table:formula="of:=IF([.L47]=&quot;L&quot;;&quot;Baixa&quot;;IF([.L47]=&quot;A&quot;;&quot;Média&quot;;IF([.L47]=&quot;&quot;;&quot;&quot;;&quot;Alta&quot;)))">
            <text:p/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50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9"/>
          <table:table-cell table:style-name="ce56" table:formula="of:=IF([.H47]=&quot;I&quot;;[$Sumário.$F$55];IF([.H47]=&quot;A&quot;;[$Sumário.$F$56];[$Sumário.$F$57]))" office:value-type="float" office:value="0.4" calcext:value-type="float">
            <text:p>0,40</text:p>
          </table:table-cell>
          <table:table-cell table:style-name="ce58" table:formula="of:=IF([.G47]=&quot;ALI&quot;;35*[.Q47];IF([.G47]=&quot;AIE&quot;;15*[.Q47]))" office:value-type="boolean" office:boolean-value="false" calcext:value-type="boolean">
            <text:p>FALSO</text:p>
          </table:table-cell>
          <table:table-cell table:style-name="ce59" table:formula="of:=IF(OR([.G47]=&quot;EE&quot;;[.G47]=&quot;CE&quot;);IF([.H47]=&quot;I&quot;;4;(4*[.Q47]));IF([.G47]=&quot;SE&quot;;IF([.H47]=&quot;I&quot;;5;5*[.Q47]);IF([.G47]=&quot;ALI&quot;;IF([.H47]=&quot;I&quot;;7;7*[.Q47]);IF([.G47]=&quot;AIE&quot;;IF([.H47]=&quot;I&quot;;5;5*[.Q4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8];[.L48])">
            <text:p/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45" table:formula="of:=IF([.L48]=&quot;L&quot;;&quot;Baixa&quot;;IF([.L48]=&quot;A&quot;;&quot;Média&quot;;IF([.L48]=&quot;&quot;;&quot;&quot;;&quot;Alta&quot;)))">
            <text:p/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50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9"/>
          <table:table-cell table:style-name="ce56" table:formula="of:=IF([.H48]=&quot;I&quot;;[$Sumário.$F$55];IF([.H48]=&quot;A&quot;;[$Sumário.$F$56];[$Sumário.$F$57]))" office:value-type="float" office:value="0.4" calcext:value-type="float">
            <text:p>0,40</text:p>
          </table:table-cell>
          <table:table-cell table:style-name="ce58" table:formula="of:=IF([.G48]=&quot;ALI&quot;;35*[.Q48];IF([.G48]=&quot;AIE&quot;;15*[.Q48]))" office:value-type="boolean" office:boolean-value="false" calcext:value-type="boolean">
            <text:p>FALSO</text:p>
          </table:table-cell>
          <table:table-cell table:style-name="ce59" table:formula="of:=IF(OR([.G48]=&quot;EE&quot;;[.G48]=&quot;CE&quot;);IF([.H48]=&quot;I&quot;;4;(4*[.Q48]));IF([.G48]=&quot;SE&quot;;IF([.H48]=&quot;I&quot;;5;5*[.Q48]);IF([.G48]=&quot;ALI&quot;;IF([.H48]=&quot;I&quot;;7;7*[.Q48]);IF([.G48]=&quot;AIE&quot;;IF([.H48]=&quot;I&quot;;5;5*[.Q4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9];[.L49])">
            <text:p/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45" table:formula="of:=IF([.L49]=&quot;L&quot;;&quot;Baixa&quot;;IF([.L49]=&quot;A&quot;;&quot;Média&quot;;IF([.L49]=&quot;&quot;;&quot;&quot;;&quot;Alta&quot;)))">
            <text:p/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50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9"/>
          <table:table-cell table:style-name="ce56" table:formula="of:=IF([.H49]=&quot;I&quot;;[$Sumário.$F$55];IF([.H49]=&quot;A&quot;;[$Sumário.$F$56];[$Sumário.$F$57]))" office:value-type="float" office:value="0.4" calcext:value-type="float">
            <text:p>0,40</text:p>
          </table:table-cell>
          <table:table-cell table:style-name="ce58" table:formula="of:=IF([.G49]=&quot;ALI&quot;;35*[.Q49];IF([.G49]=&quot;AIE&quot;;15*[.Q49]))" office:value-type="boolean" office:boolean-value="false" calcext:value-type="boolean">
            <text:p>FALSO</text:p>
          </table:table-cell>
          <table:table-cell table:style-name="ce59" table:formula="of:=IF(OR([.G49]=&quot;EE&quot;;[.G49]=&quot;CE&quot;);IF([.H49]=&quot;I&quot;;4;(4*[.Q49]));IF([.G49]=&quot;SE&quot;;IF([.H49]=&quot;I&quot;;5;5*[.Q49]);IF([.G49]=&quot;ALI&quot;;IF([.H49]=&quot;I&quot;;7;7*[.Q49]);IF([.G49]=&quot;AIE&quot;;IF([.H49]=&quot;I&quot;;5;5*[.Q4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50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9"/>
          <table:table-cell table:style-name="ce56" table:formula="of:=IF([.H50]=&quot;I&quot;;[$Sumário.$F$55];IF([.H50]=&quot;A&quot;;[$Sumário.$F$56];[$Sumário.$F$57]))" office:value-type="float" office:value="0.4" calcext:value-type="float">
            <text:p>0,40</text:p>
          </table:table-cell>
          <table:table-cell table:style-name="ce58" table:formula="of:=IF([.G50]=&quot;ALI&quot;;35*[.Q50];IF([.G50]=&quot;AIE&quot;;15*[.Q50]))" office:value-type="boolean" office:boolean-value="false" calcext:value-type="boolean">
            <text:p>FALSO</text:p>
          </table:table-cell>
          <table:table-cell table:style-name="ce59" table:formula="of:=IF(OR([.G50]=&quot;EE&quot;;[.G50]=&quot;CE&quot;);IF([.H50]=&quot;I&quot;;4;(4*[.Q50]));IF([.G50]=&quot;SE&quot;;IF([.H50]=&quot;I&quot;;5;5*[.Q50]);IF([.G50]=&quot;ALI&quot;;IF([.H50]=&quot;I&quot;;7;7*[.Q50]);IF([.G50]=&quot;AIE&quot;;IF([.H50]=&quot;I&quot;;5;5*[.Q5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50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9"/>
          <table:table-cell table:style-name="ce56" table:formula="of:=IF([.H51]=&quot;I&quot;;[$Sumário.$F$55];IF([.H51]=&quot;A&quot;;[$Sumário.$F$56];[$Sumário.$F$57]))" office:value-type="float" office:value="0.4" calcext:value-type="float">
            <text:p>0,40</text:p>
          </table:table-cell>
          <table:table-cell table:style-name="ce58" table:formula="of:=IF([.G51]=&quot;ALI&quot;;35*[.Q51];IF([.G51]=&quot;AIE&quot;;15*[.Q51]))" office:value-type="boolean" office:boolean-value="false" calcext:value-type="boolean">
            <text:p>FALSO</text:p>
          </table:table-cell>
          <table:table-cell table:style-name="ce59" table:formula="of:=IF(OR([.G51]=&quot;EE&quot;;[.G51]=&quot;CE&quot;);IF([.H51]=&quot;I&quot;;4;(4*[.Q51]));IF([.G51]=&quot;SE&quot;;IF([.H51]=&quot;I&quot;;5;5*[.Q51]);IF([.G51]=&quot;ALI&quot;;IF([.H51]=&quot;I&quot;;7;7*[.Q51]);IF([.G51]=&quot;AIE&quot;;IF([.H51]=&quot;I&quot;;5;5*[.Q5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2];[.L52])">
            <text:p/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45" table:formula="of:=IF([.L52]=&quot;L&quot;;&quot;Baixa&quot;;IF([.L52]=&quot;A&quot;;&quot;Média&quot;;IF([.L52]=&quot;&quot;;&quot;&quot;;&quot;Alta&quot;)))">
            <text:p/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50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9"/>
          <table:table-cell table:style-name="ce56" table:formula="of:=IF([.H52]=&quot;I&quot;;[$Sumário.$F$55];IF([.H52]=&quot;A&quot;;[$Sumário.$F$56];[$Sumário.$F$57]))" office:value-type="float" office:value="0.4" calcext:value-type="float">
            <text:p>0,40</text:p>
          </table:table-cell>
          <table:table-cell table:style-name="ce58" table:formula="of:=IF([.G52]=&quot;ALI&quot;;35*[.Q52];IF([.G52]=&quot;AIE&quot;;15*[.Q52]))" office:value-type="boolean" office:boolean-value="false" calcext:value-type="boolean">
            <text:p>FALSO</text:p>
          </table:table-cell>
          <table:table-cell table:style-name="ce59" table:formula="of:=IF(OR([.G52]=&quot;EE&quot;;[.G52]=&quot;CE&quot;);IF([.H52]=&quot;I&quot;;4;(4*[.Q52]));IF([.G52]=&quot;SE&quot;;IF([.H52]=&quot;I&quot;;5;5*[.Q52]);IF([.G52]=&quot;ALI&quot;;IF([.H52]=&quot;I&quot;;7;7*[.Q52]);IF([.G52]=&quot;AIE&quot;;IF([.H52]=&quot;I&quot;;5;5*[.Q5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3];[.L53])">
            <text:p/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45" table:formula="of:=IF([.L53]=&quot;L&quot;;&quot;Baixa&quot;;IF([.L53]=&quot;A&quot;;&quot;Média&quot;;IF([.L53]=&quot;&quot;;&quot;&quot;;&quot;Alta&quot;)))">
            <text:p/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50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9"/>
          <table:table-cell table:style-name="ce56" table:formula="of:=IF([.H53]=&quot;I&quot;;[$Sumário.$F$55];IF([.H53]=&quot;A&quot;;[$Sumário.$F$56];[$Sumário.$F$57]))" office:value-type="float" office:value="0.4" calcext:value-type="float">
            <text:p>0,40</text:p>
          </table:table-cell>
          <table:table-cell table:style-name="ce58" table:formula="of:=IF([.G53]=&quot;ALI&quot;;35*[.Q53];IF([.G53]=&quot;AIE&quot;;15*[.Q53]))" office:value-type="boolean" office:boolean-value="false" calcext:value-type="boolean">
            <text:p>FALSO</text:p>
          </table:table-cell>
          <table:table-cell table:style-name="ce59" table:formula="of:=IF(OR([.G53]=&quot;EE&quot;;[.G53]=&quot;CE&quot;);IF([.H53]=&quot;I&quot;;4;(4*[.Q53]));IF([.G53]=&quot;SE&quot;;IF([.H53]=&quot;I&quot;;5;5*[.Q53]);IF([.G53]=&quot;ALI&quot;;IF([.H53]=&quot;I&quot;;7;7*[.Q53]);IF([.G53]=&quot;AIE&quot;;IF([.H53]=&quot;I&quot;;5;5*[.Q5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4];[.L54])">
            <text:p/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45" table:formula="of:=IF([.L54]=&quot;L&quot;;&quot;Baixa&quot;;IF([.L54]=&quot;A&quot;;&quot;Média&quot;;IF([.L54]=&quot;&quot;;&quot;&quot;;&quot;Alta&quot;)))">
            <text:p/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50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9"/>
          <table:table-cell table:style-name="ce56" table:formula="of:=IF([.H54]=&quot;I&quot;;[$Sumário.$F$55];IF([.H54]=&quot;A&quot;;[$Sumário.$F$56];[$Sumário.$F$57]))" office:value-type="float" office:value="0.4" calcext:value-type="float">
            <text:p>0,40</text:p>
          </table:table-cell>
          <table:table-cell table:style-name="ce58" table:formula="of:=IF([.G54]=&quot;ALI&quot;;35*[.Q54];IF([.G54]=&quot;AIE&quot;;15*[.Q54]))" office:value-type="boolean" office:boolean-value="false" calcext:value-type="boolean">
            <text:p>FALSO</text:p>
          </table:table-cell>
          <table:table-cell table:style-name="ce59" table:formula="of:=IF(OR([.G54]=&quot;EE&quot;;[.G54]=&quot;CE&quot;);IF([.H54]=&quot;I&quot;;4;(4*[.Q54]));IF([.G54]=&quot;SE&quot;;IF([.H54]=&quot;I&quot;;5;5*[.Q54]);IF([.G54]=&quot;ALI&quot;;IF([.H54]=&quot;I&quot;;7;7*[.Q54]);IF([.G54]=&quot;AIE&quot;;IF([.H54]=&quot;I&quot;;5;5*[.Q5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5];[.L55])">
            <text:p/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45" table:formula="of:=IF([.L55]=&quot;L&quot;;&quot;Baixa&quot;;IF([.L55]=&quot;A&quot;;&quot;Média&quot;;IF([.L55]=&quot;&quot;;&quot;&quot;;&quot;Alta&quot;)))">
            <text:p/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50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9"/>
          <table:table-cell table:style-name="ce56" table:formula="of:=IF([.H55]=&quot;I&quot;;[$Sumário.$F$55];IF([.H55]=&quot;A&quot;;[$Sumário.$F$56];[$Sumário.$F$57]))" office:value-type="float" office:value="0.4" calcext:value-type="float">
            <text:p>0,40</text:p>
          </table:table-cell>
          <table:table-cell table:style-name="ce58" table:formula="of:=IF([.G55]=&quot;ALI&quot;;35*[.Q55];IF([.G55]=&quot;AIE&quot;;15*[.Q55]))" office:value-type="boolean" office:boolean-value="false" calcext:value-type="boolean">
            <text:p>FALSO</text:p>
          </table:table-cell>
          <table:table-cell table:style-name="ce59" table:formula="of:=IF(OR([.G55]=&quot;EE&quot;;[.G55]=&quot;CE&quot;);IF([.H55]=&quot;I&quot;;4;(4*[.Q55]));IF([.G55]=&quot;SE&quot;;IF([.H55]=&quot;I&quot;;5;5*[.Q55]);IF([.G55]=&quot;ALI&quot;;IF([.H55]=&quot;I&quot;;7;7*[.Q55]);IF([.G55]=&quot;AIE&quot;;IF([.H55]=&quot;I&quot;;5;5*[.Q5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6];[.L56])">
            <text:p/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45" table:formula="of:=IF([.L56]=&quot;L&quot;;&quot;Baixa&quot;;IF([.L56]=&quot;A&quot;;&quot;Média&quot;;IF([.L56]=&quot;&quot;;&quot;&quot;;&quot;Alta&quot;)))">
            <text:p/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50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9"/>
          <table:table-cell table:style-name="ce56" table:formula="of:=IF([.H56]=&quot;I&quot;;[$Sumário.$F$55];IF([.H56]=&quot;A&quot;;[$Sumário.$F$56];[$Sumário.$F$57]))" office:value-type="float" office:value="0.4" calcext:value-type="float">
            <text:p>0,40</text:p>
          </table:table-cell>
          <table:table-cell table:style-name="ce58" table:formula="of:=IF([.G56]=&quot;ALI&quot;;35*[.Q56];IF([.G56]=&quot;AIE&quot;;15*[.Q56]))" office:value-type="boolean" office:boolean-value="false" calcext:value-type="boolean">
            <text:p>FALSO</text:p>
          </table:table-cell>
          <table:table-cell table:style-name="ce59" table:formula="of:=IF(OR([.G56]=&quot;EE&quot;;[.G56]=&quot;CE&quot;);IF([.H56]=&quot;I&quot;;4;(4*[.Q56]));IF([.G56]=&quot;SE&quot;;IF([.H56]=&quot;I&quot;;5;5*[.Q56]);IF([.G56]=&quot;ALI&quot;;IF([.H56]=&quot;I&quot;;7;7*[.Q56]);IF([.G56]=&quot;AIE&quot;;IF([.H56]=&quot;I&quot;;5;5*[.Q5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7];[.L57])">
            <text:p/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45" table:formula="of:=IF([.L57]=&quot;L&quot;;&quot;Baixa&quot;;IF([.L57]=&quot;A&quot;;&quot;Média&quot;;IF([.L57]=&quot;&quot;;&quot;&quot;;&quot;Alta&quot;)))">
            <text:p/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50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9"/>
          <table:table-cell table:style-name="ce56" table:formula="of:=IF([.H57]=&quot;I&quot;;[$Sumário.$F$55];IF([.H57]=&quot;A&quot;;[$Sumário.$F$56];[$Sumário.$F$57]))" office:value-type="float" office:value="0.4" calcext:value-type="float">
            <text:p>0,40</text:p>
          </table:table-cell>
          <table:table-cell table:style-name="ce58" table:formula="of:=IF([.G57]=&quot;ALI&quot;;35*[.Q57];IF([.G57]=&quot;AIE&quot;;15*[.Q57]))" office:value-type="boolean" office:boolean-value="false" calcext:value-type="boolean">
            <text:p>FALSO</text:p>
          </table:table-cell>
          <table:table-cell table:style-name="ce59" table:formula="of:=IF(OR([.G57]=&quot;EE&quot;;[.G57]=&quot;CE&quot;);IF([.H57]=&quot;I&quot;;4;(4*[.Q57]));IF([.G57]=&quot;SE&quot;;IF([.H57]=&quot;I&quot;;5;5*[.Q57]);IF([.G57]=&quot;ALI&quot;;IF([.H57]=&quot;I&quot;;7;7*[.Q57]);IF([.G57]=&quot;AIE&quot;;IF([.H57]=&quot;I&quot;;5;5*[.Q5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8];[.L58])">
            <text:p/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45" table:formula="of:=IF([.L58]=&quot;L&quot;;&quot;Baixa&quot;;IF([.L58]=&quot;A&quot;;&quot;Média&quot;;IF([.L58]=&quot;&quot;;&quot;&quot;;&quot;Alta&quot;)))">
            <text:p/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50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9"/>
          <table:table-cell table:style-name="ce56" table:formula="of:=IF([.H58]=&quot;I&quot;;[$Sumário.$F$55];IF([.H58]=&quot;A&quot;;[$Sumário.$F$56];[$Sumário.$F$57]))" office:value-type="float" office:value="0.4" calcext:value-type="float">
            <text:p>0,40</text:p>
          </table:table-cell>
          <table:table-cell table:style-name="ce58" table:formula="of:=IF([.G58]=&quot;ALI&quot;;35*[.Q58];IF([.G58]=&quot;AIE&quot;;15*[.Q58]))" office:value-type="boolean" office:boolean-value="false" calcext:value-type="boolean">
            <text:p>FALSO</text:p>
          </table:table-cell>
          <table:table-cell table:style-name="ce59" table:formula="of:=IF(OR([.G58]=&quot;EE&quot;;[.G58]=&quot;CE&quot;);IF([.H58]=&quot;I&quot;;4;(4*[.Q58]));IF([.G58]=&quot;SE&quot;;IF([.H58]=&quot;I&quot;;5;5*[.Q58]);IF([.G58]=&quot;ALI&quot;;IF([.H58]=&quot;I&quot;;7;7*[.Q58]);IF([.G58]=&quot;AIE&quot;;IF([.H58]=&quot;I&quot;;5;5*[.Q5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9];[.L59])">
            <text:p/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45" table:formula="of:=IF([.L59]=&quot;L&quot;;&quot;Baixa&quot;;IF([.L59]=&quot;A&quot;;&quot;Média&quot;;IF([.L59]=&quot;&quot;;&quot;&quot;;&quot;Alta&quot;)))">
            <text:p/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50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9"/>
          <table:table-cell table:style-name="ce56" table:formula="of:=IF([.H59]=&quot;I&quot;;[$Sumário.$F$55];IF([.H59]=&quot;A&quot;;[$Sumário.$F$56];[$Sumário.$F$57]))" office:value-type="float" office:value="0.4" calcext:value-type="float">
            <text:p>0,40</text:p>
          </table:table-cell>
          <table:table-cell table:style-name="ce58" table:formula="of:=IF([.G59]=&quot;ALI&quot;;35*[.Q59];IF([.G59]=&quot;AIE&quot;;15*[.Q59]))" office:value-type="boolean" office:boolean-value="false" calcext:value-type="boolean">
            <text:p>FALSO</text:p>
          </table:table-cell>
          <table:table-cell table:style-name="ce59" table:formula="of:=IF(OR([.G59]=&quot;EE&quot;;[.G59]=&quot;CE&quot;);IF([.H59]=&quot;I&quot;;4;(4*[.Q59]));IF([.G59]=&quot;SE&quot;;IF([.H59]=&quot;I&quot;;5;5*[.Q59]);IF([.G59]=&quot;ALI&quot;;IF([.H59]=&quot;I&quot;;7;7*[.Q59]);IF([.G59]=&quot;AIE&quot;;IF([.H59]=&quot;I&quot;;5;5*[.Q5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0];[.L60])">
            <text:p/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45" table:formula="of:=IF([.L60]=&quot;L&quot;;&quot;Baixa&quot;;IF([.L60]=&quot;A&quot;;&quot;Média&quot;;IF([.L60]=&quot;&quot;;&quot;&quot;;&quot;Alta&quot;)))">
            <text:p/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50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9"/>
          <table:table-cell table:style-name="ce56" table:formula="of:=IF([.H60]=&quot;I&quot;;[$Sumário.$F$55];IF([.H60]=&quot;A&quot;;[$Sumário.$F$56];[$Sumário.$F$57]))" office:value-type="float" office:value="0.4" calcext:value-type="float">
            <text:p>0,40</text:p>
          </table:table-cell>
          <table:table-cell table:style-name="ce58" table:formula="of:=IF([.G60]=&quot;ALI&quot;;35*[.Q60];IF([.G60]=&quot;AIE&quot;;15*[.Q60]))" office:value-type="boolean" office:boolean-value="false" calcext:value-type="boolean">
            <text:p>FALSO</text:p>
          </table:table-cell>
          <table:table-cell table:style-name="ce59" table:formula="of:=IF(OR([.G60]=&quot;EE&quot;;[.G60]=&quot;CE&quot;);IF([.H60]=&quot;I&quot;;4;(4*[.Q60]));IF([.G60]=&quot;SE&quot;;IF([.H60]=&quot;I&quot;;5;5*[.Q60]);IF([.G60]=&quot;ALI&quot;;IF([.H60]=&quot;I&quot;;7;7*[.Q60]);IF([.G60]=&quot;AIE&quot;;IF([.H60]=&quot;I&quot;;5;5*[.Q6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1];[.L61])">
            <text:p/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45" table:formula="of:=IF([.L61]=&quot;L&quot;;&quot;Baixa&quot;;IF([.L61]=&quot;A&quot;;&quot;Média&quot;;IF([.L61]=&quot;&quot;;&quot;&quot;;&quot;Alta&quot;)))">
            <text:p/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50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9"/>
          <table:table-cell table:style-name="ce56" table:formula="of:=IF([.H61]=&quot;I&quot;;[$Sumário.$F$55];IF([.H61]=&quot;A&quot;;[$Sumário.$F$56];[$Sumário.$F$57]))" office:value-type="float" office:value="0.4" calcext:value-type="float">
            <text:p>0,40</text:p>
          </table:table-cell>
          <table:table-cell table:style-name="ce58" table:formula="of:=IF([.G61]=&quot;ALI&quot;;35*[.Q61];IF([.G61]=&quot;AIE&quot;;15*[.Q61]))" office:value-type="boolean" office:boolean-value="false" calcext:value-type="boolean">
            <text:p>FALSO</text:p>
          </table:table-cell>
          <table:table-cell table:style-name="ce59" table:formula="of:=IF(OR([.G61]=&quot;EE&quot;;[.G61]=&quot;CE&quot;);IF([.H61]=&quot;I&quot;;4;(4*[.Q61]));IF([.G61]=&quot;SE&quot;;IF([.H61]=&quot;I&quot;;5;5*[.Q61]);IF([.G61]=&quot;ALI&quot;;IF([.H61]=&quot;I&quot;;7;7*[.Q61]);IF([.G61]=&quot;AIE&quot;;IF([.H61]=&quot;I&quot;;5;5*[.Q6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2];[.L62])">
            <text:p/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45" table:formula="of:=IF([.L62]=&quot;L&quot;;&quot;Baixa&quot;;IF([.L62]=&quot;A&quot;;&quot;Média&quot;;IF([.L62]=&quot;&quot;;&quot;&quot;;&quot;Alta&quot;)))">
            <text:p/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50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9"/>
          <table:table-cell table:style-name="ce56" table:formula="of:=IF([.H62]=&quot;I&quot;;[$Sumário.$F$55];IF([.H62]=&quot;A&quot;;[$Sumário.$F$56];[$Sumário.$F$57]))" office:value-type="float" office:value="0.4" calcext:value-type="float">
            <text:p>0,40</text:p>
          </table:table-cell>
          <table:table-cell table:style-name="ce58" table:formula="of:=IF([.G62]=&quot;ALI&quot;;35*[.Q62];IF([.G62]=&quot;AIE&quot;;15*[.Q62]))" office:value-type="boolean" office:boolean-value="false" calcext:value-type="boolean">
            <text:p>FALSO</text:p>
          </table:table-cell>
          <table:table-cell table:style-name="ce59" table:formula="of:=IF(OR([.G62]=&quot;EE&quot;;[.G62]=&quot;CE&quot;);IF([.H62]=&quot;I&quot;;4;(4*[.Q62]));IF([.G62]=&quot;SE&quot;;IF([.H62]=&quot;I&quot;;5;5*[.Q62]);IF([.G62]=&quot;ALI&quot;;IF([.H62]=&quot;I&quot;;7;7*[.Q62]);IF([.G62]=&quot;AIE&quot;;IF([.H62]=&quot;I&quot;;5;5*[.Q6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3];[.L63])">
            <text:p/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45" table:formula="of:=IF([.L63]=&quot;L&quot;;&quot;Baixa&quot;;IF([.L63]=&quot;A&quot;;&quot;Média&quot;;IF([.L63]=&quot;&quot;;&quot;&quot;;&quot;Alta&quot;)))">
            <text:p/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50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9"/>
          <table:table-cell table:style-name="ce56" table:formula="of:=IF([.H63]=&quot;I&quot;;[$Sumário.$F$55];IF([.H63]=&quot;A&quot;;[$Sumário.$F$56];[$Sumário.$F$57]))" office:value-type="float" office:value="0.4" calcext:value-type="float">
            <text:p>0,40</text:p>
          </table:table-cell>
          <table:table-cell table:style-name="ce58" table:formula="of:=IF([.G63]=&quot;ALI&quot;;35*[.Q63];IF([.G63]=&quot;AIE&quot;;15*[.Q63]))" office:value-type="boolean" office:boolean-value="false" calcext:value-type="boolean">
            <text:p>FALSO</text:p>
          </table:table-cell>
          <table:table-cell table:style-name="ce59" table:formula="of:=IF(OR([.G63]=&quot;EE&quot;;[.G63]=&quot;CE&quot;);IF([.H63]=&quot;I&quot;;4;(4*[.Q63]));IF([.G63]=&quot;SE&quot;;IF([.H63]=&quot;I&quot;;5;5*[.Q63]);IF([.G63]=&quot;ALI&quot;;IF([.H63]=&quot;I&quot;;7;7*[.Q63]);IF([.G63]=&quot;AIE&quot;;IF([.H63]=&quot;I&quot;;5;5*[.Q6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50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9"/>
          <table:table-cell table:style-name="ce56" table:formula="of:=IF([.H64]=&quot;I&quot;;[$Sumário.$F$55];IF([.H64]=&quot;A&quot;;[$Sumário.$F$56];[$Sumário.$F$57]))" office:value-type="float" office:value="0.4" calcext:value-type="float">
            <text:p>0,40</text:p>
          </table:table-cell>
          <table:table-cell table:style-name="ce58" table:formula="of:=IF([.G64]=&quot;ALI&quot;;35*[.Q64];IF([.G64]=&quot;AIE&quot;;15*[.Q64]))" office:value-type="boolean" office:boolean-value="false" calcext:value-type="boolean">
            <text:p>FALSO</text:p>
          </table:table-cell>
          <table:table-cell table:style-name="ce59" table:formula="of:=IF(OR([.G64]=&quot;EE&quot;;[.G64]=&quot;CE&quot;);IF([.H64]=&quot;I&quot;;4;(4*[.Q64]));IF([.G64]=&quot;SE&quot;;IF([.H64]=&quot;I&quot;;5;5*[.Q64]);IF([.G64]=&quot;ALI&quot;;IF([.H64]=&quot;I&quot;;7;7*[.Q64]);IF([.G64]=&quot;AIE&quot;;IF([.H64]=&quot;I&quot;;5;5*[.Q6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50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9"/>
          <table:table-cell table:style-name="ce56" table:formula="of:=IF([.H65]=&quot;I&quot;;[$Sumário.$F$55];IF([.H65]=&quot;A&quot;;[$Sumário.$F$56];[$Sumário.$F$57]))" office:value-type="float" office:value="0.4" calcext:value-type="float">
            <text:p>0,40</text:p>
          </table:table-cell>
          <table:table-cell table:style-name="ce58" table:formula="of:=IF([.G65]=&quot;ALI&quot;;35*[.Q65];IF([.G65]=&quot;AIE&quot;;15*[.Q65]))" office:value-type="boolean" office:boolean-value="false" calcext:value-type="boolean">
            <text:p>FALSO</text:p>
          </table:table-cell>
          <table:table-cell table:style-name="ce59" table:formula="of:=IF(OR([.G65]=&quot;EE&quot;;[.G65]=&quot;CE&quot;);IF([.H65]=&quot;I&quot;;4;(4*[.Q65]));IF([.G65]=&quot;SE&quot;;IF([.H65]=&quot;I&quot;;5;5*[.Q65]);IF([.G65]=&quot;ALI&quot;;IF([.H65]=&quot;I&quot;;7;7*[.Q65]);IF([.G65]=&quot;AIE&quot;;IF([.H65]=&quot;I&quot;;5;5*[.Q6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50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9"/>
          <table:table-cell table:style-name="ce56" table:formula="of:=IF([.H66]=&quot;I&quot;;[$Sumário.$F$55];IF([.H66]=&quot;A&quot;;[$Sumário.$F$56];[$Sumário.$F$57]))" office:value-type="float" office:value="0.4" calcext:value-type="float">
            <text:p>0,40</text:p>
          </table:table-cell>
          <table:table-cell table:style-name="ce58" table:formula="of:=IF([.G66]=&quot;ALI&quot;;35*[.Q66];IF([.G66]=&quot;AIE&quot;;15*[.Q66]))" office:value-type="boolean" office:boolean-value="false" calcext:value-type="boolean">
            <text:p>FALSO</text:p>
          </table:table-cell>
          <table:table-cell table:style-name="ce59" table:formula="of:=IF(OR([.G66]=&quot;EE&quot;;[.G66]=&quot;CE&quot;);IF([.H66]=&quot;I&quot;;4;(4*[.Q66]));IF([.G66]=&quot;SE&quot;;IF([.H66]=&quot;I&quot;;5;5*[.Q66]);IF([.G66]=&quot;ALI&quot;;IF([.H66]=&quot;I&quot;;7;7*[.Q66]);IF([.G66]=&quot;AIE&quot;;IF([.H66]=&quot;I&quot;;5;5*[.Q6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50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9"/>
          <table:table-cell table:style-name="ce56" table:formula="of:=IF([.H67]=&quot;I&quot;;[$Sumário.$F$55];IF([.H67]=&quot;A&quot;;[$Sumário.$F$56];[$Sumário.$F$57]))" office:value-type="float" office:value="0.4" calcext:value-type="float">
            <text:p>0,40</text:p>
          </table:table-cell>
          <table:table-cell table:style-name="ce58" table:formula="of:=IF([.G67]=&quot;ALI&quot;;35*[.Q67];IF([.G67]=&quot;AIE&quot;;15*[.Q67]))" office:value-type="boolean" office:boolean-value="false" calcext:value-type="boolean">
            <text:p>FALSO</text:p>
          </table:table-cell>
          <table:table-cell table:style-name="ce59" table:formula="of:=IF(OR([.G67]=&quot;EE&quot;;[.G67]=&quot;CE&quot;);IF([.H67]=&quot;I&quot;;4;(4*[.Q67]));IF([.G67]=&quot;SE&quot;;IF([.H67]=&quot;I&quot;;5;5*[.Q67]);IF([.G67]=&quot;ALI&quot;;IF([.H67]=&quot;I&quot;;7;7*[.Q67]);IF([.G67]=&quot;AIE&quot;;IF([.H67]=&quot;I&quot;;5;5*[.Q6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50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9"/>
          <table:table-cell table:style-name="ce56" table:formula="of:=IF([.H68]=&quot;I&quot;;[$Sumário.$F$55];IF([.H68]=&quot;A&quot;;[$Sumário.$F$56];[$Sumário.$F$57]))" office:value-type="float" office:value="0.4" calcext:value-type="float">
            <text:p>0,40</text:p>
          </table:table-cell>
          <table:table-cell table:style-name="ce58" table:formula="of:=IF([.G68]=&quot;ALI&quot;;35*[.Q68];IF([.G68]=&quot;AIE&quot;;15*[.Q68]))" office:value-type="boolean" office:boolean-value="false" calcext:value-type="boolean">
            <text:p>FALSO</text:p>
          </table:table-cell>
          <table:table-cell table:style-name="ce59" table:formula="of:=IF(OR([.G68]=&quot;EE&quot;;[.G68]=&quot;CE&quot;);IF([.H68]=&quot;I&quot;;4;(4*[.Q68]));IF([.G68]=&quot;SE&quot;;IF([.H68]=&quot;I&quot;;5;5*[.Q68]);IF([.G68]=&quot;ALI&quot;;IF([.H68]=&quot;I&quot;;7;7*[.Q68]);IF([.G68]=&quot;AIE&quot;;IF([.H68]=&quot;I&quot;;5;5*[.Q6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50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9"/>
          <table:table-cell table:style-name="ce56" table:formula="of:=IF([.H69]=&quot;I&quot;;[$Sumário.$F$55];IF([.H69]=&quot;A&quot;;[$Sumário.$F$56];[$Sumário.$F$57]))" office:value-type="float" office:value="0.4" calcext:value-type="float">
            <text:p>0,40</text:p>
          </table:table-cell>
          <table:table-cell table:style-name="ce58" table:formula="of:=IF([.G69]=&quot;ALI&quot;;35*[.Q69];IF([.G69]=&quot;AIE&quot;;15*[.Q69]))" office:value-type="boolean" office:boolean-value="false" calcext:value-type="boolean">
            <text:p>FALSO</text:p>
          </table:table-cell>
          <table:table-cell table:style-name="ce59" table:formula="of:=IF(OR([.G69]=&quot;EE&quot;;[.G69]=&quot;CE&quot;);IF([.H69]=&quot;I&quot;;4;(4*[.Q69]));IF([.G69]=&quot;SE&quot;;IF([.H69]=&quot;I&quot;;5;5*[.Q69]);IF([.G69]=&quot;ALI&quot;;IF([.H69]=&quot;I&quot;;7;7*[.Q69]);IF([.G69]=&quot;AIE&quot;;IF([.H69]=&quot;I&quot;;5;5*[.Q6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50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9"/>
          <table:table-cell table:style-name="ce56" table:formula="of:=IF([.H70]=&quot;I&quot;;[$Sumário.$F$55];IF([.H70]=&quot;A&quot;;[$Sumário.$F$56];[$Sumário.$F$57]))" office:value-type="float" office:value="0.4" calcext:value-type="float">
            <text:p>0,40</text:p>
          </table:table-cell>
          <table:table-cell table:style-name="ce58" table:formula="of:=IF([.G70]=&quot;ALI&quot;;35*[.Q70];IF([.G70]=&quot;AIE&quot;;15*[.Q70]))" office:value-type="boolean" office:boolean-value="false" calcext:value-type="boolean">
            <text:p>FALSO</text:p>
          </table:table-cell>
          <table:table-cell table:style-name="ce59" table:formula="of:=IF(OR([.G70]=&quot;EE&quot;;[.G70]=&quot;CE&quot;);IF([.H70]=&quot;I&quot;;4;(4*[.Q70]));IF([.G70]=&quot;SE&quot;;IF([.H70]=&quot;I&quot;;5;5*[.Q70]);IF([.G70]=&quot;ALI&quot;;IF([.H70]=&quot;I&quot;;7;7*[.Q70]);IF([.G70]=&quot;AIE&quot;;IF([.H70]=&quot;I&quot;;5;5*[.Q7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50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9"/>
          <table:table-cell table:style-name="ce56" table:formula="of:=IF([.H71]=&quot;I&quot;;[$Sumário.$F$55];IF([.H71]=&quot;A&quot;;[$Sumário.$F$56];[$Sumário.$F$57]))" office:value-type="float" office:value="0.4" calcext:value-type="float">
            <text:p>0,40</text:p>
          </table:table-cell>
          <table:table-cell table:style-name="ce58" table:formula="of:=IF([.G71]=&quot;ALI&quot;;35*[.Q71];IF([.G71]=&quot;AIE&quot;;15*[.Q71]))" office:value-type="boolean" office:boolean-value="false" calcext:value-type="boolean">
            <text:p>FALSO</text:p>
          </table:table-cell>
          <table:table-cell table:style-name="ce59" table:formula="of:=IF(OR([.G71]=&quot;EE&quot;;[.G71]=&quot;CE&quot;);IF([.H71]=&quot;I&quot;;4;(4*[.Q71]));IF([.G71]=&quot;SE&quot;;IF([.H71]=&quot;I&quot;;5;5*[.Q71]);IF([.G71]=&quot;ALI&quot;;IF([.H71]=&quot;I&quot;;7;7*[.Q71]);IF([.G71]=&quot;AIE&quot;;IF([.H71]=&quot;I&quot;;5;5*[.Q7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50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9"/>
          <table:table-cell table:style-name="ce56" table:formula="of:=IF([.H72]=&quot;I&quot;;[$Sumário.$F$55];IF([.H72]=&quot;A&quot;;[$Sumário.$F$56];[$Sumário.$F$57]))" office:value-type="float" office:value="0.4" calcext:value-type="float">
            <text:p>0,40</text:p>
          </table:table-cell>
          <table:table-cell table:style-name="ce58" table:formula="of:=IF([.G72]=&quot;ALI&quot;;35*[.Q72];IF([.G72]=&quot;AIE&quot;;15*[.Q72]))" office:value-type="boolean" office:boolean-value="false" calcext:value-type="boolean">
            <text:p>FALSO</text:p>
          </table:table-cell>
          <table:table-cell table:style-name="ce59" table:formula="of:=IF(OR([.G72]=&quot;EE&quot;;[.G72]=&quot;CE&quot;);IF([.H72]=&quot;I&quot;;4;(4*[.Q72]));IF([.G72]=&quot;SE&quot;;IF([.H72]=&quot;I&quot;;5;5*[.Q72]);IF([.G72]=&quot;ALI&quot;;IF([.H72]=&quot;I&quot;;7;7*[.Q72]);IF([.G72]=&quot;AIE&quot;;IF([.H72]=&quot;I&quot;;5;5*[.Q7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50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9"/>
          <table:table-cell table:style-name="ce56" table:formula="of:=IF([.H73]=&quot;I&quot;;[$Sumário.$F$55];IF([.H73]=&quot;A&quot;;[$Sumário.$F$56];[$Sumário.$F$57]))" office:value-type="float" office:value="0.4" calcext:value-type="float">
            <text:p>0,40</text:p>
          </table:table-cell>
          <table:table-cell table:style-name="ce58" table:formula="of:=IF([.G73]=&quot;ALI&quot;;35*[.Q73];IF([.G73]=&quot;AIE&quot;;15*[.Q73]))" office:value-type="boolean" office:boolean-value="false" calcext:value-type="boolean">
            <text:p>FALSO</text:p>
          </table:table-cell>
          <table:table-cell table:style-name="ce59" table:formula="of:=IF(OR([.G73]=&quot;EE&quot;;[.G73]=&quot;CE&quot;);IF([.H73]=&quot;I&quot;;4;(4*[.Q73]));IF([.G73]=&quot;SE&quot;;IF([.H73]=&quot;I&quot;;5;5*[.Q73]);IF([.G73]=&quot;ALI&quot;;IF([.H73]=&quot;I&quot;;7;7*[.Q73]);IF([.G73]=&quot;AIE&quot;;IF([.H73]=&quot;I&quot;;5;5*[.Q7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50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9"/>
          <table:table-cell table:style-name="ce56" table:formula="of:=IF([.H74]=&quot;I&quot;;[$Sumário.$F$55];IF([.H74]=&quot;A&quot;;[$Sumário.$F$56];[$Sumário.$F$57]))" office:value-type="float" office:value="0.4" calcext:value-type="float">
            <text:p>0,40</text:p>
          </table:table-cell>
          <table:table-cell table:style-name="ce58" table:formula="of:=IF([.G74]=&quot;ALI&quot;;35*[.Q74];IF([.G74]=&quot;AIE&quot;;15*[.Q74]))" office:value-type="boolean" office:boolean-value="false" calcext:value-type="boolean">
            <text:p>FALSO</text:p>
          </table:table-cell>
          <table:table-cell table:style-name="ce59" table:formula="of:=IF(OR([.G74]=&quot;EE&quot;;[.G74]=&quot;CE&quot;);IF([.H74]=&quot;I&quot;;4;(4*[.Q74]));IF([.G74]=&quot;SE&quot;;IF([.H74]=&quot;I&quot;;5;5*[.Q74]);IF([.G74]=&quot;ALI&quot;;IF([.H74]=&quot;I&quot;;7;7*[.Q74]);IF([.G74]=&quot;AIE&quot;;IF([.H74]=&quot;I&quot;;5;5*[.Q7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50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9"/>
          <table:table-cell table:style-name="ce56" table:formula="of:=IF([.H75]=&quot;I&quot;;[$Sumário.$F$55];IF([.H75]=&quot;A&quot;;[$Sumário.$F$56];[$Sumário.$F$57]))" office:value-type="float" office:value="0.4" calcext:value-type="float">
            <text:p>0,40</text:p>
          </table:table-cell>
          <table:table-cell table:style-name="ce58" table:formula="of:=IF([.G75]=&quot;ALI&quot;;35*[.Q75];IF([.G75]=&quot;AIE&quot;;15*[.Q75]))" office:value-type="boolean" office:boolean-value="false" calcext:value-type="boolean">
            <text:p>FALSO</text:p>
          </table:table-cell>
          <table:table-cell table:style-name="ce59" table:formula="of:=IF(OR([.G75]=&quot;EE&quot;;[.G75]=&quot;CE&quot;);IF([.H75]=&quot;I&quot;;4;(4*[.Q75]));IF([.G75]=&quot;SE&quot;;IF([.H75]=&quot;I&quot;;5;5*[.Q75]);IF([.G75]=&quot;ALI&quot;;IF([.H75]=&quot;I&quot;;7;7*[.Q75]);IF([.G75]=&quot;AIE&quot;;IF([.H75]=&quot;I&quot;;5;5*[.Q7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50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9"/>
          <table:table-cell table:style-name="ce56" table:formula="of:=IF([.H76]=&quot;I&quot;;[$Sumário.$F$55];IF([.H76]=&quot;A&quot;;[$Sumário.$F$56];[$Sumário.$F$57]))" office:value-type="float" office:value="0.4" calcext:value-type="float">
            <text:p>0,40</text:p>
          </table:table-cell>
          <table:table-cell table:style-name="ce58" table:formula="of:=IF([.G76]=&quot;ALI&quot;;35*[.Q76];IF([.G76]=&quot;AIE&quot;;15*[.Q76]))" office:value-type="boolean" office:boolean-value="false" calcext:value-type="boolean">
            <text:p>FALSO</text:p>
          </table:table-cell>
          <table:table-cell table:style-name="ce59" table:formula="of:=IF(OR([.G76]=&quot;EE&quot;;[.G76]=&quot;CE&quot;);IF([.H76]=&quot;I&quot;;4;(4*[.Q76]));IF([.G76]=&quot;SE&quot;;IF([.H76]=&quot;I&quot;;5;5*[.Q76]);IF([.G76]=&quot;ALI&quot;;IF([.H76]=&quot;I&quot;;7;7*[.Q76]);IF([.G76]=&quot;AIE&quot;;IF([.H76]=&quot;I&quot;;5;5*[.Q7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50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9"/>
          <table:table-cell table:style-name="ce56" table:formula="of:=IF([.H77]=&quot;I&quot;;[$Sumário.$F$55];IF([.H77]=&quot;A&quot;;[$Sumário.$F$56];[$Sumário.$F$57]))" office:value-type="float" office:value="0.4" calcext:value-type="float">
            <text:p>0,40</text:p>
          </table:table-cell>
          <table:table-cell table:style-name="ce58" table:formula="of:=IF([.G77]=&quot;ALI&quot;;35*[.Q77];IF([.G77]=&quot;AIE&quot;;15*[.Q77]))" office:value-type="boolean" office:boolean-value="false" calcext:value-type="boolean">
            <text:p>FALSO</text:p>
          </table:table-cell>
          <table:table-cell table:style-name="ce59" table:formula="of:=IF(OR([.G77]=&quot;EE&quot;;[.G77]=&quot;CE&quot;);IF([.H77]=&quot;I&quot;;4;(4*[.Q77]));IF([.G77]=&quot;SE&quot;;IF([.H77]=&quot;I&quot;;5;5*[.Q77]);IF([.G77]=&quot;ALI&quot;;IF([.H77]=&quot;I&quot;;7;7*[.Q77]);IF([.G77]=&quot;AIE&quot;;IF([.H77]=&quot;I&quot;;5;5*[.Q7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50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9"/>
          <table:table-cell table:style-name="ce56" table:formula="of:=IF([.H78]=&quot;I&quot;;[$Sumário.$F$55];IF([.H78]=&quot;A&quot;;[$Sumário.$F$56];[$Sumário.$F$57]))" office:value-type="float" office:value="0.4" calcext:value-type="float">
            <text:p>0,40</text:p>
          </table:table-cell>
          <table:table-cell table:style-name="ce58" table:formula="of:=IF([.G78]=&quot;ALI&quot;;35*[.Q78];IF([.G78]=&quot;AIE&quot;;15*[.Q78]))" office:value-type="boolean" office:boolean-value="false" calcext:value-type="boolean">
            <text:p>FALSO</text:p>
          </table:table-cell>
          <table:table-cell table:style-name="ce59" table:formula="of:=IF(OR([.G78]=&quot;EE&quot;;[.G78]=&quot;CE&quot;);IF([.H78]=&quot;I&quot;;4;(4*[.Q78]));IF([.G78]=&quot;SE&quot;;IF([.H78]=&quot;I&quot;;5;5*[.Q78]);IF([.G78]=&quot;ALI&quot;;IF([.H78]=&quot;I&quot;;7;7*[.Q78]);IF([.G78]=&quot;AIE&quot;;IF([.H78]=&quot;I&quot;;5;5*[.Q7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5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9"/>
          <table:table-cell table:style-name="ce56" table:formula="of:=IF([.H79]=&quot;I&quot;;[$Sumário.$F$55];IF([.H79]=&quot;A&quot;;[$Sumário.$F$56];[$Sumário.$F$57]))" office:value-type="float" office:value="0.4" calcext:value-type="float">
            <text:p>0,40</text:p>
          </table:table-cell>
          <table:table-cell table:style-name="ce58" table:formula="of:=IF([.G79]=&quot;ALI&quot;;35*[.Q79];IF([.G79]=&quot;AIE&quot;;15*[.Q79]))" office:value-type="boolean" office:boolean-value="false" calcext:value-type="boolean">
            <text:p>FALSO</text:p>
          </table:table-cell>
          <table:table-cell table:style-name="ce59" table:formula="of:=IF(OR([.G79]=&quot;EE&quot;;[.G79]=&quot;CE&quot;);IF([.H79]=&quot;I&quot;;4;(4*[.Q79]));IF([.G79]=&quot;SE&quot;;IF([.H79]=&quot;I&quot;;5;5*[.Q79]);IF([.G79]=&quot;ALI&quot;;IF([.H79]=&quot;I&quot;;7;7*[.Q79]);IF([.G79]=&quot;AIE&quot;;IF([.H79]=&quot;I&quot;;5;5*[.Q7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50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9"/>
          <table:table-cell table:style-name="ce56" table:formula="of:=IF([.H80]=&quot;I&quot;;[$Sumário.$F$55];IF([.H80]=&quot;A&quot;;[$Sumário.$F$56];[$Sumário.$F$57]))" office:value-type="float" office:value="0.4" calcext:value-type="float">
            <text:p>0,40</text:p>
          </table:table-cell>
          <table:table-cell table:style-name="ce58" table:formula="of:=IF([.G80]=&quot;ALI&quot;;35*[.Q80];IF([.G80]=&quot;AIE&quot;;15*[.Q80]))" office:value-type="boolean" office:boolean-value="false" calcext:value-type="boolean">
            <text:p>FALSO</text:p>
          </table:table-cell>
          <table:table-cell table:style-name="ce59" table:formula="of:=IF(OR([.G80]=&quot;EE&quot;;[.G80]=&quot;CE&quot;);IF([.H80]=&quot;I&quot;;4;(4*[.Q80]));IF([.G80]=&quot;SE&quot;;IF([.H80]=&quot;I&quot;;5;5*[.Q80]);IF([.G80]=&quot;ALI&quot;;IF([.H80]=&quot;I&quot;;7;7*[.Q80]);IF([.G80]=&quot;AIE&quot;;IF([.H80]=&quot;I&quot;;5;5*[.Q8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50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9"/>
          <table:table-cell table:style-name="ce56" table:formula="of:=IF([.H81]=&quot;I&quot;;[$Sumário.$F$55];IF([.H81]=&quot;A&quot;;[$Sumário.$F$56];[$Sumário.$F$57]))" office:value-type="float" office:value="0.4" calcext:value-type="float">
            <text:p>0,40</text:p>
          </table:table-cell>
          <table:table-cell table:style-name="ce58" table:formula="of:=IF([.G81]=&quot;ALI&quot;;35*[.Q81];IF([.G81]=&quot;AIE&quot;;15*[.Q81]))" office:value-type="boolean" office:boolean-value="false" calcext:value-type="boolean">
            <text:p>FALSO</text:p>
          </table:table-cell>
          <table:table-cell table:style-name="ce59" table:formula="of:=IF(OR([.G81]=&quot;EE&quot;;[.G81]=&quot;CE&quot;);IF([.H81]=&quot;I&quot;;4;(4*[.Q81]));IF([.G81]=&quot;SE&quot;;IF([.H81]=&quot;I&quot;;5;5*[.Q81]);IF([.G81]=&quot;ALI&quot;;IF([.H81]=&quot;I&quot;;7;7*[.Q81]);IF([.G81]=&quot;AIE&quot;;IF([.H81]=&quot;I&quot;;5;5*[.Q8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50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9"/>
          <table:table-cell table:style-name="ce56" table:formula="of:=IF([.H82]=&quot;I&quot;;[$Sumário.$F$55];IF([.H82]=&quot;A&quot;;[$Sumário.$F$56];[$Sumário.$F$57]))" office:value-type="float" office:value="0.4" calcext:value-type="float">
            <text:p>0,40</text:p>
          </table:table-cell>
          <table:table-cell table:style-name="ce58" table:formula="of:=IF([.G82]=&quot;ALI&quot;;35*[.Q82];IF([.G82]=&quot;AIE&quot;;15*[.Q82]))" office:value-type="boolean" office:boolean-value="false" calcext:value-type="boolean">
            <text:p>FALSO</text:p>
          </table:table-cell>
          <table:table-cell table:style-name="ce59" table:formula="of:=IF(OR([.G82]=&quot;EE&quot;;[.G82]=&quot;CE&quot;);IF([.H82]=&quot;I&quot;;4;(4*[.Q82]));IF([.G82]=&quot;SE&quot;;IF([.H82]=&quot;I&quot;;5;5*[.Q82]);IF([.G82]=&quot;ALI&quot;;IF([.H82]=&quot;I&quot;;7;7*[.Q82]);IF([.G82]=&quot;AIE&quot;;IF([.H82]=&quot;I&quot;;5;5*[.Q8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50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9"/>
          <table:table-cell table:style-name="ce56" table:formula="of:=IF([.H83]=&quot;I&quot;;[$Sumário.$F$55];IF([.H83]=&quot;A&quot;;[$Sumário.$F$56];[$Sumário.$F$57]))" office:value-type="float" office:value="0.4" calcext:value-type="float">
            <text:p>0,40</text:p>
          </table:table-cell>
          <table:table-cell table:style-name="ce58" table:formula="of:=IF([.G83]=&quot;ALI&quot;;35*[.Q83];IF([.G83]=&quot;AIE&quot;;15*[.Q83]))" office:value-type="boolean" office:boolean-value="false" calcext:value-type="boolean">
            <text:p>FALSO</text:p>
          </table:table-cell>
          <table:table-cell table:style-name="ce59" table:formula="of:=IF(OR([.G83]=&quot;EE&quot;;[.G83]=&quot;CE&quot;);IF([.H83]=&quot;I&quot;;4;(4*[.Q83]));IF([.G83]=&quot;SE&quot;;IF([.H83]=&quot;I&quot;;5;5*[.Q83]);IF([.G83]=&quot;ALI&quot;;IF([.H83]=&quot;I&quot;;7;7*[.Q83]);IF([.G83]=&quot;AIE&quot;;IF([.H83]=&quot;I&quot;;5;5*[.Q8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50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9"/>
          <table:table-cell table:style-name="ce56" table:formula="of:=IF([.H84]=&quot;I&quot;;[$Sumário.$F$55];IF([.H84]=&quot;A&quot;;[$Sumário.$F$56];[$Sumário.$F$57]))" office:value-type="float" office:value="0.4" calcext:value-type="float">
            <text:p>0,40</text:p>
          </table:table-cell>
          <table:table-cell table:style-name="ce58" table:formula="of:=IF([.G84]=&quot;ALI&quot;;35*[.Q84];IF([.G84]=&quot;AIE&quot;;15*[.Q84]))" office:value-type="boolean" office:boolean-value="false" calcext:value-type="boolean">
            <text:p>FALSO</text:p>
          </table:table-cell>
          <table:table-cell table:style-name="ce59" table:formula="of:=IF(OR([.G84]=&quot;EE&quot;;[.G84]=&quot;CE&quot;);IF([.H84]=&quot;I&quot;;4;(4*[.Q84]));IF([.G84]=&quot;SE&quot;;IF([.H84]=&quot;I&quot;;5;5*[.Q84]);IF([.G84]=&quot;ALI&quot;;IF([.H84]=&quot;I&quot;;7;7*[.Q84]);IF([.G84]=&quot;AIE&quot;;IF([.H84]=&quot;I&quot;;5;5*[.Q8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50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9"/>
          <table:table-cell table:style-name="ce56" table:formula="of:=IF([.H85]=&quot;I&quot;;[$Sumário.$F$55];IF([.H85]=&quot;A&quot;;[$Sumário.$F$56];[$Sumário.$F$57]))" office:value-type="float" office:value="0.4" calcext:value-type="float">
            <text:p>0,40</text:p>
          </table:table-cell>
          <table:table-cell table:style-name="ce58" table:formula="of:=IF([.G85]=&quot;ALI&quot;;35*[.Q85];IF([.G85]=&quot;AIE&quot;;15*[.Q85]))" office:value-type="boolean" office:boolean-value="false" calcext:value-type="boolean">
            <text:p>FALSO</text:p>
          </table:table-cell>
          <table:table-cell table:style-name="ce59" table:formula="of:=IF(OR([.G85]=&quot;EE&quot;;[.G85]=&quot;CE&quot;);IF([.H85]=&quot;I&quot;;4;(4*[.Q85]));IF([.G85]=&quot;SE&quot;;IF([.H85]=&quot;I&quot;;5;5*[.Q85]);IF([.G85]=&quot;ALI&quot;;IF([.H85]=&quot;I&quot;;7;7*[.Q85]);IF([.G85]=&quot;AIE&quot;;IF([.H85]=&quot;I&quot;;5;5*[.Q8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50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9"/>
          <table:table-cell table:style-name="ce56" table:formula="of:=IF([.H86]=&quot;I&quot;;[$Sumário.$F$55];IF([.H86]=&quot;A&quot;;[$Sumário.$F$56];[$Sumário.$F$57]))" office:value-type="float" office:value="0.4" calcext:value-type="float">
            <text:p>0,40</text:p>
          </table:table-cell>
          <table:table-cell table:style-name="ce58" table:formula="of:=IF([.G86]=&quot;ALI&quot;;35*[.Q86];IF([.G86]=&quot;AIE&quot;;15*[.Q86]))" office:value-type="boolean" office:boolean-value="false" calcext:value-type="boolean">
            <text:p>FALSO</text:p>
          </table:table-cell>
          <table:table-cell table:style-name="ce59" table:formula="of:=IF(OR([.G86]=&quot;EE&quot;;[.G86]=&quot;CE&quot;);IF([.H86]=&quot;I&quot;;4;(4*[.Q86]));IF([.G86]=&quot;SE&quot;;IF([.H86]=&quot;I&quot;;5;5*[.Q86]);IF([.G86]=&quot;ALI&quot;;IF([.H86]=&quot;I&quot;;7;7*[.Q86]);IF([.G86]=&quot;AIE&quot;;IF([.H86]=&quot;I&quot;;5;5*[.Q8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50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9"/>
          <table:table-cell table:style-name="ce56" table:formula="of:=IF([.H87]=&quot;I&quot;;[$Sumário.$F$55];IF([.H87]=&quot;A&quot;;[$Sumário.$F$56];[$Sumário.$F$57]))" office:value-type="float" office:value="0.4" calcext:value-type="float">
            <text:p>0,40</text:p>
          </table:table-cell>
          <table:table-cell table:style-name="ce58" table:formula="of:=IF([.G87]=&quot;ALI&quot;;35*[.Q87];IF([.G87]=&quot;AIE&quot;;15*[.Q87]))" office:value-type="boolean" office:boolean-value="false" calcext:value-type="boolean">
            <text:p>FALSO</text:p>
          </table:table-cell>
          <table:table-cell table:style-name="ce59" table:formula="of:=IF(OR([.G87]=&quot;EE&quot;;[.G87]=&quot;CE&quot;);IF([.H87]=&quot;I&quot;;4;(4*[.Q87]));IF([.G87]=&quot;SE&quot;;IF([.H87]=&quot;I&quot;;5;5*[.Q87]);IF([.G87]=&quot;ALI&quot;;IF([.H87]=&quot;I&quot;;7;7*[.Q87]);IF([.G87]=&quot;AIE&quot;;IF([.H87]=&quot;I&quot;;5;5*[.Q8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50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9"/>
          <table:table-cell table:style-name="ce56" table:formula="of:=IF([.H88]=&quot;I&quot;;[$Sumário.$F$55];IF([.H88]=&quot;A&quot;;[$Sumário.$F$56];[$Sumário.$F$57]))" office:value-type="float" office:value="0.4" calcext:value-type="float">
            <text:p>0,40</text:p>
          </table:table-cell>
          <table:table-cell table:style-name="ce58" table:formula="of:=IF([.G88]=&quot;ALI&quot;;35*[.Q88];IF([.G88]=&quot;AIE&quot;;15*[.Q88]))" office:value-type="boolean" office:boolean-value="false" calcext:value-type="boolean">
            <text:p>FALSO</text:p>
          </table:table-cell>
          <table:table-cell table:style-name="ce59" table:formula="of:=IF(OR([.G88]=&quot;EE&quot;;[.G88]=&quot;CE&quot;);IF([.H88]=&quot;I&quot;;4;(4*[.Q88]));IF([.G88]=&quot;SE&quot;;IF([.H88]=&quot;I&quot;;5;5*[.Q88]);IF([.G88]=&quot;ALI&quot;;IF([.H88]=&quot;I&quot;;7;7*[.Q88]);IF([.G88]=&quot;AIE&quot;;IF([.H88]=&quot;I&quot;;5;5*[.Q8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50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9"/>
          <table:table-cell table:style-name="ce56" table:formula="of:=IF([.H89]=&quot;I&quot;;[$Sumário.$F$55];IF([.H89]=&quot;A&quot;;[$Sumário.$F$56];[$Sumário.$F$57]))" office:value-type="float" office:value="0.4" calcext:value-type="float">
            <text:p>0,40</text:p>
          </table:table-cell>
          <table:table-cell table:style-name="ce58" table:formula="of:=IF([.G89]=&quot;ALI&quot;;35*[.Q89];IF([.G89]=&quot;AIE&quot;;15*[.Q89]))" office:value-type="boolean" office:boolean-value="false" calcext:value-type="boolean">
            <text:p>FALSO</text:p>
          </table:table-cell>
          <table:table-cell table:style-name="ce59" table:formula="of:=IF(OR([.G89]=&quot;EE&quot;;[.G89]=&quot;CE&quot;);IF([.H89]=&quot;I&quot;;4;(4*[.Q89]));IF([.G89]=&quot;SE&quot;;IF([.H89]=&quot;I&quot;;5;5*[.Q89]);IF([.G89]=&quot;ALI&quot;;IF([.H89]=&quot;I&quot;;7;7*[.Q89]);IF([.G89]=&quot;AIE&quot;;IF([.H89]=&quot;I&quot;;5;5*[.Q8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50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9"/>
          <table:table-cell table:style-name="ce56" table:formula="of:=IF([.H90]=&quot;I&quot;;[$Sumário.$F$55];IF([.H90]=&quot;A&quot;;[$Sumário.$F$56];[$Sumário.$F$57]))" office:value-type="float" office:value="0.4" calcext:value-type="float">
            <text:p>0,40</text:p>
          </table:table-cell>
          <table:table-cell table:style-name="ce58" table:formula="of:=IF([.G90]=&quot;ALI&quot;;35*[.Q90];IF([.G90]=&quot;AIE&quot;;15*[.Q90]))" office:value-type="boolean" office:boolean-value="false" calcext:value-type="boolean">
            <text:p>FALSO</text:p>
          </table:table-cell>
          <table:table-cell table:style-name="ce59" table:formula="of:=IF(OR([.G90]=&quot;EE&quot;;[.G90]=&quot;CE&quot;);IF([.H90]=&quot;I&quot;;4;(4*[.Q90]));IF([.G90]=&quot;SE&quot;;IF([.H90]=&quot;I&quot;;5;5*[.Q90]);IF([.G90]=&quot;ALI&quot;;IF([.H90]=&quot;I&quot;;7;7*[.Q90]);IF([.G90]=&quot;AIE&quot;;IF([.H90]=&quot;I&quot;;5;5*[.Q9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50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9"/>
          <table:table-cell table:style-name="ce56" table:formula="of:=IF([.H91]=&quot;I&quot;;[$Sumário.$F$55];IF([.H91]=&quot;A&quot;;[$Sumário.$F$56];[$Sumário.$F$57]))" office:value-type="float" office:value="0.4" calcext:value-type="float">
            <text:p>0,40</text:p>
          </table:table-cell>
          <table:table-cell table:style-name="ce58" table:formula="of:=IF([.G91]=&quot;ALI&quot;;35*[.Q91];IF([.G91]=&quot;AIE&quot;;15*[.Q91]))" office:value-type="boolean" office:boolean-value="false" calcext:value-type="boolean">
            <text:p>FALSO</text:p>
          </table:table-cell>
          <table:table-cell table:style-name="ce59" table:formula="of:=IF(OR([.G91]=&quot;EE&quot;;[.G91]=&quot;CE&quot;);IF([.H91]=&quot;I&quot;;4;(4*[.Q91]));IF([.G91]=&quot;SE&quot;;IF([.H91]=&quot;I&quot;;5;5*[.Q91]);IF([.G91]=&quot;ALI&quot;;IF([.H91]=&quot;I&quot;;7;7*[.Q91]);IF([.G91]=&quot;AIE&quot;;IF([.H91]=&quot;I&quot;;5;5*[.Q9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2];[.L92])">
            <text:p/>
          </table:table-cell>
          <table:table-cell table:style-name="ce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45" table:formula="of:=IF([.L92]=&quot;L&quot;;&quot;Baixa&quot;;IF([.L92]=&quot;A&quot;;&quot;Média&quot;;IF([.L92]=&quot;&quot;;&quot;&quot;;&quot;Alta&quot;)))">
            <text:p/>
          </table:table-cell>
          <table:table-cell table:style-name="ce4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50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9"/>
          <table:table-cell table:style-name="ce56" table:formula="of:=IF([.H92]=&quot;I&quot;;[$Sumário.$F$55];IF([.H92]=&quot;A&quot;;[$Sumário.$F$56];[$Sumário.$F$57]))" office:value-type="float" office:value="0.4" calcext:value-type="float">
            <text:p>0,40</text:p>
          </table:table-cell>
          <table:table-cell table:style-name="ce58" table:formula="of:=IF([.G92]=&quot;ALI&quot;;35*[.Q92];IF([.G92]=&quot;AIE&quot;;15*[.Q92]))" office:value-type="boolean" office:boolean-value="false" calcext:value-type="boolean">
            <text:p>FALSO</text:p>
          </table:table-cell>
          <table:table-cell table:style-name="ce59" table:formula="of:=IF(OR([.G92]=&quot;EE&quot;;[.G92]=&quot;CE&quot;);IF([.H92]=&quot;I&quot;;4;(4*[.Q92]));IF([.G92]=&quot;SE&quot;;IF([.H92]=&quot;I&quot;;5;5*[.Q92]);IF([.G92]=&quot;ALI&quot;;IF([.H92]=&quot;I&quot;;7;7*[.Q92]);IF([.G92]=&quot;AIE&quot;;IF([.H92]=&quot;I&quot;;5;5*[.Q9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3];[.L93])">
            <text:p/>
          </table:table-cell>
          <table:table-cell table:style-name="ce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45" table:formula="of:=IF([.L93]=&quot;L&quot;;&quot;Baixa&quot;;IF([.L93]=&quot;A&quot;;&quot;Média&quot;;IF([.L93]=&quot;&quot;;&quot;&quot;;&quot;Alta&quot;)))">
            <text:p/>
          </table:table-cell>
          <table:table-cell table:style-name="ce4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50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9"/>
          <table:table-cell table:style-name="ce56" table:formula="of:=IF([.H93]=&quot;I&quot;;[$Sumário.$F$55];IF([.H93]=&quot;A&quot;;[$Sumário.$F$56];[$Sumário.$F$57]))" office:value-type="float" office:value="0.4" calcext:value-type="float">
            <text:p>0,40</text:p>
          </table:table-cell>
          <table:table-cell table:style-name="ce58" table:formula="of:=IF([.G93]=&quot;ALI&quot;;35*[.Q93];IF([.G93]=&quot;AIE&quot;;15*[.Q93]))" office:value-type="boolean" office:boolean-value="false" calcext:value-type="boolean">
            <text:p>FALSO</text:p>
          </table:table-cell>
          <table:table-cell table:style-name="ce59" table:formula="of:=IF(OR([.G93]=&quot;EE&quot;;[.G93]=&quot;CE&quot;);IF([.H93]=&quot;I&quot;;4;(4*[.Q93]));IF([.G93]=&quot;SE&quot;;IF([.H93]=&quot;I&quot;;5;5*[.Q93]);IF([.G93]=&quot;ALI&quot;;IF([.H93]=&quot;I&quot;;7;7*[.Q93]);IF([.G93]=&quot;AIE&quot;;IF([.H93]=&quot;I&quot;;5;5*[.Q9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4];[.L94])">
            <text:p/>
          </table:table-cell>
          <table:table-cell table:style-name="ce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45" table:formula="of:=IF([.L94]=&quot;L&quot;;&quot;Baixa&quot;;IF([.L94]=&quot;A&quot;;&quot;Média&quot;;IF([.L94]=&quot;&quot;;&quot;&quot;;&quot;Alta&quot;)))">
            <text:p/>
          </table:table-cell>
          <table:table-cell table:style-name="ce4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50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9"/>
          <table:table-cell table:style-name="ce56" table:formula="of:=IF([.H94]=&quot;I&quot;;[$Sumário.$F$55];IF([.H94]=&quot;A&quot;;[$Sumário.$F$56];[$Sumário.$F$57]))" office:value-type="float" office:value="0.4" calcext:value-type="float">
            <text:p>0,40</text:p>
          </table:table-cell>
          <table:table-cell table:style-name="ce58" table:formula="of:=IF([.G94]=&quot;ALI&quot;;35*[.Q94];IF([.G94]=&quot;AIE&quot;;15*[.Q94]))" office:value-type="boolean" office:boolean-value="false" calcext:value-type="boolean">
            <text:p>FALSO</text:p>
          </table:table-cell>
          <table:table-cell table:style-name="ce59" table:formula="of:=IF(OR([.G94]=&quot;EE&quot;;[.G94]=&quot;CE&quot;);IF([.H94]=&quot;I&quot;;4;(4*[.Q94]));IF([.G94]=&quot;SE&quot;;IF([.H94]=&quot;I&quot;;5;5*[.Q94]);IF([.G94]=&quot;ALI&quot;;IF([.H94]=&quot;I&quot;;7;7*[.Q94]);IF([.G94]=&quot;AIE&quot;;IF([.H94]=&quot;I&quot;;5;5*[.Q9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5];[.L95])">
            <text:p/>
          </table:table-cell>
          <table:table-cell table:style-name="ce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45" table:formula="of:=IF([.L95]=&quot;L&quot;;&quot;Baixa&quot;;IF([.L95]=&quot;A&quot;;&quot;Média&quot;;IF([.L95]=&quot;&quot;;&quot;&quot;;&quot;Alta&quot;)))">
            <text:p/>
          </table:table-cell>
          <table:table-cell table:style-name="ce4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50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9"/>
          <table:table-cell table:style-name="ce56" table:formula="of:=IF([.H95]=&quot;I&quot;;[$Sumário.$F$55];IF([.H95]=&quot;A&quot;;[$Sumário.$F$56];[$Sumário.$F$57]))" office:value-type="float" office:value="0.4" calcext:value-type="float">
            <text:p>0,40</text:p>
          </table:table-cell>
          <table:table-cell table:style-name="ce58" table:formula="of:=IF([.G95]=&quot;ALI&quot;;35*[.Q95];IF([.G95]=&quot;AIE&quot;;15*[.Q95]))" office:value-type="boolean" office:boolean-value="false" calcext:value-type="boolean">
            <text:p>FALSO</text:p>
          </table:table-cell>
          <table:table-cell table:style-name="ce59" table:formula="of:=IF(OR([.G95]=&quot;EE&quot;;[.G95]=&quot;CE&quot;);IF([.H95]=&quot;I&quot;;4;(4*[.Q95]));IF([.G95]=&quot;SE&quot;;IF([.H95]=&quot;I&quot;;5;5*[.Q95]);IF([.G95]=&quot;ALI&quot;;IF([.H95]=&quot;I&quot;;7;7*[.Q95]);IF([.G95]=&quot;AIE&quot;;IF([.H95]=&quot;I&quot;;5;5*[.Q9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6];[.L96])">
            <text:p/>
          </table:table-cell>
          <table:table-cell table:style-name="ce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45" table:formula="of:=IF([.L96]=&quot;L&quot;;&quot;Baixa&quot;;IF([.L96]=&quot;A&quot;;&quot;Média&quot;;IF([.L96]=&quot;&quot;;&quot;&quot;;&quot;Alta&quot;)))">
            <text:p/>
          </table:table-cell>
          <table:table-cell table:style-name="ce4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50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9"/>
          <table:table-cell table:style-name="ce56" table:formula="of:=IF([.H96]=&quot;I&quot;;[$Sumário.$F$55];IF([.H96]=&quot;A&quot;;[$Sumário.$F$56];[$Sumário.$F$57]))" office:value-type="float" office:value="0.4" calcext:value-type="float">
            <text:p>0,40</text:p>
          </table:table-cell>
          <table:table-cell table:style-name="ce58" table:formula="of:=IF([.G96]=&quot;ALI&quot;;35*[.Q96];IF([.G96]=&quot;AIE&quot;;15*[.Q96]))" office:value-type="boolean" office:boolean-value="false" calcext:value-type="boolean">
            <text:p>FALSO</text:p>
          </table:table-cell>
          <table:table-cell table:style-name="ce59" table:formula="of:=IF(OR([.G96]=&quot;EE&quot;;[.G96]=&quot;CE&quot;);IF([.H96]=&quot;I&quot;;4;(4*[.Q96]));IF([.G96]=&quot;SE&quot;;IF([.H96]=&quot;I&quot;;5;5*[.Q96]);IF([.G96]=&quot;ALI&quot;;IF([.H96]=&quot;I&quot;;7;7*[.Q96]);IF([.G96]=&quot;AIE&quot;;IF([.H96]=&quot;I&quot;;5;5*[.Q9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7];[.L97])">
            <text:p/>
          </table:table-cell>
          <table:table-cell table:style-name="ce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45" table:formula="of:=IF([.L97]=&quot;L&quot;;&quot;Baixa&quot;;IF([.L97]=&quot;A&quot;;&quot;Média&quot;;IF([.L97]=&quot;&quot;;&quot;&quot;;&quot;Alta&quot;)))">
            <text:p/>
          </table:table-cell>
          <table:table-cell table:style-name="ce4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50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9"/>
          <table:table-cell table:style-name="ce56" table:formula="of:=IF([.H97]=&quot;I&quot;;[$Sumário.$F$55];IF([.H97]=&quot;A&quot;;[$Sumário.$F$56];[$Sumário.$F$57]))" office:value-type="float" office:value="0.4" calcext:value-type="float">
            <text:p>0,40</text:p>
          </table:table-cell>
          <table:table-cell table:style-name="ce58" table:formula="of:=IF([.G97]=&quot;ALI&quot;;35*[.Q97];IF([.G97]=&quot;AIE&quot;;15*[.Q97]))" office:value-type="boolean" office:boolean-value="false" calcext:value-type="boolean">
            <text:p>FALSO</text:p>
          </table:table-cell>
          <table:table-cell table:style-name="ce59" table:formula="of:=IF(OR([.G97]=&quot;EE&quot;;[.G97]=&quot;CE&quot;);IF([.H97]=&quot;I&quot;;4;(4*[.Q97]));IF([.G97]=&quot;SE&quot;;IF([.H97]=&quot;I&quot;;5;5*[.Q97]);IF([.G97]=&quot;ALI&quot;;IF([.H97]=&quot;I&quot;;7;7*[.Q97]);IF([.G97]=&quot;AIE&quot;;IF([.H97]=&quot;I&quot;;5;5*[.Q9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8];[.L98])">
            <text:p/>
          </table:table-cell>
          <table:table-cell table:style-name="ce4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45" table:formula="of:=IF([.L98]=&quot;L&quot;;&quot;Baixa&quot;;IF([.L98]=&quot;A&quot;;&quot;Média&quot;;IF([.L98]=&quot;&quot;;&quot;&quot;;&quot;Alta&quot;)))">
            <text:p/>
          </table:table-cell>
          <table:table-cell table:style-name="ce4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50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9"/>
          <table:table-cell table:style-name="ce56" table:formula="of:=IF([.H98]=&quot;I&quot;;[$Sumário.$F$55];IF([.H98]=&quot;A&quot;;[$Sumário.$F$56];[$Sumário.$F$57]))" office:value-type="float" office:value="0.4" calcext:value-type="float">
            <text:p>0,40</text:p>
          </table:table-cell>
          <table:table-cell table:style-name="ce58" table:formula="of:=IF([.G98]=&quot;ALI&quot;;35*[.Q98];IF([.G98]=&quot;AIE&quot;;15*[.Q98]))" office:value-type="boolean" office:boolean-value="false" calcext:value-type="boolean">
            <text:p>FALSO</text:p>
          </table:table-cell>
          <table:table-cell table:style-name="ce59" table:formula="of:=IF(OR([.G98]=&quot;EE&quot;;[.G98]=&quot;CE&quot;);IF([.H98]=&quot;I&quot;;4;(4*[.Q98]));IF([.G98]=&quot;SE&quot;;IF([.H98]=&quot;I&quot;;5;5*[.Q98]);IF([.G98]=&quot;ALI&quot;;IF([.H98]=&quot;I&quot;;7;7*[.Q98]);IF([.G98]=&quot;AIE&quot;;IF([.H98]=&quot;I&quot;;5;5*[.Q9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9];[.L99])">
            <text:p/>
          </table:table-cell>
          <table:table-cell table:style-name="ce4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45" table:formula="of:=IF([.L99]=&quot;L&quot;;&quot;Baixa&quot;;IF([.L99]=&quot;A&quot;;&quot;Média&quot;;IF([.L99]=&quot;&quot;;&quot;&quot;;&quot;Alta&quot;)))">
            <text:p/>
          </table:table-cell>
          <table:table-cell table:style-name="ce4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50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9"/>
          <table:table-cell table:style-name="ce56" table:formula="of:=IF([.H99]=&quot;I&quot;;[$Sumário.$F$55];IF([.H99]=&quot;A&quot;;[$Sumário.$F$56];[$Sumário.$F$57]))" office:value-type="float" office:value="0.4" calcext:value-type="float">
            <text:p>0,40</text:p>
          </table:table-cell>
          <table:table-cell table:style-name="ce58" table:formula="of:=IF([.G99]=&quot;ALI&quot;;35*[.Q99];IF([.G99]=&quot;AIE&quot;;15*[.Q99]))" office:value-type="boolean" office:boolean-value="false" calcext:value-type="boolean">
            <text:p>FALSO</text:p>
          </table:table-cell>
          <table:table-cell table:style-name="ce59" table:formula="of:=IF(OR([.G99]=&quot;EE&quot;;[.G99]=&quot;CE&quot;);IF([.H99]=&quot;I&quot;;4;(4*[.Q99]));IF([.G99]=&quot;SE&quot;;IF([.H99]=&quot;I&quot;;5;5*[.Q99]);IF([.G99]=&quot;ALI&quot;;IF([.H99]=&quot;I&quot;;7;7*[.Q99]);IF([.G99]=&quot;AIE&quot;;IF([.H99]=&quot;I&quot;;5;5*[.Q9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0];[.L100])">
            <text:p/>
          </table:table-cell>
          <table:table-cell table:style-name="ce4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45" table:formula="of:=IF([.L100]=&quot;L&quot;;&quot;Baixa&quot;;IF([.L100]=&quot;A&quot;;&quot;Média&quot;;IF([.L100]=&quot;&quot;;&quot;&quot;;&quot;Alta&quot;)))">
            <text:p/>
          </table:table-cell>
          <table:table-cell table:style-name="ce4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50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9"/>
          <table:table-cell table:style-name="ce56" table:formula="of:=IF([.H100]=&quot;I&quot;;[$Sumário.$F$55];IF([.H100]=&quot;A&quot;;[$Sumário.$F$56];[$Sumário.$F$57]))" office:value-type="float" office:value="0.4" calcext:value-type="float">
            <text:p>0,40</text:p>
          </table:table-cell>
          <table:table-cell table:style-name="ce58" table:formula="of:=IF([.G100]=&quot;ALI&quot;;35*[.Q100];IF([.G100]=&quot;AIE&quot;;15*[.Q100]))" office:value-type="boolean" office:boolean-value="false" calcext:value-type="boolean">
            <text:p>FALSO</text:p>
          </table:table-cell>
          <table:table-cell table:style-name="ce59" table:formula="of:=IF(OR([.G100]=&quot;EE&quot;;[.G100]=&quot;CE&quot;);IF([.H100]=&quot;I&quot;;4;(4*[.Q100]));IF([.G100]=&quot;SE&quot;;IF([.H100]=&quot;I&quot;;5;5*[.Q100]);IF([.G100]=&quot;ALI&quot;;IF([.H100]=&quot;I&quot;;7;7*[.Q100]);IF([.G100]=&quot;AIE&quot;;IF([.H100]=&quot;I&quot;;5;5*[.Q10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1];[.L101])">
            <text:p/>
          </table:table-cell>
          <table:table-cell table:style-name="ce4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45" table:formula="of:=IF([.L101]=&quot;L&quot;;&quot;Baixa&quot;;IF([.L101]=&quot;A&quot;;&quot;Média&quot;;IF([.L101]=&quot;&quot;;&quot;&quot;;&quot;Alta&quot;)))">
            <text:p/>
          </table:table-cell>
          <table:table-cell table:style-name="ce4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50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9"/>
          <table:table-cell table:style-name="ce56" table:formula="of:=IF([.H101]=&quot;I&quot;;[$Sumário.$F$55];IF([.H101]=&quot;A&quot;;[$Sumário.$F$56];[$Sumário.$F$57]))" office:value-type="float" office:value="0.4" calcext:value-type="float">
            <text:p>0,40</text:p>
          </table:table-cell>
          <table:table-cell table:style-name="ce58" table:formula="of:=IF([.G101]=&quot;ALI&quot;;35*[.Q101];IF([.G101]=&quot;AIE&quot;;15*[.Q101]))" office:value-type="boolean" office:boolean-value="false" calcext:value-type="boolean">
            <text:p>FALSO</text:p>
          </table:table-cell>
          <table:table-cell table:style-name="ce59" table:formula="of:=IF(OR([.G101]=&quot;EE&quot;;[.G101]=&quot;CE&quot;);IF([.H101]=&quot;I&quot;;4;(4*[.Q101]));IF([.G101]=&quot;SE&quot;;IF([.H101]=&quot;I&quot;;5;5*[.Q101]);IF([.G101]=&quot;ALI&quot;;IF([.H101]=&quot;I&quot;;7;7*[.Q101]);IF([.G101]=&quot;AIE&quot;;IF([.H101]=&quot;I&quot;;5;5*[.Q10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2];[.L102])">
            <text:p/>
          </table:table-cell>
          <table:table-cell table:style-name="ce4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45" table:formula="of:=IF([.L102]=&quot;L&quot;;&quot;Baixa&quot;;IF([.L102]=&quot;A&quot;;&quot;Média&quot;;IF([.L102]=&quot;&quot;;&quot;&quot;;&quot;Alta&quot;)))">
            <text:p/>
          </table:table-cell>
          <table:table-cell table:style-name="ce4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50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9"/>
          <table:table-cell table:style-name="ce56" table:formula="of:=IF([.H102]=&quot;I&quot;;[$Sumário.$F$55];IF([.H102]=&quot;A&quot;;[$Sumário.$F$56];[$Sumário.$F$57]))" office:value-type="float" office:value="0.4" calcext:value-type="float">
            <text:p>0,40</text:p>
          </table:table-cell>
          <table:table-cell table:style-name="ce58" table:formula="of:=IF([.G102]=&quot;ALI&quot;;35*[.Q102];IF([.G102]=&quot;AIE&quot;;15*[.Q102]))" office:value-type="boolean" office:boolean-value="false" calcext:value-type="boolean">
            <text:p>FALSO</text:p>
          </table:table-cell>
          <table:table-cell table:style-name="ce59" table:formula="of:=IF(OR([.G102]=&quot;EE&quot;;[.G102]=&quot;CE&quot;);IF([.H102]=&quot;I&quot;;4;(4*[.Q102]));IF([.G102]=&quot;SE&quot;;IF([.H102]=&quot;I&quot;;5;5*[.Q102]);IF([.G102]=&quot;ALI&quot;;IF([.H102]=&quot;I&quot;;7;7*[.Q102]);IF([.G102]=&quot;AIE&quot;;IF([.H102]=&quot;I&quot;;5;5*[.Q10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3];[.L103])">
            <text:p/>
          </table:table-cell>
          <table:table-cell table:style-name="ce4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45" table:formula="of:=IF([.L103]=&quot;L&quot;;&quot;Baixa&quot;;IF([.L103]=&quot;A&quot;;&quot;Média&quot;;IF([.L103]=&quot;&quot;;&quot;&quot;;&quot;Alta&quot;)))">
            <text:p/>
          </table:table-cell>
          <table:table-cell table:style-name="ce4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50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9"/>
          <table:table-cell table:style-name="ce56" table:formula="of:=IF([.H103]=&quot;I&quot;;[$Sumário.$F$55];IF([.H103]=&quot;A&quot;;[$Sumário.$F$56];[$Sumário.$F$57]))" office:value-type="float" office:value="0.4" calcext:value-type="float">
            <text:p>0,40</text:p>
          </table:table-cell>
          <table:table-cell table:style-name="ce58" table:formula="of:=IF([.G103]=&quot;ALI&quot;;35*[.Q103];IF([.G103]=&quot;AIE&quot;;15*[.Q103]))" office:value-type="boolean" office:boolean-value="false" calcext:value-type="boolean">
            <text:p>FALSO</text:p>
          </table:table-cell>
          <table:table-cell table:style-name="ce59" table:formula="of:=IF(OR([.G103]=&quot;EE&quot;;[.G103]=&quot;CE&quot;);IF([.H103]=&quot;I&quot;;4;(4*[.Q103]));IF([.G103]=&quot;SE&quot;;IF([.H103]=&quot;I&quot;;5;5*[.Q103]);IF([.G103]=&quot;ALI&quot;;IF([.H103]=&quot;I&quot;;7;7*[.Q103]);IF([.G103]=&quot;AIE&quot;;IF([.H103]=&quot;I&quot;;5;5*[.Q10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4];[.L104])">
            <text:p/>
          </table:table-cell>
          <table:table-cell table:style-name="ce4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45" table:formula="of:=IF([.L104]=&quot;L&quot;;&quot;Baixa&quot;;IF([.L104]=&quot;A&quot;;&quot;Média&quot;;IF([.L104]=&quot;&quot;;&quot;&quot;;&quot;Alta&quot;)))">
            <text:p/>
          </table:table-cell>
          <table:table-cell table:style-name="ce4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50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9"/>
          <table:table-cell table:style-name="ce56" table:formula="of:=IF([.H104]=&quot;I&quot;;[$Sumário.$F$55];IF([.H104]=&quot;A&quot;;[$Sumário.$F$56];[$Sumário.$F$57]))" office:value-type="float" office:value="0.4" calcext:value-type="float">
            <text:p>0,40</text:p>
          </table:table-cell>
          <table:table-cell table:style-name="ce58" table:formula="of:=IF([.G104]=&quot;ALI&quot;;35*[.Q104];IF([.G104]=&quot;AIE&quot;;15*[.Q104]))" office:value-type="boolean" office:boolean-value="false" calcext:value-type="boolean">
            <text:p>FALSO</text:p>
          </table:table-cell>
          <table:table-cell table:style-name="ce59" table:formula="of:=IF(OR([.G104]=&quot;EE&quot;;[.G104]=&quot;CE&quot;);IF([.H104]=&quot;I&quot;;4;(4*[.Q104]));IF([.G104]=&quot;SE&quot;;IF([.H104]=&quot;I&quot;;5;5*[.Q104]);IF([.G104]=&quot;ALI&quot;;IF([.H104]=&quot;I&quot;;7;7*[.Q104]);IF([.G104]=&quot;AIE&quot;;IF([.H104]=&quot;I&quot;;5;5*[.Q10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5];[.L105])">
            <text:p/>
          </table:table-cell>
          <table:table-cell table:style-name="ce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45" table:formula="of:=IF([.L105]=&quot;L&quot;;&quot;Baixa&quot;;IF([.L105]=&quot;A&quot;;&quot;Média&quot;;IF([.L105]=&quot;&quot;;&quot;&quot;;&quot;Alta&quot;)))">
            <text:p/>
          </table:table-cell>
          <table:table-cell table:style-name="ce4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5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9"/>
          <table:table-cell table:style-name="ce56" table:formula="of:=IF([.H105]=&quot;I&quot;;[$Sumário.$F$55];IF([.H105]=&quot;A&quot;;[$Sumário.$F$56];[$Sumário.$F$57]))" office:value-type="float" office:value="0.4" calcext:value-type="float">
            <text:p>0,40</text:p>
          </table:table-cell>
          <table:table-cell table:style-name="ce58" table:formula="of:=IF([.G105]=&quot;ALI&quot;;35*[.Q105];IF([.G105]=&quot;AIE&quot;;15*[.Q105]))" office:value-type="boolean" office:boolean-value="false" calcext:value-type="boolean">
            <text:p>FALSO</text:p>
          </table:table-cell>
          <table:table-cell table:style-name="ce59" table:formula="of:=IF(OR([.G105]=&quot;EE&quot;;[.G105]=&quot;CE&quot;);IF([.H105]=&quot;I&quot;;4;(4*[.Q105]));IF([.G105]=&quot;SE&quot;;IF([.H105]=&quot;I&quot;;5;5*[.Q105]);IF([.G105]=&quot;ALI&quot;;IF([.H105]=&quot;I&quot;;7;7*[.Q105]);IF([.G105]=&quot;AIE&quot;;IF([.H105]=&quot;I&quot;;5;5*[.Q10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6];[.L106])">
            <text:p/>
          </table:table-cell>
          <table:table-cell table:style-name="ce4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45" table:formula="of:=IF([.L106]=&quot;L&quot;;&quot;Baixa&quot;;IF([.L106]=&quot;A&quot;;&quot;Média&quot;;IF([.L106]=&quot;&quot;;&quot;&quot;;&quot;Alta&quot;)))">
            <text:p/>
          </table:table-cell>
          <table:table-cell table:style-name="ce4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50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9"/>
          <table:table-cell table:style-name="ce56" table:formula="of:=IF([.H106]=&quot;I&quot;;[$Sumário.$F$55];IF([.H106]=&quot;A&quot;;[$Sumário.$F$56];[$Sumário.$F$57]))" office:value-type="float" office:value="0.4" calcext:value-type="float">
            <text:p>0,40</text:p>
          </table:table-cell>
          <table:table-cell table:style-name="ce58" table:formula="of:=IF([.G106]=&quot;ALI&quot;;35*[.Q106];IF([.G106]=&quot;AIE&quot;;15*[.Q106]))" office:value-type="boolean" office:boolean-value="false" calcext:value-type="boolean">
            <text:p>FALSO</text:p>
          </table:table-cell>
          <table:table-cell table:style-name="ce59" table:formula="of:=IF(OR([.G106]=&quot;EE&quot;;[.G106]=&quot;CE&quot;);IF([.H106]=&quot;I&quot;;4;(4*[.Q106]));IF([.G106]=&quot;SE&quot;;IF([.H106]=&quot;I&quot;;5;5*[.Q106]);IF([.G106]=&quot;ALI&quot;;IF([.H106]=&quot;I&quot;;7;7*[.Q106]);IF([.G106]=&quot;AIE&quot;;IF([.H106]=&quot;I&quot;;5;5*[.Q10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7];[.L107])">
            <text:p/>
          </table:table-cell>
          <table:table-cell table:style-name="ce4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45" table:formula="of:=IF([.L107]=&quot;L&quot;;&quot;Baixa&quot;;IF([.L107]=&quot;A&quot;;&quot;Média&quot;;IF([.L107]=&quot;&quot;;&quot;&quot;;&quot;Alta&quot;)))">
            <text:p/>
          </table:table-cell>
          <table:table-cell table:style-name="ce4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50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9"/>
          <table:table-cell table:style-name="ce56" table:formula="of:=IF([.H107]=&quot;I&quot;;[$Sumário.$F$55];IF([.H107]=&quot;A&quot;;[$Sumário.$F$56];[$Sumário.$F$57]))" office:value-type="float" office:value="0.4" calcext:value-type="float">
            <text:p>0,40</text:p>
          </table:table-cell>
          <table:table-cell table:style-name="ce58" table:formula="of:=IF([.G107]=&quot;ALI&quot;;35*[.Q107];IF([.G107]=&quot;AIE&quot;;15*[.Q107]))" office:value-type="boolean" office:boolean-value="false" calcext:value-type="boolean">
            <text:p>FALSO</text:p>
          </table:table-cell>
          <table:table-cell table:style-name="ce59" table:formula="of:=IF(OR([.G107]=&quot;EE&quot;;[.G107]=&quot;CE&quot;);IF([.H107]=&quot;I&quot;;4;(4*[.Q107]));IF([.G107]=&quot;SE&quot;;IF([.H107]=&quot;I&quot;;5;5*[.Q107]);IF([.G107]=&quot;ALI&quot;;IF([.H107]=&quot;I&quot;;7;7*[.Q107]);IF([.G107]=&quot;AIE&quot;;IF([.H107]=&quot;I&quot;;5;5*[.Q10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8];[.L108])">
            <text:p/>
          </table:table-cell>
          <table:table-cell table:style-name="ce4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45" table:formula="of:=IF([.L108]=&quot;L&quot;;&quot;Baixa&quot;;IF([.L108]=&quot;A&quot;;&quot;Média&quot;;IF([.L108]=&quot;&quot;;&quot;&quot;;&quot;Alta&quot;)))">
            <text:p/>
          </table:table-cell>
          <table:table-cell table:style-name="ce4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50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9"/>
          <table:table-cell table:style-name="ce56" table:formula="of:=IF([.H108]=&quot;I&quot;;[$Sumário.$F$55];IF([.H108]=&quot;A&quot;;[$Sumário.$F$56];[$Sumário.$F$57]))" office:value-type="float" office:value="0.4" calcext:value-type="float">
            <text:p>0,40</text:p>
          </table:table-cell>
          <table:table-cell table:style-name="ce58" table:formula="of:=IF([.G108]=&quot;ALI&quot;;35*[.Q108];IF([.G108]=&quot;AIE&quot;;15*[.Q108]))" office:value-type="boolean" office:boolean-value="false" calcext:value-type="boolean">
            <text:p>FALSO</text:p>
          </table:table-cell>
          <table:table-cell table:style-name="ce59" table:formula="of:=IF(OR([.G108]=&quot;EE&quot;;[.G108]=&quot;CE&quot;);IF([.H108]=&quot;I&quot;;4;(4*[.Q108]));IF([.G108]=&quot;SE&quot;;IF([.H108]=&quot;I&quot;;5;5*[.Q108]);IF([.G108]=&quot;ALI&quot;;IF([.H108]=&quot;I&quot;;7;7*[.Q108]);IF([.G108]=&quot;AIE&quot;;IF([.H108]=&quot;I&quot;;5;5*[.Q10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9];[.L109])">
            <text:p/>
          </table:table-cell>
          <table:table-cell table:style-name="ce4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45" table:formula="of:=IF([.L109]=&quot;L&quot;;&quot;Baixa&quot;;IF([.L109]=&quot;A&quot;;&quot;Média&quot;;IF([.L109]=&quot;&quot;;&quot;&quot;;&quot;Alta&quot;)))">
            <text:p/>
          </table:table-cell>
          <table:table-cell table:style-name="ce4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50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9"/>
          <table:table-cell table:style-name="ce56" table:formula="of:=IF([.H109]=&quot;I&quot;;[$Sumário.$F$55];IF([.H109]=&quot;A&quot;;[$Sumário.$F$56];[$Sumário.$F$57]))" office:value-type="float" office:value="0.4" calcext:value-type="float">
            <text:p>0,40</text:p>
          </table:table-cell>
          <table:table-cell table:style-name="ce58" table:formula="of:=IF([.G109]=&quot;ALI&quot;;35*[.Q109];IF([.G109]=&quot;AIE&quot;;15*[.Q109]))" office:value-type="boolean" office:boolean-value="false" calcext:value-type="boolean">
            <text:p>FALSO</text:p>
          </table:table-cell>
          <table:table-cell table:style-name="ce59" table:formula="of:=IF(OR([.G109]=&quot;EE&quot;;[.G109]=&quot;CE&quot;);IF([.H109]=&quot;I&quot;;4;(4*[.Q109]));IF([.G109]=&quot;SE&quot;;IF([.H109]=&quot;I&quot;;5;5*[.Q109]);IF([.G109]=&quot;ALI&quot;;IF([.H109]=&quot;I&quot;;7;7*[.Q109]);IF([.G109]=&quot;AIE&quot;;IF([.H109]=&quot;I&quot;;5;5*[.Q10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0];[.L110])">
            <text:p/>
          </table:table-cell>
          <table:table-cell table:style-name="ce4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45" table:formula="of:=IF([.L110]=&quot;L&quot;;&quot;Baixa&quot;;IF([.L110]=&quot;A&quot;;&quot;Média&quot;;IF([.L110]=&quot;&quot;;&quot;&quot;;&quot;Alta&quot;)))">
            <text:p/>
          </table:table-cell>
          <table:table-cell table:style-name="ce4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50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9"/>
          <table:table-cell table:style-name="ce56" table:formula="of:=IF([.H110]=&quot;I&quot;;[$Sumário.$F$55];IF([.H110]=&quot;A&quot;;[$Sumário.$F$56];[$Sumário.$F$57]))" office:value-type="float" office:value="0.4" calcext:value-type="float">
            <text:p>0,40</text:p>
          </table:table-cell>
          <table:table-cell table:style-name="ce58" table:formula="of:=IF([.G110]=&quot;ALI&quot;;35*[.Q110];IF([.G110]=&quot;AIE&quot;;15*[.Q110]))" office:value-type="boolean" office:boolean-value="false" calcext:value-type="boolean">
            <text:p>FALSO</text:p>
          </table:table-cell>
          <table:table-cell table:style-name="ce59" table:formula="of:=IF(OR([.G110]=&quot;EE&quot;;[.G110]=&quot;CE&quot;);IF([.H110]=&quot;I&quot;;4;(4*[.Q110]));IF([.G110]=&quot;SE&quot;;IF([.H110]=&quot;I&quot;;5;5*[.Q110]);IF([.G110]=&quot;ALI&quot;;IF([.H110]=&quot;I&quot;;7;7*[.Q110]);IF([.G110]=&quot;AIE&quot;;IF([.H110]=&quot;I&quot;;5;5*[.Q11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1];[.L111])">
            <text:p/>
          </table:table-cell>
          <table:table-cell table:style-name="ce4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45" table:formula="of:=IF([.L111]=&quot;L&quot;;&quot;Baixa&quot;;IF([.L111]=&quot;A&quot;;&quot;Média&quot;;IF([.L111]=&quot;&quot;;&quot;&quot;;&quot;Alta&quot;)))">
            <text:p/>
          </table:table-cell>
          <table:table-cell table:style-name="ce4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50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9"/>
          <table:table-cell table:style-name="ce56" table:formula="of:=IF([.H111]=&quot;I&quot;;[$Sumário.$F$55];IF([.H111]=&quot;A&quot;;[$Sumário.$F$56];[$Sumário.$F$57]))" office:value-type="float" office:value="0.4" calcext:value-type="float">
            <text:p>0,40</text:p>
          </table:table-cell>
          <table:table-cell table:style-name="ce58" table:formula="of:=IF([.G111]=&quot;ALI&quot;;35*[.Q111];IF([.G111]=&quot;AIE&quot;;15*[.Q111]))" office:value-type="boolean" office:boolean-value="false" calcext:value-type="boolean">
            <text:p>FALSO</text:p>
          </table:table-cell>
          <table:table-cell table:style-name="ce59" table:formula="of:=IF(OR([.G111]=&quot;EE&quot;;[.G111]=&quot;CE&quot;);IF([.H111]=&quot;I&quot;;4;(4*[.Q111]));IF([.G111]=&quot;SE&quot;;IF([.H111]=&quot;I&quot;;5;5*[.Q111]);IF([.G111]=&quot;ALI&quot;;IF([.H111]=&quot;I&quot;;7;7*[.Q111]);IF([.G111]=&quot;AIE&quot;;IF([.H111]=&quot;I&quot;;5;5*[.Q11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2];[.L112])">
            <text:p/>
          </table:table-cell>
          <table:table-cell table:style-name="ce4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45" table:formula="of:=IF([.L112]=&quot;L&quot;;&quot;Baixa&quot;;IF([.L112]=&quot;A&quot;;&quot;Média&quot;;IF([.L112]=&quot;&quot;;&quot;&quot;;&quot;Alta&quot;)))">
            <text:p/>
          </table:table-cell>
          <table:table-cell table:style-name="ce4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50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9"/>
          <table:table-cell table:style-name="ce56" table:formula="of:=IF([.H112]=&quot;I&quot;;[$Sumário.$F$55];IF([.H112]=&quot;A&quot;;[$Sumário.$F$56];[$Sumário.$F$57]))" office:value-type="float" office:value="0.4" calcext:value-type="float">
            <text:p>0,40</text:p>
          </table:table-cell>
          <table:table-cell table:style-name="ce58" table:formula="of:=IF([.G112]=&quot;ALI&quot;;35*[.Q112];IF([.G112]=&quot;AIE&quot;;15*[.Q112]))" office:value-type="boolean" office:boolean-value="false" calcext:value-type="boolean">
            <text:p>FALSO</text:p>
          </table:table-cell>
          <table:table-cell table:style-name="ce59" table:formula="of:=IF(OR([.G112]=&quot;EE&quot;;[.G112]=&quot;CE&quot;);IF([.H112]=&quot;I&quot;;4;(4*[.Q112]));IF([.G112]=&quot;SE&quot;;IF([.H112]=&quot;I&quot;;5;5*[.Q112]);IF([.G112]=&quot;ALI&quot;;IF([.H112]=&quot;I&quot;;7;7*[.Q112]);IF([.G112]=&quot;AIE&quot;;IF([.H112]=&quot;I&quot;;5;5*[.Q11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133"/>
          <table:table-cell table:style-name="ce134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3];[.L113])">
            <text:p/>
          </table:table-cell>
          <table:table-cell table:style-name="ce4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45" table:formula="of:=IF([.L113]=&quot;L&quot;;&quot;Baixa&quot;;IF([.L113]=&quot;A&quot;;&quot;Média&quot;;IF([.L113]=&quot;&quot;;&quot;&quot;;&quot;Alta&quot;)))">
            <text:p/>
          </table:table-cell>
          <table:table-cell table:style-name="ce4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50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9"/>
          <table:table-cell table:style-name="ce56" table:formula="of:=IF([.H113]=&quot;I&quot;;[$Sumário.$F$55];IF([.H113]=&quot;A&quot;;[$Sumário.$F$56];[$Sumário.$F$57]))" office:value-type="float" office:value="0.4" calcext:value-type="float">
            <text:p>0,40</text:p>
          </table:table-cell>
          <table:table-cell table:style-name="ce58" table:formula="of:=IF([.G113]=&quot;ALI&quot;;35*[.Q113];IF([.G113]=&quot;AIE&quot;;15*[.Q113]))" office:value-type="boolean" office:boolean-value="false" calcext:value-type="boolean">
            <text:p>FALSO</text:p>
          </table:table-cell>
          <table:table-cell table:style-name="ce59" table:formula="of:=IF(OR([.G113]=&quot;EE&quot;;[.G113]=&quot;CE&quot;);IF([.H113]=&quot;I&quot;;4;(4*[.Q113]));IF([.G113]=&quot;SE&quot;;IF([.H113]=&quot;I&quot;;5;5*[.Q113]);IF([.G113]=&quot;ALI&quot;;IF([.H113]=&quot;I&quot;;7;7*[.Q113]);IF([.G113]=&quot;AIE&quot;;IF([.H113]=&quot;I&quot;;5;5*[.Q11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6" table:number-rows-repeated="1048458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V$113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table-column table:style-name="co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default-cell-style-name="ce15"/>
        <table:table-column table:style-name="co27" table:default-cell-style-name="ce15"/>
        <table:table-column table:style-name="co25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30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16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63"/>
          <table:table-cell table:number-columns-repeated="1012"/>
        </table:table-row>
        <table:table-row table:style-name="ro1">
          <table:covered-table-cell table:number-columns-repeated="12" table:style-name="ce163"/>
          <table:table-cell table:number-columns-repeated="1012"/>
        </table:table-row>
        <table:table-row table:style-name="ro1">
          <table:covered-table-cell table:number-columns-repeated="12" table:style-name="ce163"/>
          <table:table-cell table:number-columns-repeated="1012"/>
        </table:table-row>
        <table:table-row table:style-name="ro1">
          <table:table-cell table:style-name="ce164" table:formula="of:=[$Contagem.A5]&amp;&quot; : &quot;&amp;[$Contagem.F5]" office:value-type="string" office:string-value="Aplicação : Ordem de Serviço" calcext:value-type="string" table:number-columns-spanned="5" table:number-rows-spanned="1">
            <text:p>Aplicação : Ordem de Serviço</text:p>
          </table:table-cell>
          <table:covered-table-cell table:number-columns-repeated="4" table:style-name="ce164"/>
          <table:table-cell table:style-name="ce196" table:formula="of:=[$Contagem.A6]&amp;&quot; : &quot;&amp;[$Contagem.F6]" office:value-type="string" office:string-value="Projeto : Sistema de Controle de Ordens de Serviço" calcext:value-type="string" table:number-columns-spanned="7" table:number-rows-spanned="1">
            <text:p>Projeto : Sistema de Controle de Ordens de Serviço</text:p>
          </table:table-cell>
          <table:covered-table-cell table:number-columns-repeated="6" table:style-name="ce196"/>
          <table:table-cell table:number-columns-repeated="1012"/>
        </table:table-row>
        <table:table-row table:style-name="ro1">
          <table:table-cell table:style-name="ce165" table:formula="of:=[$Contagem.A7]&amp;&quot; : &quot;&amp;[$Contagem.F7]" office:value-type="string" office:string-value="Responsável : Sérgio Moura" calcext:value-type="string" table:number-columns-spanned="5" table:number-rows-spanned="1">
            <text:p>Responsável : Sérgio Moura</text:p>
          </table:table-cell>
          <table:covered-table-cell table:number-columns-repeated="4" table:style-name="ce165"/>
          <table:table-cell table:style-name="ce19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96"/>
          <table:table-cell table:number-columns-repeated="1012"/>
        </table:table-row>
        <table:table-row table:style-name="ro1">
          <table:table-cell table:style-name="ce68" table:formula="of:=[$Contagem.A4]&amp;&quot; : &quot;&amp;[$Contagem.F4]" office:value-type="string" office:string-value="Empresa : Eits" calcext:value-type="string">
            <text:p>Empresa : Eits</text:p>
          </table:table-cell>
          <table:table-cell table:style-name="ce75" table:number-columns-repeated="2"/>
          <table:table-cell table:style-name="ce92" table:number-columns-repeated="2"/>
          <table:table-cell table:style-name="ce19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97"/>
          <table:table-cell table:style-name="ce197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97"/>
          <table:table-cell table:style-name="ce211" table:formula="of:=&quot;PF  = &quot;&amp;VALUE([$Contagem.W5])" office:value-type="string" office:string-value="PF  = 73" calcext:value-type="string" table:number-columns-spanned="2" table:number-rows-spanned="1">
            <text:p>PF <text:s/>= 73</text:p>
          </table:table-cell>
          <table:covered-table-cell table:style-name="ce211"/>
          <table:table-cell table:number-columns-repeated="1012"/>
        </table:table-row>
        <table:table-row table:style-name="ro1">
          <table:table-cell table:style-name="ce167" office:value-type="string" calcext:value-type="string" table:number-columns-spanned="2" table:number-rows-spanned="2">
            <text:p>Tipo de Função</text:p>
          </table:table-cell>
          <table:covered-table-cell table:style-name="ce167"/>
          <table:table-cell table:style-name="ce183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83"/>
          <table:table-cell table:style-name="ce198" office:value-type="string" calcext:value-type="string" table:number-columns-spanned="1" table:number-rows-spanned="2">
            <text:p>Total por Complexidade</text:p>
          </table:table-cell>
          <table:table-cell table:style-name="ce198" table:number-columns-spanned="1" table:number-rows-spanned="2"/>
          <table:table-cell table:style-name="ce204" office:value-type="string" calcext:value-type="string" table:number-columns-spanned="2" table:number-rows-spanned="2">
            <text:p>% </text:p>
          </table:table-cell>
          <table:covered-table-cell table:style-name="ce204"/>
          <table:table-cell table:style-name="ce204" table:number-columns-spanned="2" table:number-rows-spanned="2"/>
          <table:covered-table-cell table:style-name="ce204"/>
          <table:table-cell table:number-columns-repeated="1012"/>
        </table:table-row>
        <table:table-row table:style-name="ro1">
          <table:covered-table-cell table:number-columns-repeated="2" table:style-name="ce167"/>
          <table:covered-table-cell table:number-columns-repeated="4" table:style-name="ce183"/>
          <table:covered-table-cell table:number-columns-repeated="3" table:style-name="ce198"/>
          <table:covered-table-cell table:number-columns-repeated="3" table:style-name="ce204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6" table:number-columns-repeated="9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1" draw:text-style-name="P3" svg:width="24.27mm" svg:height="4.5mm" svg:x="0mm" svg:y="0mm" draw:caption-point-x="24.45mm" draw:caption-point-y="38.2mm">
              <dc:date>2018-01-30T00:00:00</dc:date>
              <text:p text:style-name="P1"><text:span text:style-name="T3">Entrada Externa</text:span></text:p>
            </office:annotation>
            <text:p>EE</text:p>
          </table:table-cell>
          <table:table-cell table:style-name="ce87" office:value-type="float" office:value="14" calcext:value-type="float">
            <text:p>14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10]*3" office:value-type="float" office:value="42" calcext:value-type="float">
            <text:p>42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1]*4" office:value-type="float" office:value="0" calcext:value-type="float">
            <text:p>0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12]*6" office:value-type="float" office:value="0" calcext:value-type="float">
            <text:p>0</text:p>
          </table:table-cell>
          <table:table-cell table:style-name="ce88"/>
          <table:table-cell table:style-name="ce107"/>
          <table:table-cell table:style-name="ce88"/>
          <table:table-cell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/>
          <table:table-cell table:style-name="ce122"/>
          <table:table-cell table:number-columns-repeated="1010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0:.C12])" office:value-type="float" office:value="14" calcext:value-type="float">
            <text:p>14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0:.G12])" office:value-type="float" office:value="42" calcext:value-type="float">
            <text:p>42</text:p>
          </table:table-cell>
          <table:table-cell table:style-name="ce88"/>
          <table:table-cell table:style-name="ce108" table:formula="of:=IF([.$G$45]&lt;&gt;0;[.G14]/[.$G$45];&quot;&quot;)" office:value-type="percentage" office:value="0.575342465753425" calcext:value-type="percentage">
            <text:p>57,5%</text:p>
          </table:table-cell>
          <table:table-cell table:style-name="ce88" table:number-columns-repeated="2"/>
          <table:table-cell table:style-name="ce118"/>
          <table:table-cell table:number-columns-repeated="2"/>
          <table:table-cell table:style-name="ce123"/>
          <table:table-cell table:number-columns-repeated="1009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2" draw:text-style-name="P3" svg:width="21.5mm" svg:height="4.5mm" svg:x="0mm" svg:y="0mm" draw:caption-point-x="24.45mm" draw:caption-point-y="63.86mm">
              <dc:date>2018-01-30T00:00:00</dc:date>
              <text:p text:style-name="P1"><text:span text:style-name="T3">Saída Externa</text:span></text:p>
            </office:annotation>
            <text:p>SE</text:p>
          </table:table-cell>
          <table:table-cell table:style-name="ce87" table:formula="of:=COUNTIF(CF;&quot;SEL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7]*4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A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5</text:p>
          </table:table-cell>
          <table:table-cell table:style-name="ce87" table:formula="of:=[.C1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7</text:p>
          </table:table-cell>
          <table:table-cell table:style-name="ce87" table:formula="of:=[.C19]*7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7:.C19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7:.G19])" office:value-type="float" office:value="0" calcext:value-type="float">
            <text:p>0</text:p>
          </table:table-cell>
          <table:table-cell table:style-name="ce88"/>
          <table:table-cell table:style-name="ce109" table:formula="of:=IF([.$G$45]&lt;&gt;0;[.G21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3" draw:text-style-name="P3" svg:width="25.4mm" svg:height="4.23mm" svg:x="0mm" svg:y="0mm" draw:caption-point-x="24.45mm" draw:caption-point-y="89.52mm">
              <dc:date>2018-01-30T00:00:00</dc:date>
              <text:p text:style-name="P1"><text:span text:style-name="T3">Consulta Externa</text:span></text:p>
            </office:annotation>
            <text:p>CE</text:p>
          </table:table-cell>
          <table:table-cell table:style-name="ce87" office:value-type="float" office:value="3" calcext:value-type="float">
            <text:p>3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24]*3" office:value-type="float" office:value="9" calcext:value-type="float">
            <text:p>9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25]*4" office:value-type="float" office:value="8" calcext:value-type="float">
            <text:p>8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C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26]*6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24:.C26])" office:value-type="float" office:value="5" calcext:value-type="float">
            <text:p>5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24:.G26])" office:value-type="float" office:value="17" calcext:value-type="float">
            <text:p>17</text:p>
          </table:table-cell>
          <table:table-cell table:style-name="ce88"/>
          <table:table-cell table:style-name="ce110" table:formula="of:=IF([.$G$45]&lt;&gt;0;[.G28]/[.$G$45];&quot;&quot;)" office:value-type="percentage" office:value="0.232876712328767" calcext:value-type="percentage">
            <text:p>23,3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4" draw:text-style-name="P3" svg:width="32.37mm" svg:height="4.5mm" svg:x="0mm" svg:y="0mm" draw:caption-point-x="24.45mm" draw:caption-point-y="115.19mm">
              <dc:date>2018-01-30T00:00:00</dc:date>
              <text:p text:style-name="P1"><text:span text:style-name="T3">Arquivo Lógico Interno</text:span></text:p>
            </office:annotation>
            <text:p>ALI</text:p>
          </table:table-cell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1]*7" office:value-type="float" office:value="14" calcext:value-type="float">
            <text:p>14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32]*10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5</text:p>
          </table:table-cell>
          <table:table-cell table:style-name="ce87" table:formula="of:=[.C33]*15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1:.C33])" office:value-type="float" office:value="2" calcext:value-type="float">
            <text:p>2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1:.G33])" office:value-type="float" office:value="14" calcext:value-type="float">
            <text:p>14</text:p>
          </table:table-cell>
          <table:table-cell table:style-name="ce88"/>
          <table:table-cell table:style-name="ce111" table:formula="of:=IF([.$G$45]&lt;&gt;0;[.G35]/[.$G$45];&quot;&quot;)" office:value-type="percentage" office:value="0.191780821917808" calcext:value-type="percentage">
            <text:p>19,2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3"/>
          <table:table-cell table:style-name="ce87" office:value-type="string" calcext:value-type="string">
            <text:p>com possibilidade de suspensão e reabertura se necessário e quando o mesmo estiver finalizado realizar o encerramento. Gerenciar as Ordens de Serviços prestadas dentro dos contratos abertos.</text:p>
          </table:table-cell>
          <table:table-cell table:style-name="ce87" table:number-columns-repeated="5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5" draw:text-style-name="P3" svg:width="41.02mm" svg:height="4.24mm" svg:x="39.07mm" svg:y="162.98mm" draw:caption-point-x="-14.62mm" draw:caption-point-y="-22.13mm">
              <dc:date>2018-01-30T00:00:00</dc:date>
              <text:p text:style-name="P1"><text:span text:style-name="T3">Arquivo de Interface Externa</text:span></text:p>
            </office:annotation>
            <text:p>AIE</text:p>
          </table:table-cell>
          <table:table-cell table:style-name="ce87" table:formula="of:=COUNTIF(CF;&quot;AIEL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5</text:p>
          </table:table-cell>
          <table:table-cell table:style-name="ce87" table:formula="of:=[.C3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9]*7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40]*10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8:.C40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8:.G40])" office:value-type="float" office:value="0" calcext:value-type="float">
            <text:p>0</text:p>
          </table:table-cell>
          <table:table-cell table:style-name="ce88"/>
          <table:table-cell table:style-name="ce112" table:formula="of:=IF([.$G$45]&lt;&gt;0;[.G42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5"/>
          <table:table-cell table:style-name="ce88">
            <draw:frame table:end-cell-address="Sumário.L51" table:end-x="12.32mm" table:end-y="4.52mm" draw:z-index="0" draw:name="Chart 10" draw:style-name="gr30" draw:text-style-name="P6" svg:width="61.97mm" svg:height="33.86mm" svg:x="1.11mm" svg:y="0.3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8" table:number-columns-repeated="3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PF (contagem detalhada)</text:p>
          </table:table-cell>
          <table:table-cell table:style-name="ce88" table:number-columns-repeated="4"/>
          <table:table-cell table:style-name="ce87" table:formula="of:=SUM([.G14]+[.G21]+[.G28]+[.G35]+[.G42])" office:value-type="float" office:value="73" calcext:value-type="float">
            <text:p>73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6" draw:text-style-name="P3" svg:width="67.77mm" svg:height="15.61mm" svg:x="39.36mm" svg:y="196.85mm" draw:caption-point-x="-14.91mm" draw:caption-point-y="-26.1mm">
              <dc:date>2018-01-30T00:00:00</dc:date>
              <text:p text:style-name="P1"><text:span text:style-name="T3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8" table:number-columns-repeated="4"/>
          <table:table-cell table:style-name="ce87" table:formula="of:=([.C10]+[.C11]+[.C12])*4+([.C17]+[.C18]+[.C19])*5+([.C24]+[.C25]+[.C26])*4+([.C31]+[.C32]+[.C33])*7+([.C38]+[.C39]+[.C40])*5" office:value-type="float" office:value="90" calcext:value-type="float">
            <text:p>9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36" draw:text-style-name="P3" svg:width="67.77mm" svg:height="15.61mm" svg:x="39.36mm" svg:y="201.08mm" draw:caption-point-x="-14.91mm" draw:caption-point-y="-26.1mm">
              <dc:date>2018-01-30T00:00:00</dc:date>
              <text:p text:style-name="P1"><text:span text:style-name="T3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8" table:number-columns-repeated="4"/>
          <table:table-cell table:style-name="ce87" table:formula="of:=([.C31]+[.C32]+[.C33])*35+([.C38]+[.C39]+[.C40])*15" office:value-type="float" office:value="70" calcext:value-type="float">
            <text:p>7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171" office:value-type="string" calcext:value-type="string" table:number-columns-spanned="1" table:number-rows-spanned="3">
            <text:p>PF LOCAL</text:p>
          </table:table-cell>
          <table:table-cell table:style-name="ce80" office:value-type="string" calcext:value-type="string">
            <text:p>Total PF LOCAL (contagem detalhada IFPUG)</text:p>
          </table:table-cell>
          <table:table-cell table:style-name="ce89" table:number-columns-repeated="4"/>
          <table:table-cell table:style-name="ce101" table:formula="of:=SUM([$Funções.O8:$Funções.O113])" office:value-type="float" office:value="73" calcext:value-type="float">
            <text:p>73,0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covered-table-cell table:style-name="ce171"/>
          <table:table-cell table:style-name="ce81" office:value-type="string" calcext:value-type="string">
            <office:annotation draw:style-name="gr37" draw:text-style-name="P3" svg:width="67.8mm" svg:height="15.61mm" svg:x="28.74mm" svg:y="184.94mm" draw:caption-point-x="-4.29mm" draw:caption-point-y="2.74mm">
              <dc:date>2018-01-30T00:00:00</dc:date>
              <text:p text:style-name="P1"><text:span text:style-name="T3">Técnica de estimativa do tamanho desenvolvida pela NESMA. Assume que os arquivos lógicos são de complexidade baixa e as transações são de complexidade média. </text:span></text:p>
            </office:annotation>
            <text:p>Total PF LOCAL (contagem estimativa)</text:p>
          </table:table-cell>
          <table:table-cell table:style-name="ce88" table:number-columns-repeated="4"/>
          <table:table-cell table:style-name="ce87" table:formula="of:=SUM([$Funções.S8:$Funções.S113])" office:value-type="float" office:value="90" calcext:value-type="float">
            <text:p>90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3">
          <table:covered-table-cell table:style-name="ce171"/>
          <table:table-cell table:style-name="ce82" office:value-type="string" calcext:value-type="string">
            <office:annotation draw:style-name="gr37" draw:text-style-name="P3" svg:width="67.8mm" svg:height="15.61mm" svg:x="28.74mm" svg:y="189.18mm" draw:caption-point-x="-4.29mm" draw:caption-point-y="2.74mm">
              <dc:date>2018-01-30T00:00:00</dc:date>
              <text:p text:style-name="P1"><text:span text:style-name="T3">Técnica de estimativa do tamanho desenvolvida pela NESMA. Basie-se apenas nos arquivos lógicos. Assume que cada ALI tem um peso de 35 PF e cada AIE um peso de 15 PF</text:span></text:p>
            </office:annotation>
            <text:p>Total PF LOCAL (contagem indicativa)</text:p>
          </table:table-cell>
          <table:table-cell table:style-name="ce90" table:number-columns-repeated="4"/>
          <table:table-cell table:style-name="ce87" table:formula="of:=SUM([$Funções.R8:$Funções.R113])" office:value-type="float" office:value="70" calcext:value-type="float">
            <text:p>70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1">
          <table:table-cell table:style-name="ce70"/>
          <table:table-cell table:style-name="ce76" table:number-columns-repeated="10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de PF Local</text:p>
          </table:table-cell>
          <table:table-cell table:style-name="ce7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table:number-columns-repeated="3"/>
          <table:table-cell table:style-name="ce95" office:value-type="string" calcext:value-type="string">
            <text:p>PF</text:p>
          </table:table-cell>
          <table:table-cell table:style-name="ce95" office:value-type="string" calcext:value-type="string">
            <text:p>DFL</text:p>
          </table:table-cell>
          <table:table-cell table:style-name="ce95" office:value-type="string" calcext:value-type="string">
            <text:p>PF LOCAL</text:p>
          </table:table-cell>
          <table:table-cell table:style-name="ce7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81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81"/>
          <table:table-cell table:style-name="ce96" table:formula="of:=SUMIF([$Funções.$H$8:.$H$119];&quot;I&quot;;[$Funções.$N$8:.$N$119])" office:value-type="float" office:value="73" calcext:value-type="float">
            <text:p>73,00</text:p>
          </table:table-cell>
          <table:table-cell table:style-name="ce96" table:formula="of:=[$Contagem.U11]" office:value-type="float" office:value="1" calcext:value-type="float">
            <text:p>1,00</text:p>
          </table:table-cell>
          <table:table-cell table:style-name="ce102" table:formula="of:=[.F55]*[.E55]" office:value-type="float" office:value="73" calcext:value-type="float">
            <text:p>73,00</text:p>
          </table:table-cell>
          <table:table-cell table:style-name="ce104" table:number-columns-repeated="3"/>
          <table:table-cell table:style-name="ce114" office:value-type="string" calcext:value-type="string">
            <text:p>TOTAL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81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81"/>
          <table:table-cell table:style-name="ce96" table:formula="of:=SUMIF([$Funções.$H$8:$Funções.$H$113];&quot;A&quot;;[$Funções.$N$8:$Funções.$N$113])" office:value-type="float" office:value="0" calcext:value-type="float">
            <text:p>0,00</text:p>
          </table:table-cell>
          <table:table-cell table:style-name="ce96" table:formula="of:=[$Contagem.U12]" office:value-type="float" office:value="0.5" calcext:value-type="float">
            <text:p>0,50</text:p>
          </table:table-cell>
          <table:table-cell table:style-name="ce102" table:formula="of:=[.F56]*[.E56]" office:value-type="float" office:value="0" calcext:value-type="float">
            <text:p>0,00</text:p>
          </table:table-cell>
          <table:table-cell table:style-name="ce104" table:number-columns-repeated="3"/>
          <table:table-cell table:style-name="ce115" table:formula="of:=SUM([.G55:.G58])" office:value-type="float" office:value="73" calcext:value-type="float">
            <text:p>73,00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81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81"/>
          <table:table-cell table:style-name="ce96" table:formula="of:=SUMIF([$Funções.$H$8:$Funções.$H$113];&quot;E&quot;;[$Funções.$N$8:$Funções.$N$113])" office:value-type="float" office:value="0" calcext:value-type="float">
            <text:p>0,00</text:p>
          </table:table-cell>
          <table:table-cell table:style-name="ce96" table:formula="of:=[$Contagem.U13]" office:value-type="float" office:value="0.4" calcext:value-type="float">
            <text:p>0,40</text:p>
          </table:table-cell>
          <table:table-cell table:style-name="ce102" table:formula="of:=[.F57]*[.E57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181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81"/>
          <table:table-cell table:style-name="ce96" table:formula="of:=SUMIF([$Funções.$H$8:$Funções.$H$113];&quot;T&quot;;[$Funções.$N$8:$Funções.$N$113])" office:value-type="float" office:value="0" calcext:value-type="float">
            <text:p>0,00</text:p>
          </table:table-cell>
          <table:table-cell table:style-name="ce96" table:formula="of:=[$Contagem.U14]" office:value-type="float" office:value="0" calcext:value-type="float">
            <text:p>0,00</text:p>
          </table:table-cell>
          <table:table-cell table:style-name="ce102" table:formula="of:=[.F58]*[.E58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4"/>
          <table:table-cell table:style-name="ce84"/>
          <table:table-cell table:style-name="ce91"/>
          <table:table-cell table:style-name="ce93"/>
          <table:table-cell table:style-name="ce97"/>
          <table:table-cell table:style-name="ce93"/>
          <table:table-cell table:style-name="ce103"/>
          <table:table-cell table:style-name="ce105" table:number-columns-repeated="3"/>
          <table:table-cell table:style-name="ce116"/>
          <table:table-cell table:style-name="ce12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PFs por Sprint" table:style-name="ta4">
        <office:forms form:automatic-focus="false" form:apply-design-mode="false"/>
        <table:table-column table:style-name="co31" table:default-cell-style-name="ce126"/>
        <table:table-column table:style-name="co32" table:default-cell-style-name="ce126"/>
        <table:table-column table:style-name="co33" table:number-columns-repeated="255" table:default-cell-style-name="ce126"/>
        <table:table-column table:style-name="co33" table:number-columns-repeated="767" table:default-cell-style-name="Default"/>
        <table:table-row table:style-name="ro3">
          <table:table-cell table:style-name="ce163" office:value-type="string" calcext:value-type="string" table:number-columns-spanned="2" table:number-rows-spanned="3">
            <text:p>PFs por Sprint</text:p>
          </table:table-cell>
          <table:covered-table-cell table:style-name="ce163"/>
          <table:table-cell table:number-columns-repeated="1022"/>
        </table:table-row>
        <table:table-row table:style-name="ro3">
          <table:covered-table-cell table:number-columns-repeated="2" table:style-name="ce163"/>
          <table:table-cell table:number-columns-repeated="1022"/>
        </table:table-row>
        <table:table-row table:style-name="ro10">
          <table:covered-table-cell table:number-columns-repeated="2" table:style-name="ce163"/>
          <table:table-cell table:number-columns-repeated="1022"/>
        </table:table-row>
        <table:table-row table:style-name="ro10">
          <table:table-cell table:style-name="ce124" office:value-type="string" calcext:value-type="string">
            <text:p>Sprint</text:p>
          </table:table-cell>
          <table:table-cell table:style-name="ce124" office:value-type="string" calcext:value-type="string">
            <text:p>PFs</text:p>
          </table:table-cell>
          <table:table-cell table:number-columns-repeated="1022"/>
        </table:table-row>
        <table:table-row table:style-name="ro10">
          <table:table-cell table:style-name="ce125" office:value-type="float" office:value="1" calcext:value-type="float">
            <text:p>1</text:p>
          </table:table-cell>
          <table:table-cell table:style-name="ce125" table:formula="of:=SUMIF([$Funções.$P$8:$Funções.$P$296];&quot;=1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2" calcext:value-type="float">
            <text:p>2</text:p>
          </table:table-cell>
          <table:table-cell table:style-name="ce125" table:formula="of:=SUMIF([$Funções.$P$8:$Funções.$P$296];&quot;=2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3" calcext:value-type="float">
            <text:p>3</text:p>
          </table:table-cell>
          <table:table-cell table:style-name="ce125" table:formula="of:=SUMIF([$Funções.$P$8:$Funções.$P$296];&quot;=3&quot;;[$Funções.$O$8:$Funções.$O$296])" office:value-type="float" office:value="0" calcext:value-type="float">
            <text:p>0</text:p>
          </table:table-cell>
          <table:table-cell table:number-columns-repeated="2"/>
          <table:table-cell table:style-name="ce127"/>
          <table:table-cell table:number-columns-repeated="1019"/>
        </table:table-row>
        <table:table-row table:style-name="ro6">
          <table:table-cell table:style-name="ce125" office:value-type="float" office:value="4" calcext:value-type="float">
            <text:p>4</text:p>
          </table:table-cell>
          <table:table-cell table:style-name="ce125" table:formula="of:=SUMIF([$Funções.$P$8:$Funções.$P$296];&quot;=4&quot;;[$Funções.$O$8:$Funções.$O$296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5" calcext:value-type="float">
            <text:p>5</text:p>
          </table:table-cell>
          <table:table-cell table:style-name="ce125" table:formula="of:=SUMIF([$Funções.$P$8:$Funções.$P$296];&quot;=5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6" calcext:value-type="float">
            <text:p>6</text:p>
          </table:table-cell>
          <table:table-cell table:style-name="ce125" table:formula="of:=SUMIF([$Funções.$P$8:$Funções.$P$296];&quot;=6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7" calcext:value-type="float">
            <text:p>7</text:p>
          </table:table-cell>
          <table:table-cell table:style-name="ce125" table:formula="of:=SUMIF([$Funções.$P$8:$Funções.$P$296];&quot;=7&quot;;[$Funções.$O$8:$Funções.$O$296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table:formula="of:=SUMIF([$Funções.$P$8:$Funções.$P$296];&quot;=8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9" calcext:value-type="float">
            <text:p>9</text:p>
          </table:table-cell>
          <table:table-cell table:style-name="ce125" table:formula="of:=SUMIF([$Funções.$P$8:$Funções.$P$296];&quot;=9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0" calcext:value-type="float">
            <text:p>10</text:p>
          </table:table-cell>
          <table:table-cell table:style-name="ce125" table:formula="of:=SUMIF([$Funções.$P$8:$Funções.$P$296];&quot;=10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1" calcext:value-type="float">
            <text:p>11</text:p>
          </table:table-cell>
          <table:table-cell table:style-name="ce125" table:formula="of:=SUMIF([$Funções.$P$8:$Funções.$P$296];&quot;=11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2" calcext:value-type="float">
            <text:p>12</text:p>
          </table:table-cell>
          <table:table-cell table:style-name="ce125" table:formula="of:=SUMIF([$Funções.$P$8:$Funções.$P$296];&quot;=12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3" calcext:value-type="float">
            <text:p>13</text:p>
          </table:table-cell>
          <table:table-cell table:style-name="ce125" table:formula="of:=SUMIF([$Funções.$P$8:$Funções.$P$296];&quot;=13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4" calcext:value-type="float">
            <text:p>14</text:p>
          </table:table-cell>
          <table:table-cell table:style-name="ce125" table:formula="of:=SUMIF([$Funções.$P$8:$Funções.$P$296];&quot;=14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5" calcext:value-type="float">
            <text:p>15</text:p>
          </table:table-cell>
          <table:table-cell table:style-name="ce125" table:formula="of:=SUMIF([$Funções.$P$8:$Funções.$P$296];&quot;=15&quot;;[$Funções.$O$8:$Funções.$O$296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F" table:base-cell-address="$Contagem.$A$1" table:cell-range-address="$Funções.$K$8:.$K$11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page-layout style:name="Mpm6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8:48:18.578705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2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2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PFs_20_por_20_Sprint" style:display-name="PageStyle_PFs por Sprint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2-05T17:17:30.621494663</dc:date>
    <meta:print-date>2013-03-25T12:20:05</meta:print-date>
    <meta:editing-cycles>14</meta:editing-cycles>
    <meta:editing-duration>PT13H21M34S</meta:editing-duration>
    <meta:generator>LibreOffice/5.3.1.2$Linux_X86_64 LibreOffice_project/30m0$Build-2</meta:generator>
    <meta:document-statistic meta:table-count="4" meta:cell-count="1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4c4c4c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family="Arial" fo:font-size="4.40000009536743pt" style:font-size-asian="4.40000009536743pt" style:font-size-complex="4.40000009536743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4c4c4c"/>
      <style:text-properties fo:font-size="10pt" style:font-size-asian="10pt" style:font-size-complex="10pt"/>
    </style:style>
    <style:style style:name="ch7" style:family="chart" style:data-style-name="N123">
      <style:chart-properties chart:link-data-style-to-source="true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99ff"/>
      <style:text-properties fo:color="#000000" fo:font-family="Arial"/>
    </style:style>
    <style:style style:name="ch9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3366"/>
      <style:text-properties fo:color="#000000" fo:font-family="Arial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ffffcc"/>
      <style:text-properties fo:color="#000000" fo:font-family="Arial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ccffff"/>
      <style:text-properties fo:color="#000000" fo:font-family="Arial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660066"/>
      <style:text-properties fo:color="#000000" fo:font-family="Arial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196cm" svg:height="3.391cm" xlink:href=".." xlink:type="simple" chart:class="chart:circle" chart:style-name="ch1">
        <chart:title svg:x="1.752cm" svg:y="0.43cm" chart:style-name="ch2">
          <text:p>% por Tipo de Função</text:p>
        </chart:title>
        <chart:legend svg:x="5.265cm" svg:y="1.458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35cm" svg:y="1.663cm" svg:width="1.333cm" svg:height="0.936cm">
          <chartooo:coordinate-region svg:x="2.454cm" svg:y="1.664cm" svg:width="1.02cm" svg:height="0.935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75342465753425">
                <text:p>0.57534246575342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string"/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